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1"/>
    <style:font-face style:name="Arial21" svg:font-family="Arial2"/>
    <style:font-face style:name="Arial31" svg:font-family="Arial3"/>
    <style:font-face style:name="Calibri2" svg:font-family="Calibri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0.6mm"/>
    </style:style>
    <style:style style:name="co4" style:family="table-column">
      <style:table-column-properties fo:break-before="auto" style:column-width="48.07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46.32mm"/>
    </style:style>
    <style:style style:name="co7" style:family="table-column">
      <style:table-column-properties fo:break-before="auto" style:column-width="60.36mm"/>
    </style:style>
    <style:style style:name="co8" style:family="table-column">
      <style:table-column-properties fo:break-before="auto" style:column-width="63.22mm"/>
    </style:style>
    <style:style style:name="co9" style:family="table-column">
      <style:table-column-properties fo:break-before="auto" style:column-width="49.83mm"/>
    </style:style>
    <style:style style:name="co10" style:family="table-column">
      <style:table-column-properties fo:break-before="auto" style:column-width="68.92mm"/>
    </style:style>
    <style:style style:name="co11" style:family="table-column">
      <style:table-column-properties fo:break-before="auto" style:column-width="10.85mm"/>
    </style:style>
    <style:style style:name="co12" style:family="table-column">
      <style:table-column-properties fo:break-before="auto" style:column-width="24.34mm"/>
    </style:style>
    <style:style style:name="co13" style:family="table-column">
      <style:table-column-properties fo:break-before="auto" style:column-width="64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4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ext-properties style:font-name="Arial" fo:font-size="10pt" style:font-size-asian="10pt" style:font-size-complex="10pt"/>
    </style:style>
    <style:style style:name="ce69" style:family="table-cell" style:parent-style-name="Default" style:data-style-name="N37"/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style:font-size-asian="10pt" style:font-size-complex="10pt"/>
    </style:style>
    <style:style style:name="ce51" style:family="table-cell" style:parent-style-name="Default" style:data-style-name="N0">
      <style:text-properties style:font-name="Arial" fo:font-size="10pt" style:font-name-asian="Arial21" style:font-size-asian="10pt" style:font-name-complex="Arial21" style:font-size-complex="10pt"/>
    </style:style>
    <style:style style:name="ce109" style:family="table-cell" style:parent-style-name="Default" style:data-style-name="N0">
      <style:text-properties style:font-name="Arial" fo:font-size="10pt" fo:font-style="italic" style:font-name-asian="Arial21" style:font-size-asian="10pt" style:font-style-asian="italic" style:font-name-complex="Arial21" style:font-size-complex="10pt" style:font-style-complex="italic"/>
    </style:style>
    <style:style style:name="ce91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9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31" style:font-size-asian="10pt" style:font-name-complex="Arial31" style:font-size-complex="10pt"/>
    </style:style>
    <style:style style:name="ce110" style:family="table-cell" style:parent-style-name="Default" style:data-style-name="N0">
      <style:table-cell-properties fo:wrap-option="wrap" style:vertical-align="automatic"/>
      <style:text-properties style:font-name="Arial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27" style:family="table-cell" style:parent-style-name="Default" style:data-style-name="N0">
      <style:text-properties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90" style:family="table-cell" style:parent-style-name="Default" style:data-style-name="N0">
      <style:table-cell-properties fo:wrap-option="wrap" style:vertical-align="automatic"/>
      <style:text-properties style:font-name="Arial" fo:font-size="10pt" style:font-name-asian="Times New Roman1" style:font-size-asian="10pt" style:font-name-complex="Times New Roman1" style:font-size-complex="10pt"/>
    </style:style>
    <style:style style:name="ce84" style:family="table-cell" style:parent-style-name="Default" style:data-style-name="N0">
      <style:text-properties style:use-window-font-color="true"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111" style:family="table-cell" style:parent-style-name="Default" style:data-style-name="N0">
      <style:table-cell-properties fo:wrap-option="no-wrap" style:vertical-align="automatic"/>
      <style:text-properties style:font-name="Arial" fo:font-size="10pt" style:font-name-asian="Times New Roman1" style:font-size-asian="10pt" style:font-name-complex="Times New Roman1" style:font-size-complex="10pt"/>
    </style:style>
    <style:style style:name="ce88" style:family="table-cell" style:parent-style-name="Default" style:data-style-name="N0">
      <style:table-cell-properties fo:wrap-option="wrap" style:vertical-align="automatic"/>
      <style:text-properties style:use-window-font-color="true"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96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21" style:font-size-asian="10pt" style:font-name-complex="Arial21" style:font-size-complex="10pt"/>
    </style:style>
    <style:style style:name="ce112" style:family="table-cell" style:parent-style-name="Default" style:data-style-name="N0">
      <style:table-cell-properties fo:wrap-option="wrap" style:vertical-align="automatic"/>
      <style:text-properties style:font-name="Arial" fo:font-size="10pt" fo:font-style="italic" style:font-name-asian="Arial31" style:font-size-asian="10pt" style:font-style-asian="italic" style:font-name-complex="Arial31" style:font-size-complex="10pt" style:font-style-complex="italic"/>
    </style:style>
    <style:style style:name="ce115" style:family="table-cell" style:parent-style-name="Default" style:data-style-name="N0">
      <style:table-cell-properties fo:wrap-option="no-wrap" style:vertical-align="automatic"/>
      <style:text-properties style:font-name="Arial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116" style:family="table-cell" style:parent-style-name="Default" style:data-style-name="N0">
      <style:text-properties style:use-window-font-color="true" style:font-name="Arial" fo:font-size="10pt" style:font-name-asian="Arial21" style:font-size-asian="10pt" style:font-name-complex="Arial21" style:font-size-complex="10pt"/>
    </style:style>
    <style:style style:name="ce101" style:family="table-cell" style:parent-style-name="Default" style:data-style-name="N0">
      <style:table-cell-properties fo:wrap-option="wrap" style:vertical-align="automatic"/>
      <style:text-properties style:use-window-font-color="true" style:font-name="Arial" fo:font-size="10pt" style:font-name-asian="Arial31" style:font-size-asian="10pt" style:font-name-complex="Arial31" style:font-size-complex="10pt"/>
    </style:style>
    <style:style style:name="ce117" style:family="table-cell" style:parent-style-name="Default" style:data-style-name="N0">
      <style:table-cell-properties fo:wrap-option="wrap" style:vertical-align="automatic"/>
      <style:text-properties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ce119" style:family="table-cell" style:parent-style-name="Default" style:data-style-name="N0">
      <style:text-properties style:font-name="Arial" fo:font-size="10pt" fo:font-style="italic" style:font-size-asian="10pt" style:font-style-asian="italic" style:font-size-complex="10pt" style:font-style-complex="italic"/>
    </style:style>
    <style:style style:name="ce87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89" style:family="table-cell" style:parent-style-name="Default" style:data-style-name="N0">
      <style:table-cell-properties fo:wrap-option="wrap" style:vertical-align="automatic"/>
      <style:text-properties style:use-window-font-color="true" style:font-name="Arial" fo:font-size="10pt" style:font-name-asian="Arial21" style:font-size-asian="10pt" style:font-name-complex="Arial21" style:font-size-complex="10pt"/>
    </style:style>
    <style:style style:name="ce120" style:family="table-cell" style:parent-style-name="Default" style:data-style-name="N0">
      <style:table-cell-properties fo:wrap-option="no-wrap" style:vertical-align="automatic"/>
      <style:text-properties style:font-name="Arial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121" style:family="table-cell" style:parent-style-name="Default" style:data-style-name="N0">
      <style:table-cell-properties fo:wrap-option="no-wrap" style:vertical-align="automatic"/>
      <style:text-properties style:font-name="Arial" fo:font-size="10pt" fo:font-style="italic" style:font-name-asian="Arial21" style:font-size-asian="10pt" style:font-style-asian="italic" style:font-name-complex="Arial21" style:font-size-complex="10pt" style:font-style-complex="italic"/>
    </style:style>
    <style:style style:name="ce122" style:family="table-cell" style:parent-style-name="Default" style:data-style-name="N0">
      <style:table-cell-properties fo:wrap-option="no-wrap" style:vertical-align="automatic"/>
      <style:text-properties style:font-name="Arial" fo:font-size="10pt" style:font-name-asian="Arial31" style:font-size-asian="10pt" style:font-name-complex="Arial31" style:font-size-complex="10pt"/>
    </style:style>
    <style:style style:name="ce123" style:family="table-cell" style:parent-style-name="Default"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name-asian="Arial31" style:font-size-asian="10pt" style:font-weight-asian="normal" style:font-name-complex="Arial31" style:font-size-complex="10pt" style:font-weight-complex="normal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ed1c24"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37" style:family="table-cell" style:parent-style-name="Default" style:data-style-name="N0">
      <style:text-properties style:font-name="Arial" fo:font-size="10pt" fo:font-weight="normal" style:font-name-asian="Arial31" style:font-size-asian="10pt" style:font-weight-asian="normal" style:font-name-complex="Arial31" style:font-size-complex="10pt" style:font-weight-complex="normal"/>
    </style:style>
    <style:style style:name="ce19" style:family="table-cell" style:parent-style-name="Default" style:data-style-name="N0">
      <style:text-properties fo:color="#ed1c24"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33" style:family="table-cell" style:parent-style-name="Default" style:data-style-name="N0">
      <style:text-properties fo:color="#ed1c24" style:font-name="Arial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2" style:family="table-cell" style:parent-style-name="Default" style:data-style-name="N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0">
      <style:text-properties style:font-name="Arial" fo:font-size="10pt" style:font-name-asian="Arial31" style:font-size-asian="10pt" style:font-name-complex="Arial31" style:font-size-complex="10pt"/>
    </style:style>
    <style:style style:name="ce53" style:family="table-cell" style:parent-style-name="Default" style:data-style-name="N0">
      <style:text-properties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fo:color="#ed1c24" style:font-name="Arial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wrap-option="wrap" style:vertical-align="automatic"/>
      <style:text-properties style:use-window-font-color="true" style:font-name="Arial" fo:font-size="10pt" fo:font-weight="normal" style:font-name-asian="Arial31" style:font-size-asian="10pt" style:font-weight-asian="normal" style:font-name-complex="Arial31" style:font-size-complex="10pt" style:font-weight-complex="normal"/>
    </style:style>
    <style:style style:name="ce82" style:family="table-cell" style:parent-style-name="Default" style:data-style-name="N0">
      <style:table-cell-properties fo:wrap-option="wrap" style:vertical-align="automatic"/>
      <style:text-properties fo:color="#ed1c24" style:font-name="Arial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83" style:family="table-cell" style:parent-style-name="Default" style:data-style-name="N0">
      <style:table-cell-properties fo:wrap-option="wrap" style:vertical-align="automatic"/>
      <style:text-properties fo:color="#ed1c24" style:font-name="Arial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97" style:family="table-cell" style:parent-style-name="Default" style:data-style-name="N0">
      <style:table-cell-properties fo:wrap-option="wrap" style:vertical-align="automatic"/>
      <style:text-properties style:font-name="Arial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94" style:family="table-cell" style:parent-style-name="Default" style:data-style-name="N0">
      <style:table-cell-properties fo:wrap-option="wrap" style:vertical-align="automatic"/>
      <style:text-properties style:use-window-font-color="true" style:font-name="Arial" fo:font-size="10pt" style:font-name-asian="Times New Roman1" style:font-size-asian="10pt" style:font-name-complex="Times New Roman1" style:font-size-complex="10pt"/>
    </style:style>
    <style:style style:name="ce92" style:family="table-cell" style:parent-style-name="Default" style:data-style-name="N0">
      <style:table-cell-properties fo:wrap-option="wrap" style:vertical-align="automatic"/>
      <style:text-properties style:use-window-font-color="true" style:font-name="Arial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73" style:family="table-cell" style:parent-style-name="Default" style:data-style-name="N0">
      <style:table-cell-properties fo:wrap-option="wrap" style:vertical-align="automatic"/>
      <style:text-properties style:use-window-font-color="true" style:font-name="Arial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02" style:family="table-cell" style:parent-style-name="Default" style:data-style-name="N0">
      <style:text-properties fo:color="#ed1c24"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10">
      <style:text-properties fo:font-weight="bold" style:font-weight-asian="bold" style:font-weight-complex="bold"/>
    </style:style>
    <style:style style:name="ce104" style:family="table-cell" style:parent-style-name="Default" style:data-style-name="N3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3">
      <style:text-properties style:font-name="Calibri1" style:font-name-asian="Calibri2" style:font-name-complex="Calibri2"/>
    </style:style>
    <style:style style:name="ce45" style:family="table-cell" style:parent-style-name="Default" style:data-style-name="N107"/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0">
      <style:text-properties style:font-name="Calibri" style:font-name-asian="Calibri2" style:font-name-complex="Calibri2"/>
    </style:style>
    <style:style style:name="ce47" style:family="table-cell" style:parent-style-name="Default" style:data-style-name="N0">
      <style:text-properties style:font-name="Calibri1" style:font-name-asian="Calibri2" style:font-name-complex="Calibri2"/>
    </style:style>
    <style:style style:name="ce133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weight="bold" style:font-weight-asian="bold" style:font-weight-complex="bold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3.53mm"/>
      <style:text-properties style:font-name="Calibri" fo:font-weight="bold" style:font-weight-asian="bold" style:font-weight-complex="bold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weight="normal" style:font-weight-asian="normal" style:font-weight-complex="normal"/>
    </style:style>
    <style:style style:name="ce138" style:family="table-cell" style:parent-style-name="Default">
      <style:text-properties style:font-name="Calibri" fo:font-weight="normal" style:font-weight-asian="normal" style:font-weight-complex="normal"/>
    </style:style>
    <style:style style:name="ce139" style:family="table-cell" style:parent-style-name="Default" style:data-style-name="N0">
      <style:text-properties style:font-name="Calibri"/>
    </style:style>
    <style:style style:name="ce134" style:family="table-cell" style:parent-style-name="Default">
      <style:text-properties style:font-name="Calibri"/>
    </style:style>
    <style:style style:name="ce1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09"/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3"/>
  </office:automatic-styles>
  <office:body>
    <office:spreadsheet>
      <table:calculation-settings table:case-sensitive="false" table:search-criteria-must-apply-to-whole-cell="false"/>
      <table:table table:name="Hoja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Argentina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adolfo_alsina.html&amp;sa=D&amp;ust=1471969166070000&amp;usg=AFQjCNE_yAQaObBis1RcstU1nJ0u4XXfaA" xlink:type="simple">Adolfo Alsin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gral-san-martin.htm&amp;sa=D&amp;ust=1471969166070000&amp;usg=AFQjCNH7J9i2YsfnD7RLuGmhjofZpc_MWA" xlink:type="simple">General San Martí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neuquen.htm&amp;sa=D&amp;ust=1471969166070000&amp;usg=AFQjCNH7iEIPRzgj1Wol8eoMAuM9lIbN4A" xlink:type="simple">Neuqué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isidro.htm&amp;sa=D&amp;ust=1471969166070000&amp;usg=AFQjCNEcur_vqe1yq1mETsPgj0dFACx2dw" xlink:type="simple">San Isidr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almirante-brown.html&amp;sa=D&amp;ust=1471969166071000&amp;usg=AFQjCNFP_ckRi03WPDaoykO4uYYAVoOukQ" xlink:type="simple">Almirante Brow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gualeguaychu.htm&amp;sa=D&amp;ust=1471969166071000&amp;usg=AFQjCNGr00wFRMM-usdF_O6LnM18RmBkRw" xlink:type="simple">Gualeguaychú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olavarria.htm&amp;sa=D&amp;ust=1471969166071000&amp;usg=AFQjCNGhMN3df5H9Dk6LUBlWtPSofqHBFQ" xlink:type="simple">Olavarrí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jorge.htm&amp;sa=D&amp;ust=1471969166071000&amp;usg=AFQjCNF9iZ3pdGxtABMhDeKQ08ut--2FgA" xlink:type="simple">San Jorge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avellaneda.htm&amp;sa=D&amp;ust=1471969166071000&amp;usg=AFQjCNG2DYRn0Yw5qqr4XRL6HtbnUZu8Ww" xlink:type="simple">Avellaneda (Buenos Aires)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guaymallen.htm&amp;sa=D&amp;ust=1471969166071000&amp;usg=AFQjCNGQ5H1drMTpW6C2BeGK_awApcWfKQ" xlink:type="simple">Guaymallé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olta.html&amp;sa=D&amp;ust=1471969166071000&amp;usg=AFQjCNF3MmB3zprkQJjfgnb42P2EohmcgQ" xlink:type="simple">Olt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juan.htm&amp;sa=D&amp;ust=1471969166071000&amp;usg=AFQjCNGGHBKp45Zlo7gpuFZdNLMCd621iQ" xlink:type="simple">San Juan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avellaneda_santa_fe.html&amp;sa=D&amp;ust=1471969166071000&amp;usg=AFQjCNGhGj5ce-uZ2cfR1ZaUpiZlTf51tw" xlink:type="simple">Avellaneda (Santa Fe)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hurlingham.htm&amp;sa=D&amp;ust=1471969166072000&amp;usg=AFQjCNEqXViVoUvYhf7h2P3uk6U905gu7w" xlink:type="simple">Hurlingham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arana.htm&amp;sa=D&amp;ust=1471969166072000&amp;usg=AFQjCNGrhcEdKwrlcfaByI9YtOKXAi2pJw" xlink:type="simple">Paraná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lorenzo.htm&amp;sa=D&amp;ust=1471969166072000&amp;usg=AFQjCNHG_wsP-nPpeZR2v4SngVaFPzysmA" xlink:type="simple">San Lorenz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azul.htm&amp;sa=D&amp;ust=1471969166072000&amp;usg=AFQjCNH-_KKTZ3IMS8neTegzLp3ye-Y8CA" xlink:type="simple">Azul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jesus_maria.html&amp;sa=D&amp;ust=1471969166072000&amp;usg=AFQjCNGepaXqyvaEfNx8yzgwHynbPJeCLA" xlink:type="simple">Jesús Marí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aso-de-los-libres.htm&amp;sa=D&amp;ust=1471969166072000&amp;usg=AFQjCNG9fdxjJih081IdhVTNh4ezx1N3CQ" xlink:type="simple">Paso de los Libre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luis.htm&amp;sa=D&amp;ust=1471969166072000&amp;usg=AFQjCNGWF8afnLcyTP3NziSgTGK2EUc5xQ" xlink:type="simple">San Lui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bahia-blanca.htm&amp;sa=D&amp;ust=1471969166072000&amp;usg=AFQjCNECJHFCsH37BcwNTz7jU2NthMEhkQ" xlink:type="simple">Bahía Blanc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junin.htm&amp;sa=D&amp;ust=1471969166072000&amp;usg=AFQjCNFOaJJ3pFYXOK5zwe8IX3-20c-_zw" xlink:type="simple">Juní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ehuajo.htm&amp;sa=D&amp;ust=1471969166072000&amp;usg=AFQjCNEwkRyPitSYPwllcg3inhoisQJL7g" xlink:type="simple">Pehuajó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miguel-tucuman.htm&amp;sa=D&amp;ust=1471969166072000&amp;usg=AFQjCNFqh_xZlwsgANTKeZ1B5WGN7FSeHg" xlink:type="simple">San Miguel de Tucumán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barranqueras.htm&amp;sa=D&amp;ust=1471969166073000&amp;usg=AFQjCNH6ain0mIn1xi5x94IzgIWZ7Mt_cA" xlink:type="simple">Barranquera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junindelosandes.htm&amp;sa=D&amp;ust=1471969166073000&amp;usg=AFQjCNHLi1x1lhp5ZWW3j-glOZ22UmjhMA" xlink:type="simple">Junín de los Ande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ergamino.htm&amp;sa=D&amp;ust=1471969166073000&amp;usg=AFQjCNG4vUYycq_d0flUyQEXHURCGFLjyA" xlink:type="simple">Pergamin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salvador-jujuy.htm&amp;sa=D&amp;ust=1471969166073000&amp;usg=AFQjCNFdiSoOKxZKgHHu04V9fOfAS0YU5Q" xlink:type="simple">San Salvador de Jujuy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berisso.html&amp;sa=D&amp;ust=1471969166073000&amp;usg=AFQjCNGKaLszG3ZrCIXapU0_RvVkgYc10Q" xlink:type="simple">Beriss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a-matanza.htm&amp;sa=D&amp;ust=1471969166073000&amp;usg=AFQjCNEOF0IGixFbX9cdueFHBIqZGRa_vA" xlink:type="simple">La Matanz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iamonte.htm&amp;sa=D&amp;ust=1471969166073000&amp;usg=AFQjCNEIppAbLHOXFhEPyyiN9ceP19dUGw" xlink:type="simple">Piamonte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ta-fe.htm&amp;sa=D&amp;ust=1471969166073000&amp;usg=AFQjCNHbnVlFdcF8NU6mDvlOXldNn5qYKA" xlink:type="simple">Santa Fe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bovril.htm&amp;sa=D&amp;ust=1471969166073000&amp;usg=AFQjCNER-dluks0Wuz25eOI4-fD7UeQ_8w" xlink:type="simple">Bovril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a-plata.htm&amp;sa=D&amp;ust=1471969166073000&amp;usg=AFQjCNGo7CGAE6fc8TC6oN2hncK1PuYhmQ" xlink:type="simple">La Plat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ilar.htm&amp;sa=D&amp;ust=1471969166073000&amp;usg=AFQjCNGUjJjW-eInujgCwzS9dvzs0YdYhA" xlink:type="simple">Pilar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tiago-del-estero.htm&amp;sa=D&amp;ust=1471969166073000&amp;usg=AFQjCNGluTjwFzhfdlB-ZzwUBBWrmrjvig" xlink:type="simple">Santiago del Ester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bragado.htm&amp;sa=D&amp;ust=1471969166074000&amp;usg=AFQjCNEku9LcYAjKKWj2A7VBRNbwvf2ORw" xlink:type="simple">Bragad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a-rioja.htm&amp;sa=D&amp;ust=1471969166074000&amp;usg=AFQjCNHRX8R394c89E_69wY3xzMO51a8gQ" xlink:type="simple">La Rioj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inamar.htm&amp;sa=D&amp;ust=1471969166074000&amp;usg=AFQjCNGTiGpygPoe9uRFwl6TDOBlCEuAGw" xlink:type="simple">Pinamar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to-tome.htm&amp;sa=D&amp;ust=1471969166074000&amp;usg=AFQjCNFalYcb_OLsyhuMfcjQLDDo9GDtRA" xlink:type="simple">Santo Tomé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buenos-aires.htm&amp;sa=D&amp;ust=1471969166074000&amp;usg=AFQjCNG2hUf43cdvaKCCX40oem-ettjLCA" xlink:type="simple">Buenos Aire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anus.htm&amp;sa=D&amp;ust=1471969166074000&amp;usg=AFQjCNFc-JHaNAmhRJWKTk5VoM9_RDoE1A" xlink:type="simple">Lanú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osadas.html&amp;sa=D&amp;ust=1471969166074000&amp;usg=AFQjCNGem3B8obdqiyK85BM4MsDA-W0p7Q" xlink:type="simple">Posada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unchales.html&amp;sa=D&amp;ust=1471969166074000&amp;usg=AFQjCNEFwQbdRr4WGFt5hFaijmIwvW-cSw" xlink:type="simple">Sunchale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apilla-del-monte.htm&amp;sa=D&amp;ust=1471969166074000&amp;usg=AFQjCNEMPtHIAHpcWsbWABN18oW8uM_qkA" xlink:type="simple">Capilla del Monte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as-bandurrias.htm&amp;sa=D&amp;ust=1471969166074000&amp;usg=AFQjCNFXgJsv7VWizOz71EAm6Pzn_s9-2w" xlink:type="simple">Las Bandurria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puerto-san-julian.htm&amp;sa=D&amp;ust=1471969166075000&amp;usg=AFQjCNFEXXDu5sjqtXNz6g0TVIEgrMmQ5A" xlink:type="simple">Puerto San Juliá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tandil.htm&amp;sa=D&amp;ust=1471969166075000&amp;usg=AFQjCNF_sxt69WTWh07c17cTeW9dR7jA8w" xlink:type="simple">Tandil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arlos-pellegrini.htm&amp;sa=D&amp;ust=1471969166075000&amp;usg=AFQjCNECy54y1asNcy_29XE0SANTPuwsAQ" xlink:type="simple">Carlos Pellegrini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as_parejas.html&amp;sa=D&amp;ust=1471969166075000&amp;usg=AFQjCNGqjOnlLveprNXkpKZxcA8KBWxyEA" xlink:type="simple">Las Pareja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quilmes.htm&amp;sa=D&amp;ust=1471969166075000&amp;usg=AFQjCNEQ19z9nmxR3mopy6Qbgx8ShsEZRw" xlink:type="simple">Quilme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tigre.htm&amp;sa=D&amp;ust=1471969166075000&amp;usg=AFQjCNGMshTNakyV-Gl6de8iJcOZDioJrA" xlink:type="simple">Tigre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errito.html&amp;sa=D&amp;ust=1471969166075000&amp;usg=AFQjCNG82FA73_4mu5x-5olbQkW6-3hvBw" xlink:type="simple">Cerrit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omas-zamora.htm&amp;sa=D&amp;ust=1471969166075000&amp;usg=AFQjCNEm0Tby4FXeK1ZtI_J_QRQFjUISlg" xlink:type="simple">Lomas de Zamor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afaela.htm&amp;sa=D&amp;ust=1471969166075000&amp;usg=AFQjCNHzh6FoyxGe0feFchA2PKjACVEt_A" xlink:type="simple">Rafael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totoras.html&amp;sa=D&amp;ust=1471969166075000&amp;usg=AFQjCNGK7YNJ0OkuZnJl_-kSHkwis0h8TA" xlink:type="simple">Totora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hepes.html&amp;sa=D&amp;ust=1471969166075000&amp;usg=AFQjCNHNFZ-sNT57vIa1-AACZ5tPpeP0YQ" xlink:type="simple">Chepe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lujan.htm&amp;sa=D&amp;ust=1471969166075000&amp;usg=AFQjCNHL7Jf5A_fPYj8lwH8jrIe1d4ibXw" xlink:type="simple">Lujá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ealico.htm&amp;sa=D&amp;ust=1471969166076000&amp;usg=AFQjCNFK8Tc7ICABnHwYnNxbo8tnr8j7fQ" xlink:type="simple">Realicó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trelew.htm&amp;sa=D&amp;ust=1471969166076000&amp;usg=AFQjCNHvTTsxI1wIkE1uKTafFMtEJ2V0gA" xlink:type="simple">Trelew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hilecito.html&amp;sa=D&amp;ust=1471969166076000&amp;usg=AFQjCNFLt4JKWfjoE4h7cf6nPuJkb2cMCw" xlink:type="simple">Chilecit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alvinas-argentinas.htm&amp;sa=D&amp;ust=1471969166076000&amp;usg=AFQjCNES5mE5Zc6SlTGzAPZ1k6hyGV2YqA" xlink:type="simple">Malvinas Argentina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econquista.htm&amp;sa=D&amp;ust=1471969166076000&amp;usg=AFQjCNHKiitAx6iS6uFwvoDE68pAa597eg" xlink:type="simple">Reconquist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ushuaia.htm&amp;sa=D&amp;ust=1471969166076000&amp;usg=AFQjCNFtSZfdrDgTTBwbDoQhcXizH5gIvw" xlink:type="simple">Ushuai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ipolletti.htm&amp;sa=D&amp;ust=1471969166076000&amp;usg=AFQjCNGFlOja31-Q3Oyvb0C8jQDvCJdADA" xlink:type="simple">Cipolletti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ar-del-plata.htm&amp;sa=D&amp;ust=1471969166076000&amp;usg=AFQjCNEbblXH_OlqHeWuh-j8O7vVOGJbrQ" xlink:type="simple">Mar del Plat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esistencia.htm&amp;sa=D&amp;ust=1471969166076000&amp;usg=AFQjCNHt6t9J_rJrPIumgRgiqGwPMzIXNQ" xlink:type="simple">Resistenci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vicente-lopez.htm&amp;sa=D&amp;ust=1471969166076000&amp;usg=AFQjCNG4YFgbsB-kJwxglX6Tj2tI9724DQ" xlink:type="simple">Vicente López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omodoro-rivadavia.htm&amp;sa=D&amp;ust=1471969166076000&amp;usg=AFQjCNGsJDBqrWrIQrhR-FfWNPBc6n5oQw" xlink:type="simple">Comodoro Rivadavi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aria-susana.htm&amp;sa=D&amp;ust=1471969166076000&amp;usg=AFQjCNGtt3s-ybyVCsLpR3DfIBmo4PNFdw" xlink:type="simple">María Susan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io-cuarto.htm&amp;sa=D&amp;ust=1471969166076000&amp;usg=AFQjCNHpTA08dx8EVWdclzaeJR5XihyFMw" xlink:type="simple">Río Cuart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viedma.htm&amp;sa=D&amp;ust=1471969166077000&amp;usg=AFQjCNGUx9BxM6jMIYy750kmuKU7AapANA" xlink:type="simple">Viedm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oncordia.htm&amp;sa=D&amp;ust=1471969166077000&amp;usg=AFQjCNF1PrShLhCVAu8AhSIvTJmdA0RlWg" xlink:type="simple">Concordi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endoza.htm&amp;sa=D&amp;ust=1471969166077000&amp;usg=AFQjCNEqMHIa6Xu6235zY21ZEvK9LCZP2g" xlink:type="simple">Mendoz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io-grande.htm&amp;sa=D&amp;ust=1471969166077000&amp;usg=AFQjCNFcZdPIU0B-WLlN3YlgzRm1GezSDw" xlink:type="simple">Río Grande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villa_carlos_paz.html&amp;sa=D&amp;ust=1471969166077000&amp;usg=AFQjCNEi6rZV3hkE-eqXZ5CoHuZ3lZPfAA" xlink:type="simple">Villa Carlos Paz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ordoba.htm&amp;sa=D&amp;ust=1471969166077000&amp;usg=AFQjCNGoUL691Dxi99L5qPnmBppz-6v5iA" xlink:type="simple">Córdoba</text:a></text:p>
          </table:table-cell>
          <table:table-cell table:style-name="ce1" office:value-type="string" calcext:value-type="string">
            <text:p><text:a xlink:href="https://www.google.com/url?q=http://es.mercociudades.org/descargas/fichas/arg/mercedes.html&amp;sa=D&amp;ust=1471969166077000&amp;usg=AFQjCNGA5CNWCVxyyYsz6OURHwC2r0Pc6A" xlink:type="simple">Mercede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iotercero.htm&amp;sa=D&amp;ust=1471969166077000&amp;usg=AFQjCNFW9FrSoffrOkREM_fPGT_xGNjcZQ" xlink:type="simple">Río Tercer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villa-gesell.htm&amp;sa=D&amp;ust=1471969166077000&amp;usg=AFQjCNHih0XOB15M8TizljSHXW9BRbPYuw" xlink:type="simple">Villa Gesell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corrientes.html&amp;sa=D&amp;ust=1471969166077000&amp;usg=AFQjCNGsiv4Xw_ZziU_SfX4m8qqsGCnMXg" xlink:type="simple">Corriente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iramar.html&amp;sa=D&amp;ust=1471969166078000&amp;usg=AFQjCNFkIizRpzwH1yA-7mqq_lOqFfbSRQ" xlink:type="simple">Miramar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oque-saens-pena.htm&amp;sa=D&amp;ust=1471969166078000&amp;usg=AFQjCNFUKVR1JAJ6Eq4-UZo6SfzJHugg2Q" xlink:type="simple">Roque Sáenz Peñ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villa-maria.htm&amp;sa=D&amp;ust=1471969166078000&amp;usg=AFQjCNHaxwJxXh2o8a3s_KGRuCrcKvIN8g" xlink:type="simple">Villa Marí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daireaux.html&amp;sa=D&amp;ust=1471969166078000&amp;usg=AFQjCNHuFVb1CI41beygJUpV2cGUj5PT6w" xlink:type="simple">Daireaux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ocoreta.html&amp;sa=D&amp;ust=1471969166078000&amp;usg=AFQjCNFkTHdKRz6XLPlpdU5TJA9HjlT6lQ" xlink:type="simple">Mocoretá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rosario.htm&amp;sa=D&amp;ust=1471969166078000&amp;usg=AFQjCNHOgacDyZTdw8vJkp9BIptENJc4sw" xlink:type="simple">Rosari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villa-mercedes.htm&amp;sa=D&amp;ust=1471969166078000&amp;usg=AFQjCNGt-cBR6C3AwtkrBSsAKECxg0qOog" xlink:type="simple">Villa Mercede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eduardo-castex.html&amp;sa=D&amp;ust=1471969166078000&amp;usg=AFQjCNEx5ItOEwa6al8MBF1zKS1XY6Frmw" xlink:type="simple">Eduardo Castex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ontecarlo.htm&amp;sa=D&amp;ust=1471969166078000&amp;usg=AFQjCNFPiJS8GP6TZpxVa1dsDIxO1KKbsw" xlink:type="simple">Montecarl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lta.htm&amp;sa=D&amp;ust=1471969166078000&amp;usg=AFQjCNFwf0X5i5hoKyHeMjErzZ3-StxZFg" xlink:type="simple">Salt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virasoro.htm&amp;sa=D&amp;ust=1471969166078000&amp;usg=AFQjCNGPo3h7ND5kzAc_K410xJ2yMY6a0w" xlink:type="simple">Virasor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empedrado.htm&amp;sa=D&amp;ust=1471969166079000&amp;usg=AFQjCNHL5Z6uKSXRbRenIsswkOOvKF8rFw" xlink:type="simple">Empedrad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onte-caseros.htm&amp;sa=D&amp;ust=1471969166079000&amp;usg=AFQjCNG4xOt9w6oRJzvr6SRmnJURr3ANVQ" xlink:type="simple">Monte Caseros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lto-argentina.htm&amp;sa=D&amp;ust=1471969166079000&amp;usg=AFQjCNGaFKbg3LFoikLCyODvgWLF5LS-aQ" xlink:type="simple">Salt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zapala.htm&amp;sa=D&amp;ust=1471969166079000&amp;usg=AFQjCNGobG_sJWSo_J12mkMCHNDb0GUyUA" xlink:type="simple">Zapal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esperanza.htm&amp;sa=D&amp;ust=1471969166079000&amp;usg=AFQjCNEGnW1SzRIqU_qOdKE9df6-1v_DDQ" xlink:type="simple">Esperanz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oreno.html&amp;sa=D&amp;ust=1471969166079000&amp;usg=AFQjCNGOOAMg-qClqGXG316QLmPHoCWLVA" xlink:type="simple">Moren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_antonio_de_areco.html&amp;sa=D&amp;ust=1471969166079000&amp;usg=AFQjCNFxHxHpNl6DXxSfWENKhQ-Yz6IZQQ" xlink:type="simple">San Antonio de Arec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zarate.htm&amp;sa=D&amp;ust=1471969166079000&amp;usg=AFQjCNHfZco4EUk_H_q2tNej5V13Jf6FdQ" xlink:type="simple">Zárate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esteban-echeverria.html&amp;sa=D&amp;ust=1471969166079000&amp;usg=AFQjCNECcqlawki1veb-rQAzGx-pVVKEag" xlink:type="simple">Esteban Echeverrí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moron.htm&amp;sa=D&amp;ust=1471969166080000&amp;usg=AFQjCNEtgY5XIc-ned0buRNeHXB6J6EwAg" xlink:type="simple">Morón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antonio-de-los-cobres.htm&amp;sa=D&amp;ust=1471969166080000&amp;usg=AFQjCNFkVZDEnW36iHnjKEBBqLgra1qI6Q" xlink:type="simple">San Antonio de los Cobres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firmat.htm&amp;sa=D&amp;ust=1471969166080000&amp;usg=AFQjCNF_NZnkVvQ_kaDyNtxrS5FmnuTzIA" xlink:type="simple">Firmat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navarro.html&amp;sa=D&amp;ust=1471969166080000&amp;usg=AFQjCNGgD8RlfI6WxMGkzbqmc3OSbPCqyg" xlink:type="simple">Navarro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_carlos.html&amp;sa=D&amp;ust=1471969166080000&amp;usg=AFQjCNF9zcqwAZUxM8FAk0wyyoszpqURMQ" xlink:type="simple">San Carlos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arg/ficha_florencio-varela.htm&amp;sa=D&amp;ust=1471969166080000&amp;usg=AFQjCNEFk4Di7KoR0n1jGrWIXL1gtE9n3w" xlink:type="simple">Florencio Varel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necochea.htm&amp;sa=D&amp;ust=1471969166080000&amp;usg=AFQjCNH11PWO3-qVkFZs1CydWcawxarC6w" xlink:type="simple">Necochea</text:a></text:p>
          </table:table-cell>
          <table:table-cell table:style-name="ce1" office:value-type="string" calcext:value-type="string">
            <text:p><text:a xlink:href="https://www.google.com/url?q=http://es.mercociudades.org/descargas/fichas/arg/ficha_san-fernando.htm&amp;sa=D&amp;ust=1471969166080000&amp;usg=AFQjCNEdI36MOIlaxcQ076IZg75bNX0hrg" xlink:type="simple">San Fernando del Valle de Catamarca</text:a></text:p>
          </table:table-cell>
          <table:table-cell table:style-name="ce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Brasi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acegua.html&amp;sa=D&amp;ust=1471969166080000&amp;usg=AFQjCNFRoQ-2J9np7fwhxnXhUmQL_3w5Fw" xlink:type="simple">Aceguá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curitiba.htm&amp;sa=D&amp;ust=1471969166080000&amp;usg=AFQjCNG7LSNUvRGCbsyx35CUaUB4q6ipgw" xlink:type="simple">Curitib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mossoro.htm&amp;sa=D&amp;ust=1471969166081000&amp;usg=AFQjCNFfJ0g2_-2xO1dGUSWRXSxtnFU1hA" xlink:type="simple">Mossoró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nta-vitoria-do-palmar.htm&amp;sa=D&amp;ust=1471969166081000&amp;usg=AFQjCNHeERBEWsdVRTf7jO7fWNqKKxbZug" xlink:type="simple">Santa Vitória do Palmar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alvorada.htm&amp;sa=D&amp;ust=1471969166081000&amp;usg=AFQjCNFiHwTXOPI8nqhWP_V6m98lQ42t2A" xlink:type="simple">Alvorad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diadema.htm&amp;sa=D&amp;ust=1471969166081000&amp;usg=AFQjCNGuzb7yuqevs_CmzvrO7VV2psT27w" xlink:type="simple">Diadem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niteroi.htm&amp;sa=D&amp;ust=1471969166081000&amp;usg=AFQjCNGPIcQgQmaEjZ_1gey7HTdpFIgdhw" xlink:type="simple">Niteroi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nto-andre.htm&amp;sa=D&amp;ust=1471969166081000&amp;usg=AFQjCNGiA4isF1KFw5eu_BTlVbyaIIoZmA" xlink:type="simple">Santo André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amparo.htm&amp;sa=D&amp;ust=1471969166081000&amp;usg=AFQjCNHBzHEMqUsY44ycB-GvzazqSyxykQ" xlink:type="simple">Amparo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dourados.htm&amp;sa=D&amp;ust=1471969166081000&amp;usg=AFQjCNEF01xpi9At92v4HNpZO19oBNIzgA" xlink:type="simple">Dourado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novaiguacu.htm&amp;sa=D&amp;ust=1471969166081000&amp;usg=AFQjCNGUWXaCPdiEKFDW4cj-AuzW_3t3nA" xlink:type="simple">Nova Iguaçu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ntos.htm&amp;sa=D&amp;ust=1471969166081000&amp;usg=AFQjCNHHYV6sA-pJsPmvHC82R_hns5St_Q" xlink:type="simple">Santo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anapolis.html&amp;sa=D&amp;ust=1471969166082000&amp;usg=AFQjCNFJiJ-HdpUUF18N8WVAZpQ3Kx1ayA" xlink:type="simple">Anápoli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esteio.htm&amp;sa=D&amp;ust=1471969166082000&amp;usg=AFQjCNEGVQ69371x_OwQlQjD2sI26foHKA" xlink:type="simple">Esteio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nova-prata.html&amp;sa=D&amp;ust=1471969166082000&amp;usg=AFQjCNFqhCWnHSq1DWWzX0beAWMzMdYHkA" xlink:type="simple">Nova Prat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bento-do-sul.htm&amp;sa=D&amp;ust=1471969166082000&amp;usg=AFQjCNEQp9eiXnQAj9qNQoVNUa1hyNjwAg" xlink:type="simple">São Bento do Sul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araraquara.htm&amp;sa=D&amp;ust=1471969166082000&amp;usg=AFQjCNFf4-kI966abBu3RsHhAZepWm0LoQ" xlink:type="simple">Araraquar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florianopolis.htm&amp;sa=D&amp;ust=1471969166082000&amp;usg=AFQjCNGvdrq_Zmjgl44y27sFRemO4SD5rA" xlink:type="simple">Florianópoli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osasco.htm&amp;sa=D&amp;ust=1471969166082000&amp;usg=AFQjCNG1kvzBfguoU043YRbdis1E5qp3UA" xlink:type="simple">Osasco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bernardo.htm&amp;sa=D&amp;ust=1471969166082000&amp;usg=AFQjCNHw9L5TohbwwTeS_QKaXYxnHuxokw" xlink:type="simple">São Bernardo do Camp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age.htm&amp;sa=D&amp;ust=1471969166082000&amp;usg=AFQjCNEwETsVPKmtseNCBNqrbVECkkGwtg" xlink:type="simple">Bag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fortaleza.htm&amp;sa=D&amp;ust=1471969166082000&amp;usg=AFQjCNHwKI4tvz9gGc2VSsryEpZc1QpxHg" xlink:type="simple">Fortalez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paranhos.htm&amp;sa=D&amp;ust=1471969166083000&amp;usg=AFQjCNERWq2-3xHeBVM5g7yrND7imjsMMg" xlink:type="simple">Paranho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caetano.htm&amp;sa=D&amp;ust=1471969166083000&amp;usg=AFQjCNGSDcpmkKVsjmqq8-eGqqYwpgcgnQ" xlink:type="simple">São Caetano do Sul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arra-do-quarai.htm&amp;sa=D&amp;ust=1471969166083000&amp;usg=AFQjCNGizqFBkuarHLRLb3YX_4zI29xynA" xlink:type="simple">Barra do Quaraí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foz-do-iguacu.htm&amp;sa=D&amp;ust=1471969166083000&amp;usg=AFQjCNFU93qEAL1DAO7T4pi3wAc5l_CFMQ" xlink:type="simple">Foz do Iguaçu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penapolis.htm&amp;sa=D&amp;ust=1471969166083000&amp;usg=AFQjCNEbX0c0cUMkqiQrl5cMHMnlSJfdhw" xlink:type="simple">Penápoli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carlos.htm&amp;sa=D&amp;ust=1471969166083000&amp;usg=AFQjCNHX8ESjVo_c75-uBLbNowM_G8UWoA" xlink:type="simple">São Carlo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arra-do-ribeiro.htm&amp;sa=D&amp;ust=1471969166083000&amp;usg=AFQjCNHJIqBaDQrZVj_vQvs6jmq8zYOlzg" xlink:type="simple">Barra do Ribeiro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goiania.htm&amp;sa=D&amp;ust=1471969166083000&amp;usg=AFQjCNEmCPBNIlC26Y1PQU1oaAsi6xAgnA" xlink:type="simple">Goiâni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piracicaba.htm&amp;sa=D&amp;ust=1471969166083000&amp;usg=AFQjCNEb0ZWyUbbZw8Ii7IhenBW3YfW4HQ" xlink:type="simple">Piracicab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goncalo.html&amp;sa=D&amp;ust=1471969166083000&amp;usg=AFQjCNERV0ZRmYqwzyGMDnwrrLBmROZq4w" xlink:type="simple">São Gonçal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arueri.html&amp;sa=D&amp;ust=1471969166083000&amp;usg=AFQjCNGqUTt0SR_lUl_knA0w6pPG84e7XA" xlink:type="simple">Barueri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gravatai.htm&amp;sa=D&amp;ust=1471969166084000&amp;usg=AFQjCNGxJAeXa5-A701daFNXgM0vpu9GXQ" xlink:type="simple">Gravataí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porto-alegre.htm&amp;sa=D&amp;ust=1471969166084000&amp;usg=AFQjCNF812mxTOW6xZ2MCycaAHKMshJezQ" xlink:type="simple">Porto Alegr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jose-do-rio-preto.htm&amp;sa=D&amp;ust=1471969166084000&amp;usg=AFQjCNFPPk7zj5xQLNtiq3A8ng8hYXyJHg" xlink:type="simple">São José do Rio Pret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ela-vista.htm&amp;sa=D&amp;ust=1471969166084000&amp;usg=AFQjCNHtn1yhVN6IYD4sYhtzDHv1nPILCA" xlink:type="simple">Bela Vist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guaira.htm&amp;sa=D&amp;ust=1471969166084000&amp;usg=AFQjCNG4x7_USOeE1W3962amE-fOiVbdow" xlink:type="simple">Guaír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praia-grande.htm&amp;sa=D&amp;ust=1471969166084000&amp;usg=AFQjCNH0FexmhUzfyCjqILEU14oaiTPj1Q" xlink:type="simple">Praia Grand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leopoldo.htm&amp;sa=D&amp;ust=1471969166084000&amp;usg=AFQjCNH0xyqiN6Hy7DG5H3htGonfPw0KCQ" xlink:type="simple">São Leopold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elem.htm&amp;sa=D&amp;ust=1471969166084000&amp;usg=AFQjCNHLBlaNrZ5t6Gj3QJhikzBEN1el8w" xlink:type="simple">Belem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guarulhos.htm&amp;sa=D&amp;ust=1471969166084000&amp;usg=AFQjCNFru53wLi2NjAzMAeuMM1Z-648S9A" xlink:type="simple">Guarulho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presidente-prudente.html&amp;sa=D&amp;ust=1471969166084000&amp;usg=AFQjCNHKOlDqHsF3f0PF1n7GJM4OjzDexQ" xlink:type="simple">Presidente Prudent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paulo.htm&amp;sa=D&amp;ust=1471969166085000&amp;usg=AFQjCNGfoBvR03QCauQV6Q0aDqWS53qbsg" xlink:type="simple">São Paul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elo-horizonte.htm&amp;sa=D&amp;ust=1471969166085000&amp;usg=AFQjCNEjehzedCfIq6QeKvwNExsLoFLCfA" xlink:type="simple">Belo Horizont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indaiatuba.htm&amp;sa=D&amp;ust=1471969166085000&amp;usg=AFQjCNESQi1HJj31-noZa8CS_Kfx4avAjQ" xlink:type="simple">Indaiatub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recife.htm&amp;sa=D&amp;ust=1471969166085000&amp;usg=AFQjCNHufw2yA3uEORc6_XYRHt1i_f2YAw" xlink:type="simple">Recif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o-vicente.htm&amp;sa=D&amp;ust=1471969166085000&amp;usg=AFQjCNEytp9RwqXSsizjKWy7bCUrl-nJ2w" xlink:type="simple">São Vicente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ento_goncalves.html&amp;sa=D&amp;ust=1471969166085000&amp;usg=AFQjCNHhi5oF-NIq8ylNMTs8I9Wgur9SIw" xlink:type="simple">Bento Gonçalve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jacarei.htm&amp;sa=D&amp;ust=1471969166085000&amp;usg=AFQjCNGDbUtjRGcCA9UCd1WyKUDMRlblDw" xlink:type="simple">Jacareí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riberao-preto.htm&amp;sa=D&amp;ust=1471969166085000&amp;usg=AFQjCNFhP65c_pNvdpuwzaFUzY_EDB3TAQ" xlink:type="simple">Ribeirão Preto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umare.htm&amp;sa=D&amp;ust=1471969166085000&amp;usg=AFQjCNGhOlKvy7HqtKmpt65oqEbnfk8stw" xlink:type="simple">Sumaré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brasilia.htm&amp;sa=D&amp;ust=1471969166086000&amp;usg=AFQjCNFHYSX8FhcJmw_iVM6iw6yZytkOWg" xlink:type="simple">Brasilia</text:a></text:p>
          </table:table-cell>
          <table:table-cell table:style-name="ce1" office:value-type="string" calcext:value-type="string">
            <text:p><text:a xlink:href="https://www.google.com/url?q=http://es.mercociudades.org/descargas/fichas/bra/jaboatao.html&amp;sa=D&amp;ust=1471969166086000&amp;usg=AFQjCNGdsSMI9xuuVbhD100m9Z_uuHAAbw" xlink:type="simple">Jaboatão dos Guararape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rio-claro.htm&amp;sa=D&amp;ust=1471969166086000&amp;usg=AFQjCNFC5zPXwzcDRio7oBjuzJHI6DSfCQ" xlink:type="simple">Rio Claro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uzano.htm&amp;sa=D&amp;ust=1471969166086000&amp;usg=AFQjCNGqPfzpUkhyQZKwVTqbFzErvgNbmA" xlink:type="simple">Suzan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camacari.htm&amp;sa=D&amp;ust=1471969166086000&amp;usg=AFQjCNGnFtlmt_Ue3M3zUpEX8axhsKzsxQ" xlink:type="simple">Camaçari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joinville.htm&amp;sa=D&amp;ust=1471969166086000&amp;usg=AFQjCNHSnWJBoj5-z8TeErH0SYdrzSjjSQ" xlink:type="simple">Joinvill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rio-janeiro.htm&amp;sa=D&amp;ust=1471969166086000&amp;usg=AFQjCNGioJ0mC_jVsjSTWAqJPiiuYtFP7g" xlink:type="simple">Rio de Janeiro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taboao.htm&amp;sa=D&amp;ust=1471969166086000&amp;usg=AFQjCNG3w88twVeLZfYwB0y1fclT3ehfEQ" xlink:type="simple">Taboão da Serr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campinas.htm&amp;sa=D&amp;ust=1471969166086000&amp;usg=AFQjCNFvufnU6RzPLlZrNMEQ6UXIfSUhHg" xlink:type="simple">Campina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juiz-de-fora.htm&amp;sa=D&amp;ust=1471969166087000&amp;usg=AFQjCNELlGC6zWem7ERnnN6Qw1O8l0imHQ" xlink:type="simple">Juiz de For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rio-grande.htm&amp;sa=D&amp;ust=1471969166087000&amp;usg=AFQjCNH_RQyDkEVccFX4qTVa6UYg_arIXQ" xlink:type="simple">Rio Grande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uberlandia.htm&amp;sa=D&amp;ust=1471969166087000&amp;usg=AFQjCNGrN7wuHFNi_2SG2fe5RSTRnIixqQ" xlink:type="simple">Uberlândi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canoas.htm&amp;sa=D&amp;ust=1471969166087000&amp;usg=AFQjCNG72liRsErf3TAG4z2q0f2H53dkIg" xlink:type="simple">Canoas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limeira.htm&amp;sa=D&amp;ust=1471969166087000&amp;usg=AFQjCNEEW3C0pLBLbT3nC2FRKkVgEpbEyQ" xlink:type="simple">Limeir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bara.htm&amp;sa=D&amp;ust=1471969166087000&amp;usg=AFQjCNHA3F-hAzfwFJPLM3ACDajYx5P4GQ" xlink:type="simple">Sabará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varzea-paulista.htm&amp;sa=D&amp;ust=1471969166087000&amp;usg=AFQjCNEmxnadrpDs57KPtaA5FrjeECjMCA" xlink:type="simple">Varzéa Paulist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caxias-do-sul.htm&amp;sa=D&amp;ust=1471969166087000&amp;usg=AFQjCNGgDNh_aGJpmwf39pCk8OLzGAmrZA" xlink:type="simple">Caxias do Sul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londrina.htm&amp;sa=D&amp;ust=1471969166088000&amp;usg=AFQjCNEa5-vX_Jeur18L4d0KmiTJfiWFbw" xlink:type="simple">Londrin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lvador.htm&amp;sa=D&amp;ust=1471969166088000&amp;usg=AFQjCNGxcC9LnCjVivBWAYA_Q0guTUtlig" xlink:type="simple">Salvador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vespasiano.html&amp;sa=D&amp;ust=1471969166088000&amp;usg=AFQjCNFc98mHgfFBgSM2GDWfh1NGZ_NYlg" xlink:type="simple">Vespasian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contagem.htm&amp;sa=D&amp;ust=1471969166088000&amp;usg=AFQjCNHTaPtwWtgH77ZXnELslaPBJzSQnA" xlink:type="simple">Contagem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macae.htm&amp;sa=D&amp;ust=1471969166088000&amp;usg=AFQjCNHtAtAbkZL-BYkEzST-TSUPwERt2w" xlink:type="simple">Macaé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nta-maria.htm&amp;sa=D&amp;ust=1471969166088000&amp;usg=AFQjCNFn_JbHL4LknuStINI0vv4rgp3kOg" xlink:type="simple">Santa Marí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viamao.htm&amp;sa=D&amp;ust=1471969166088000&amp;usg=AFQjCNEPZM2xt6xYED-5cAiSlaBAuBjgbg" xlink:type="simple">Viamã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coronel-sapucaia.htm&amp;sa=D&amp;ust=1471969166088000&amp;usg=AFQjCNHVoJZpp344MXNTVMlVobxznzNmFQ" xlink:type="simple">Coronel Sapucai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maua.htm&amp;sa=D&amp;ust=1471969166088000&amp;usg=AFQjCNHHiswTHwb5r4od9Uy-_K8_GO-t_g" xlink:type="simple">Mauá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ntana-de-parnaiba.htm&amp;sa=D&amp;ust=1471969166089000&amp;usg=AFQjCNE97v0M8VElq0_TThJcqWROvJi-NA" xlink:type="simple">Santana de Parnaíb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vitoria.htm&amp;sa=D&amp;ust=1471969166089000&amp;usg=AFQjCNHpHj1il1-eDd15YJ2TujrLAF-Nng" xlink:type="simple">Vitóri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ra/ficha_cuiaba.htm&amp;sa=D&amp;ust=1471969166089000&amp;usg=AFQjCNG9aFJ7l-FxeyG4y1dkvDEprJnCtg" xlink:type="simple">Cuiabá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maringa.htm&amp;sa=D&amp;ust=1471969166089000&amp;usg=AFQjCNHD3BqXGw3FiTFKEKYonR5rcj9kGA" xlink:type="simple">Maringá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santa-rosa.htm&amp;sa=D&amp;ust=1471969166089000&amp;usg=AFQjCNGVlQJmJx5KABxVac-TmeS-cWbiZA" xlink:type="simple">Santa Rosa</text:a></text:p>
          </table:table-cell>
          <table:table-cell table:style-name="ce1" office:value-type="string" calcext:value-type="string">
            <text:p><text:a xlink:href="https://www.google.com/url?q=http://es.mercociudades.org/descargas/fichas/bra/ficha_vitoria-da-conquista.htm&amp;sa=D&amp;ust=1471969166089000&amp;usg=AFQjCNEm7MUv32h150qD5bkb_BrntzALMQ" xlink:type="simple">Vitória da Conquista</text:a></text:p>
          </table:table-cell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Paragua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ar/ficha_asuncion.htm&amp;sa=D&amp;ust=1471969166089000&amp;usg=AFQjCNGAEoczdxqwtxHZeAL2Tybsp79fWQ" xlink:type="simple">Asunción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carlos-antonio-lopez.htm&amp;sa=D&amp;ust=1471969166089000&amp;usg=AFQjCNHRxa7NKloYcMVnYxx7EWRg8eWkhw" xlink:type="simple">Carlos Antonio López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jesus.htm&amp;sa=D&amp;ust=1471969166090000&amp;usg=AFQjCNGA6FjTpwa_8-TjiZP_8fgsVGzLnQ" xlink:type="simple">Jesús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salto-de-guaira.htm&amp;sa=D&amp;ust=1471969166090000&amp;usg=AFQjCNEcE7Awd1KZOyXWr3wrqNnkvH9c8Q" xlink:type="simple">Salto del Guairá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ar/ficha_bella-vista.htm&amp;sa=D&amp;ust=1471969166090000&amp;usg=AFQjCNE70ZTIq28alLG3B-5fFM_eohO9ow" xlink:type="simple">Bella Vista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concepcion.htm&amp;sa=D&amp;ust=1471969166090000&amp;usg=AFQjCNHsq8wl0_IKefAYJvpq9Jk-HTrVEQ" xlink:type="simple">Concepción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limpio.htm&amp;sa=D&amp;ust=1471969166090000&amp;usg=AFQjCNGgVTsf0uP9RK_gBYFaaYd_ZTzILA" xlink:type="simple">Limpio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san-ignacio-guazu.html&amp;sa=D&amp;ust=1471969166090000&amp;usg=AFQjCNFNmyYmC9EJo9kTozTdkDOUpuaZmA" xlink:type="simple">San Ignacio Guazú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ar/ficha_bella-vista-norte.htm&amp;sa=D&amp;ust=1471969166090000&amp;usg=AFQjCNHVDq7yYx59GBspwX17oNM3w96DHQ" xlink:type="simple">Bella Vista Norte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coronel-oviedo.htm&amp;sa=D&amp;ust=1471969166090000&amp;usg=AFQjCNFoNdA8peokkAw6CuiDU2WbW97iJQ" xlink:type="simple">Coronel Florentín Oviedo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nanawa.htm&amp;sa=D&amp;ust=1471969166091000&amp;usg=AFQjCNFiKFPW9P3KSWW24_bRm_XRRh8LaQ" xlink:type="simple">Nanawa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san-lazaro.htm&amp;sa=D&amp;ust=1471969166091000&amp;usg=AFQjCNFRr41cHTNAJjhiykaATZf3KXf5hg" xlink:type="simple">San Lázar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ar/ficha_cambyreta.htm&amp;sa=D&amp;ust=1471969166091000&amp;usg=AFQjCNFE3nR-5aPmYxZFMihUIqUrs8ugDA" xlink:type="simple">Cambyretá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fernando-de-la-mora.htm&amp;sa=D&amp;ust=1471969166091000&amp;usg=AFQjCNGf63_LxJTr4Nh0KUtrQXiR8T5ZiA" xlink:type="simple">Fernando de la Mora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pedro-juan-caballero.htm&amp;sa=D&amp;ust=1471969166091000&amp;usg=AFQjCNHb_EQWFsZ8akeU_Y20P9J6j_kZhw" xlink:type="simple">Pedro Juan Caballero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san-pedro-de-ykuamandyju.htm&amp;sa=D&amp;ust=1471969166091000&amp;usg=AFQjCNE9nvDyDVLvCMs-8n0Scje0OA8dXA" xlink:type="simple">San Pedro de Ykuamandyjú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ar/ficha_capiata.htm&amp;sa=D&amp;ust=1471969166091000&amp;usg=AFQjCNF_n8dMXt-6siPRgowQUaDcC4Wksg" xlink:type="simple">Capiatá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hernandarias.htm&amp;sa=D&amp;ust=1471969166091000&amp;usg=AFQjCNFHmMVz4NuG7ID5melYgbBnedbFgw" xlink:type="simple">Hernandarias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pilar.htm&amp;sa=D&amp;ust=1471969166091000&amp;usg=AFQjCNFpDydVYcxNLsXVSl8sflXbMW5oKw" xlink:type="simple">Pilar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villeta.htm&amp;sa=D&amp;ust=1471969166092000&amp;usg=AFQjCNENheiOf3haxuMM61jlGp8EJtuu6w" xlink:type="simple">Villeta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ar/ficha_capitanmeza.htm&amp;sa=D&amp;ust=1471969166092000&amp;usg=AFQjCNH9foJ7BzKgphXFDz1M5Z_whdluHA" xlink:type="simple">Capitán Meza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horqueta.htm&amp;sa=D&amp;ust=1471969166092000&amp;usg=AFQjCNFtOCmDqKCQ_dfz7aPL24Vx33_ESA" xlink:type="simple">Horqueta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pirapo.htm&amp;sa=D&amp;ust=1471969166092000&amp;usg=AFQjCNFL0PfNSaUtU9xqllBBKlg1PVfLiA" xlink:type="simple">Pirapó</text:a></text:p>
          </table:table-cell>
          <table:table-cell table:style-name="ce1" office:value-type="string" calcext:value-type="string">
            <text:p><text:a xlink:href="https://www.google.com/url?q=http://es.mercociudades.org/descargas/fichas/par/ficha_ypehu.htm&amp;sa=D&amp;ust=1471969166092000&amp;usg=AFQjCNFIiObioLzhuTSBaYA5LNsl5JxlfQ" xlink:type="simple">Ypehú</text:a></text:p>
          </table:table-cell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Urugua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uru/ficha_artigas.htm&amp;sa=D&amp;ust=1471969166092000&amp;usg=AFQjCNErIw2lPvvscDHJ7wWxNMNuzgH93Q" xlink:type="simple">Artigas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flores.htm&amp;sa=D&amp;ust=1471969166093000&amp;usg=AFQjCNGVAxVavxtJUtZ4yAeVLuYNvjlgFQ" xlink:type="simple">Flores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montevideo.htm&amp;sa=D&amp;ust=1471969166093000&amp;usg=AFQjCNF1g43N_FvC_09v4LseTYD_1MluOA" xlink:type="simple">Montevideo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san-jose.htm&amp;sa=D&amp;ust=1471969166093000&amp;usg=AFQjCNG0036V2CHd_2INA5hcGrdXpHVFkg" xlink:type="simple">San José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uru/ficha_canelones.htm&amp;sa=D&amp;ust=1471969166093000&amp;usg=AFQjCNGx7FqvOcWZgBps56CuHMhaPPlBmw" xlink:type="simple">Canelones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florida.htm&amp;sa=D&amp;ust=1471969166093000&amp;usg=AFQjCNFercULXL1MRPA1jsl69R8PLT2aFA" xlink:type="simple">Florida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paysandu.htm&amp;sa=D&amp;ust=1471969166093000&amp;usg=AFQjCNFuriXWRPbXEf0LU7CTeDgzne3D5A" xlink:type="simple">Paysandú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salto.htm&amp;sa=D&amp;ust=1471969166093000&amp;usg=AFQjCNHjrb6PNGL2pEJ7vOf04EYyRz6GmA" xlink:type="simple">Salt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uru/ficha_cerro-largo.htm&amp;sa=D&amp;ust=1471969166093000&amp;usg=AFQjCNH62FkFQijsvQ2nLnj5C-fSYtZYYA" xlink:type="simple">Cerro Largo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la-paloma.html&amp;sa=D&amp;ust=1471969166093000&amp;usg=AFQjCNHJQFmvoq9Jbjy5wLY-59AzI4633Q" xlink:type="simple">La Paloma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rio-negro.htm&amp;sa=D&amp;ust=1471969166094000&amp;usg=AFQjCNENosP38TzyLknVfPrv7QoWtji5dQ" xlink:type="simple">Río Negro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tacuarembo.htm&amp;sa=D&amp;ust=1471969166094000&amp;usg=AFQjCNGWmuv0OOV8DRUZ4I6kwpJUupzdkQ" xlink:type="simple">Tacuarembó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uru/ficha_colonia.htm&amp;sa=D&amp;ust=1471969166094000&amp;usg=AFQjCNGPiZMN7lSre8rnoVj4yMeN4Mlnng" xlink:type="simple">Colonia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lavalleja.htm&amp;sa=D&amp;ust=1471969166094000&amp;usg=AFQjCNH0CZwgem-yMVYyDZ1Io5FKaS_wHw" xlink:type="simple">Lavalleja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rivera.htm&amp;sa=D&amp;ust=1471969166094000&amp;usg=AFQjCNGBwmZ0VvjyROFuXFGL7HcEqESwSA" xlink:type="simple">Rivera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treinta-y-tres.htm&amp;sa=D&amp;ust=1471969166094000&amp;usg=AFQjCNFfg3-XfRTxVMsCUXP4FREE9Os7Iw" xlink:type="simple">Treinta y Tre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uru/ficha_durazno.htm&amp;sa=D&amp;ust=1471969166094000&amp;usg=AFQjCNF8qu_T_kk3vCY9s8ed83-lwgC2dw" xlink:type="simple">Durazno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maldonado.htm&amp;sa=D&amp;ust=1471969166094000&amp;usg=AFQjCNHsT9Hya8v2CNq8-wevvUdpVB9vqw" xlink:type="simple">Maldonado</text:a></text:p>
          </table:table-cell>
          <table:table-cell table:style-name="ce1" office:value-type="string" calcext:value-type="string">
            <text:p><text:a xlink:href="https://www.google.com/url?q=http://es.mercociudades.org/descargas/fichas/uru/ficha_rocha.htm&amp;sa=D&amp;ust=1471969166094000&amp;usg=AFQjCNHnAwVjy4cyHCRlJWm3wJoWMAQnNg" xlink:type="simple">Rocha</text:a></text:p>
          </table:table-cell>
          <table:table-cell table:style-name="ce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Bolivi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ol/ficha_cochabamba.htm&amp;sa=D&amp;ust=1471969166095000&amp;usg=AFQjCNEVmwEMgfoogbpBAVRFe27NnUn4Ag" xlink:type="simple">Cochabamba</text:a></text:p>
          </table:table-cell>
          <table:table-cell table:style-name="ce1" office:value-type="string" calcext:value-type="string">
            <text:p><text:a xlink:href="https://www.google.com/url?q=http://es.mercociudades.org/descargas/fichas/bol/ficha_la-paz.htm&amp;sa=D&amp;ust=1471969166095000&amp;usg=AFQjCNGT2SQSCxaa_jPa9DexX2cbjEjdQw" xlink:type="simple">La Paz</text:a></text:p>
          </table:table-cell>
          <table:table-cell table:style-name="ce1" office:value-type="string" calcext:value-type="string">
            <text:p><text:a xlink:href="https://www.google.com/url?q=http://es.mercociudades.org/descargas/fichas/bol/ficha_sucre.html&amp;sa=D&amp;ust=1471969166095000&amp;usg=AFQjCNGFf3JAGgtoifJ-qpK9NuSyfmtVmw" xlink:type="simple">Sucre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ol/ficha_curahuara-de-carangas.html&amp;sa=D&amp;ust=1471969166095000&amp;usg=AFQjCNHwwbWHlqf1QOG_4m6V3qqSuphDnQ" xlink:type="simple">Curahuara de Carangas</text:a></text:p>
          </table:table-cell>
          <table:table-cell table:style-name="ce1" office:value-type="string" calcext:value-type="string">
            <text:p><text:a xlink:href="https://www.google.com/url?q=http://es.mercociudades.org/descargas/fichas/bol/ficha_santa-cruz-de-la-sierra.htm&amp;sa=D&amp;ust=1471969166095000&amp;usg=AFQjCNHhl5YvFMH4Z3PkyyDblaBgbHjOwA" xlink:type="simple">Santa Cruz de la Sierra</text:a></text:p>
          </table:table-cell>
          <table:table-cell table:style-name="ce1" office:value-type="string" calcext:value-type="string">
            <text:p><text:a xlink:href="https://www.google.com/url?q=http://es.mercociudades.org/descargas/fichas/bol/ficha_tarija.htm&amp;sa=D&amp;ust=1471969166095000&amp;usg=AFQjCNEIXA0-QXC5gyXi4NkHbLRQej7rcw" xlink:type="simple">Tarija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bol/ficha_el-alto.html&amp;sa=D&amp;ust=1471969166095000&amp;usg=AFQjCNGp1Evk1o4Q63hDHQhcLU11jpn2WQ" xlink:type="simple">El Alto</text:a></text:p>
          </table:table-cell>
          <table:table-cell table:style-name="ce1" office:value-type="string" calcext:value-type="string">
            <text:p><text:a xlink:href="https://www.google.com/url?q=http://es.mercociudades.org/descargas/fichas/bol/ficha_santiago_de_andamarca.html&amp;sa=D&amp;ust=1471969166095000&amp;usg=AFQjCNEOa8y960WkBxMhCvFhifi8Aw3W9A" xlink:type="simple">Santiago de Andamarca - Oruro</text:a></text:p>
          </table:table-cell>
          <table:table-cell table:style-name="ce1" office:value-type="string" calcext:value-type="string">
            <text:p><text:a xlink:href="https://www.google.com/url?q=http://es.mercociudades.org/descargas/fichas/bol/ficha_tiwanaku.html&amp;sa=D&amp;ust=1471969166096000&amp;usg=AFQjCNGlJLwp3TZSaeDcsJ1Aa2qLTgc9og" xlink:type="simple">Tiwanaku</text:a></text:p>
          </table:table-cell>
          <table:table-cell table:style-name="ce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Colombi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col/ficha_medellin.html&amp;sa=D&amp;ust=1471969166096000&amp;usg=AFQjCNFy0YoyDOBui-Jxxs_7lfRgAMwoOQ" xlink:type="simple">Medellín</text:a></text:p>
          </table:table-cell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Chil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chi/ficha_arica.htm&amp;sa=D&amp;ust=1471969166096000&amp;usg=AFQjCNGjrjH7evv32HyBR21QYFElBR3LAA" xlink:type="simple">Arica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elbosque.htm&amp;sa=D&amp;ust=1471969166096000&amp;usg=AFQjCNEB2BKAM9rwUVfN7j5VY_eKlzDH2w" xlink:type="simple">El Bosque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penalolen.html&amp;sa=D&amp;ust=1471969166096000&amp;usg=AFQjCNHDymgJeqyk_p7SoLTvupXWHsrQkg" xlink:type="simple">Peñalolén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santiago-de-chile.htm&amp;sa=D&amp;ust=1471969166096000&amp;usg=AFQjCNEY8tdl3olOTHrRqk83XyPxEoP_gA" xlink:type="simple">Santiago de Chile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chi/ficha_calama.htm&amp;sa=D&amp;ust=1471969166096000&amp;usg=AFQjCNFvLInyMmjYZibFqBFdJqYdE87zQQ" xlink:type="simple">Calama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galvarino.html&amp;sa=D&amp;ust=1471969166097000&amp;usg=AFQjCNGnGQ7OfjyxOyygpy00PltW1_Xkww" xlink:type="simple">Galvarino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pudahuel.html&amp;sa=D&amp;ust=1471969166097000&amp;usg=AFQjCNGXJpr9FSHmSz0wgUK2FSuENBGqog" xlink:type="simple">Pudahuel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valparaiso.htm&amp;sa=D&amp;ust=1471969166097000&amp;usg=AFQjCNEL8WCwwjxw7u5ksywoiX-OFggL-g" xlink:type="simple">Valparaíso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chi/ficha_concepcion.htm&amp;sa=D&amp;ust=1471969166097000&amp;usg=AFQjCNFm9ItYt70OdGZG4Ll646GSvxiEpg" xlink:type="simple">Concepción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la-florida.htm&amp;sa=D&amp;ust=1471969166097000&amp;usg=AFQjCNE5N9bsRdLt579EZ-natg09j6ma8Q" xlink:type="simple">La Florida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puerto-montt.htm&amp;sa=D&amp;ust=1471969166097000&amp;usg=AFQjCNHvN2NgSt8b1FSIOmIz1516h2VX8A" xlink:type="simple">Puerto Montt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vina-del-mar.htm&amp;sa=D&amp;ust=1471969166097000&amp;usg=AFQjCNH1njcCP0NeeunpF_290Up3vsPcGg" xlink:type="simple">Viña del Mar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chi/ficha_coquimbo.html&amp;sa=D&amp;ust=1471969166098000&amp;usg=AFQjCNFPXE9eF_GnOE93YnDXWgShEwFKyw" xlink:type="simple">Coquimbo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los-andes.htm&amp;sa=D&amp;ust=1471969166098000&amp;usg=AFQjCNE5LERZBeKekTiOXqhf9N6TfnIhNA" xlink:type="simple">Los Andes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quilpue.htm&amp;sa=D&amp;ust=1471969166098000&amp;usg=AFQjCNHNumPufb78NHFHLTcjB6yCfNUvyA" xlink:type="simple">Quilpué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chi/ficha_chillan-viejo.htm&amp;sa=D&amp;ust=1471969166098000&amp;usg=AFQjCNHjcb2C1_UcEOUr8KUiNNKlgXIwIA" xlink:type="simple">Chillán Viejo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lota.htm&amp;sa=D&amp;ust=1471969166098000&amp;usg=AFQjCNG7LbkDnuRUs2rAcUQJb6ilQPyWcw" xlink:type="simple">Lota</text:a></text:p>
          </table:table-cell>
          <table:table-cell table:style-name="ce1" office:value-type="string" calcext:value-type="string">
            <text:p><text:a xlink:href="https://www.google.com/url?q=http://es.mercociudades.org/descargas/fichas/chi/ficha_rancagua.htm&amp;sa=D&amp;ust=1471969166098000&amp;usg=AFQjCNEIQ6ylHROvWfNOIDrW6LWZFc8hCg" xlink:type="simple">Rancagua</text:a></text:p>
          </table:table-cell>
          <table:table-cell table:style-name="ce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Perú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er/ficha_acora.html&amp;sa=D&amp;ust=1471969166098000&amp;usg=AFQjCNEtIE4VtsscBjP_qOMBx99aZmJWUg" xlink:type="simple">Ácora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jesus-maria.htm&amp;sa=D&amp;ust=1471969166098000&amp;usg=AFQjCNGMVMCrC7Yw6nsIIFdj75MJr8XXrg" xlink:type="simple">Jesús María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parcona.html&amp;sa=D&amp;ust=1471969166098000&amp;usg=AFQjCNHeHWb1NSneciRQs-ywvpvSzhhjvw" xlink:type="simple">Parcona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uros-chulluni.html&amp;sa=D&amp;ust=1471969166099000&amp;usg=AFQjCNEn16ulUgI-0x5Shq3o0OJap1gieg" xlink:type="simple">Uros Chulluni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er/ficha_barranco.html&amp;sa=D&amp;ust=1471969166099000&amp;usg=AFQjCNHzW4fEQU7MFjNK0AzTt_5gNI_veg" xlink:type="simple">Barranco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la_victoria.htm&amp;sa=D&amp;ust=1471969166099000&amp;usg=AFQjCNEBxG4piZF93Jz7fUBgdl_laonVgQ" xlink:type="simple">La Victoria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paucartambo.html&amp;sa=D&amp;ust=1471969166099000&amp;usg=AFQjCNELa6HHIjM0n87PJT4OwYZk_5PoPg" xlink:type="simple">Paucartambo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er/ficha_carabayllo.htm&amp;sa=D&amp;ust=1471969166099000&amp;usg=AFQjCNFUVVMqaDdN1da4d-uVz4He-vi2iA" xlink:type="simple">Carabayllo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lima.htm&amp;sa=D&amp;ust=1471969166099000&amp;usg=AFQjCNFEMaoptfBM0NI8EH0t7PnPyTJOHg" xlink:type="simple">Lima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santiago-cusco.html&amp;sa=D&amp;ust=1471969166099000&amp;usg=AFQjCNHMB9Iw_Q12KsG2KBn6wo5UgXpF_A" xlink:type="simple">Santiago - Cusco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per/ficha_carmen-de-la-legua-reynoso.html&amp;sa=D&amp;ust=1471969166099000&amp;usg=AFQjCNGax8vBNYCJTYXqzVIRrqo6M2MkoQ" xlink:type="simple">Carmen de la Legua Reynoso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lurin.htm&amp;sa=D&amp;ust=1471969166099000&amp;usg=AFQjCNGTeIW-XIoqvx5wRjIg6ZePwronlg" xlink:type="simple">Lurín</text:a></text:p>
          </table:table-cell>
          <table:table-cell table:style-name="ce1" office:value-type="string" calcext:value-type="string">
            <text:p><text:a xlink:href="https://www.google.com/url?q=http://es.mercociudades.org/descargas/fichas/per/ficha_surquillo.html&amp;sa=D&amp;ust=1471969166099000&amp;usg=AFQjCNEfWAczDyxuzfe7JjT1yzLJ5UkP_Q" xlink:type="simple">Surquillo</text:a></text:p>
          </table:table-cell>
          <table:table-cell table:style-name="ce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Venezuel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ven/ficha_aricagua-merida.html&amp;sa=D&amp;ust=1471969166099000&amp;usg=AFQjCNHkkN-Wy0IMV19W4GJkDxdEcgWbbw" xlink:type="simple">Aricagua - Mérida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cumana.htm&amp;sa=D&amp;ust=1471969166100000&amp;usg=AFQjCNHfKoHkk-3lljYjPlE_r72Sufw2eg" xlink:type="simple">Cumaná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libertador.htm&amp;sa=D&amp;ust=1471969166100000&amp;usg=AFQjCNHTU6ciOtJGSQL2iswLFrhinprpNA" xlink:type="simple">Libertador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vargas.htm&amp;sa=D&amp;ust=1471969166100000&amp;usg=AFQjCNG-J4bdOnuAh26SsmsLinafnlyIQw" xlink:type="simple">Vargas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ven/ficha_barquisimeto.htm&amp;sa=D&amp;ust=1471969166100000&amp;usg=AFQjCNGGBVFBPgOulvg7xncsOShyBfOHZQ" xlink:type="simple">Barquisimeto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gaspar-marcano.html&amp;sa=D&amp;ust=1471969166100000&amp;usg=AFQjCNH7yni8npRf4Orin4GyQvFUW2797A" xlink:type="simple">Gaspar Marcano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merida.html&amp;sa=D&amp;ust=1471969166100000&amp;usg=AFQjCNHdAPjFHWD_TP02dXwM0InTCAb32w" xlink:type="simple">Mérida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ven/ficha_caracas.htm&amp;sa=D&amp;ust=1471969166100000&amp;usg=AFQjCNEGlzjewkvAuVgXPLVBV2Kl0V9aRA" xlink:type="simple">Caracas - Alcaldía Mayor</text:a></text:p>
          </table:table-cell>
          <table:table-cell table:style-name="ce1" office:value-type="string" calcext:value-type="string">
            <text:p><text:a xlink:href="https://www.google.com/url?q=http://es.mercociudades.org/descargas/fichas/ven/heres.html&amp;sa=D&amp;ust=1471969166100000&amp;usg=AFQjCNGaMjRgoV6qCFq6PuhhJyfh9WB2sA" xlink:type="simple">Heres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sifontes.html&amp;sa=D&amp;ust=1471969166100000&amp;usg=AFQjCNF1HUXtOczeuImJz4OJrjMTwgOACQ" xlink:type="simple">Sifontes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<text:a xlink:href="https://www.google.com/url?q=http://es.mercociudades.org/descargas/fichas/ven/ficha_carirubana.html&amp;sa=D&amp;ust=1471969166100000&amp;usg=AFQjCNFiZ-xDtbwdsz-o5Ji00PkL1EVDLg" xlink:type="simple">Carirubana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independencia.html&amp;sa=D&amp;ust=1471969166100000&amp;usg=AFQjCNHiGExsR1cBulykpVuf9y6H6Kr-Pg" xlink:type="simple">Independencia</text:a></text:p>
          </table:table-cell>
          <table:table-cell table:style-name="ce1" office:value-type="string" calcext:value-type="string">
            <text:p><text:a xlink:href="https://www.google.com/url?q=http://es.mercociudades.org/descargas/fichas/ven/ficha_valencia.html&amp;sa=D&amp;ust=1471969166100000&amp;usg=AFQjCNFtidvgLDPuAMtRvNqKWTRjCAd4Jw" xlink:type="simple">Valencia</text:a>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TIULOS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016" table:default-cell-style-name="ce3"/>
        <table:table-row table:style-name="ro2">
          <table:table-cell table:style-name="ce68" office:value-type="string" calcext:value-type="string">
            <text:p>AÑO</text:p>
          </table:table-cell>
          <table:table-cell table:style-name="ce68" office:value-type="string" calcext:value-type="string">
            <text:p>REAL</text:p>
          </table:table-cell>
          <table:table-cell table:style-name="ce68" office:value-type="string" calcext:value-type="string">
            <text:p>CAMPEONATO</text:p>
          </table:table-cell>
          <table:table-cell table:style-name="ce68" office:value-type="string" calcext:value-type="string">
            <text:p>SEDE</text:p>
          </table:table-cell>
          <table:table-cell table:style-name="ce68" office:value-type="string" calcext:value-type="string">
            <text:p>PRIMERO</text:p>
          </table:table-cell>
          <table:table-cell table:style-name="ce68" office:value-type="string" calcext:value-type="string">
            <text:p>SEGUNDO</text:p>
          </table:table-cell>
          <table:table-cell table:style-name="ce68" office:value-type="string" calcext:value-type="string">
            <text:p>TERCERO</text:p>
          </table:table-cell>
          <table:table-cell table:style-name="ce68" office:value-type="string" calcext:value-type="string">
            <text:p>CUARTO</text:p>
          </table:table-cell>
          <table:table-cell table:number-columns-repeated="1016"/>
        </table:table-row>
        <table:table-row table:style-name="ro3">
          <table:table-cell table:style-name="ce48" office:value-type="float" office:value="1996" calcext:value-type="float">
            <text:p>1996</text:p>
          </table:table-cell>
          <table:table-cell table:style-name="ce48"/>
          <table:table-cell table:style-name="ce48" office:value-type="string" calcext:value-type="string">
            <text:p>I COPA MERCOSUR</text:p>
          </table:table-cell>
          <table:table-cell table:style-name="ce108" office:value-type="string" calcext:value-type="string">
            <text:p>BUENOS AIRES (ARG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BUENOS AIRES (ARG)</text:p>
          </table:table-cell>
          <table:table-cell table:style-name="ce48" office:value-type="string" calcext:value-type="string">
            <text:p>CURITIBA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1996" calcext:value-type="float">
            <text:p>1996</text:p>
          </table:table-cell>
          <table:table-cell table:style-name="ce48" office:value-type="string" calcext:value-type="string">
            <text:p>1891 CAMPEONATO</text:p>
          </table:table-cell>
          <table:table-cell table:style-name="ce48" office:value-type="string" calcext:value-type="string">
            <text:p>I LIGA 1</text:p>
          </table:table-cell>
          <table:table-cell table:style-name="ce48"/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BUENOS AIRES (ARG)</text:p>
          </table:table-cell>
          <table:table-cell table:style-name="ce48" office:value-type="string" calcext:value-type="string">
            <text:p>SALVADOR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1997" calcext:value-type="float">
            <text:p>1997</text:p>
          </table:table-cell>
          <table:table-cell table:style-name="ce48"/>
          <table:table-cell table:style-name="ce48" office:value-type="string" calcext:value-type="string">
            <text:p>II COPA MERCOSUR</text:p>
          </table:table-cell>
          <table:table-cell table:style-name="ce48" office:value-type="string" calcext:value-type="string">
            <text:p>PORTO ALEGRE (BRA)</text:p>
          </table:table-cell>
          <table:table-cell table:style-name="ce48" office:value-type="string" calcext:value-type="string">
            <text:p>RÍO DE JANEIRO (BRA)</text:p>
          </table:table-cell>
          <table:table-cell table:style-name="ce109" office:value-type="string" calcext:value-type="string">
            <text:p>SANTIAGO (CHI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SALVADOR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1997" calcext:value-type="float">
            <text:p>1997</text:p>
          </table:table-cell>
          <table:table-cell table:style-name="ce48" office:value-type="string" calcext:value-type="string">
            <text:p>1893 CAMPEONATO</text:p>
          </table:table-cell>
          <table:table-cell table:style-name="ce48" office:value-type="string" calcext:value-type="string">
            <text:p>II LIGA 1</text:p>
          </table:table-cell>
          <table:table-cell table:style-name="ce48"/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BUENOS AIRES (ARG)</text:p>
          </table:table-cell>
          <table:table-cell table:style-name="ce48" office:value-type="string" calcext:value-type="string">
            <text:p>SALVADOR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1997" calcext:value-type="float">
            <text:p>1997</text:p>
          </table:table-cell>
          <table:table-cell table:style-name="ce48" office:value-type="string" calcext:value-type="string">
            <text:p>1894 CAMPEONATO</text:p>
          </table:table-cell>
          <table:table-cell table:style-name="ce48" office:value-type="string" calcext:value-type="string">
            <text:p>I LIGA 2</text:p>
          </table:table-cell>
          <table:table-cell table:style-name="ce48"/>
          <table:table-cell table:style-name="ce109" office:value-type="string" calcext:value-type="string">
            <text:p>SANTIAGO (CHI)</text:p>
          </table:table-cell>
          <table:table-cell table:style-name="ce51" office:value-type="string" calcext:value-type="string">
            <text:p>BELO HORIZONTE (BRA)</text:p>
          </table:table-cell>
          <table:table-cell table:style-name="ce51" office:value-type="string" calcext:value-type="string">
            <text:p>ROSARIO (ARG)</text:p>
          </table:table-cell>
          <table:table-cell table:style-name="ce51" office:value-type="string" calcext:value-type="string">
            <text:p>FORTALEZA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1998" calcext:value-type="float">
            <text:p>1998</text:p>
          </table:table-cell>
          <table:table-cell table:style-name="ce48"/>
          <table:table-cell table:style-name="ce48" office:value-type="string" calcext:value-type="string">
            <text:p>III COPA MERCOSUR</text:p>
          </table:table-cell>
          <table:table-cell table:style-name="ce51" office:value-type="string" calcext:value-type="string">
            <text:p>MONTEVIDEO (URU)</text:p>
          </table:table-cell>
          <table:table-cell table:style-name="ce48" office:value-type="string" calcext:value-type="string">
            <text:p>RÍO DE JANEIRO (BRA)</text:p>
          </table:table-cell>
          <table:table-cell table:style-name="ce109" office:value-type="string" calcext:value-type="string">
            <text:p>SANTIAGO (CHI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CÓRDOBA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1998" calcext:value-type="float">
            <text:p>1998</text:p>
          </table:table-cell>
          <table:table-cell table:style-name="ce48" office:value-type="string" calcext:value-type="string">
            <text:p>1895 CAMPEONATO</text:p>
          </table:table-cell>
          <table:table-cell table:style-name="ce48" office:value-type="string" calcext:value-type="string">
            <text:p>III LIGA 1</text:p>
          </table:table-cell>
          <table:table-cell table:style-name="ce48"/>
          <table:table-cell table:style-name="ce48" office:value-type="string" calcext:value-type="string">
            <text:p>RÍO DE JANEIRO (BRA)</text:p>
          </table:table-cell>
          <table:table-cell table:style-name="ce109" office:value-type="string" calcext:value-type="string">
            <text:p>SANTIAGO (CHI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BUENOS AIRES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1998" calcext:value-type="float">
            <text:p>1998</text:p>
          </table:table-cell>
          <table:table-cell table:style-name="ce48" office:value-type="string" calcext:value-type="string">
            <text:p>1896 CAMPEONATO</text:p>
          </table:table-cell>
          <table:table-cell table:style-name="ce48" office:value-type="string" calcext:value-type="string">
            <text:p>II LIGA 2</text:p>
          </table:table-cell>
          <table:table-cell table:style-name="ce48"/>
          <table:table-cell table:style-name="ce51" office:value-type="string" calcext:value-type="string">
            <text:p>BELO HORIZONTE (BRA)</text:p>
          </table:table-cell>
          <table:table-cell table:style-name="ce51" office:value-type="string" calcext:value-type="string">
            <text:p>FORTALEZA (BRA)</text:p>
          </table:table-cell>
          <table:table-cell table:style-name="ce51" office:value-type="string" calcext:value-type="string">
            <text:p>PORTO ALEGRE (BRA)</text:p>
          </table:table-cell>
          <table:table-cell table:style-name="ce121" office:value-type="string" calcext:value-type="string">
            <text:p>VALPARAÍSO (CHI)</text:p>
          </table:table-cell>
          <table:table-cell table:number-columns-repeated="1016"/>
        </table:table-row>
        <table:table-row table:style-name="ro3">
          <table:table-cell table:style-name="ce48" office:value-type="float" office:value="1999" calcext:value-type="float">
            <text:p>1999</text:p>
          </table:table-cell>
          <table:table-cell table:style-name="ce48"/>
          <table:table-cell table:style-name="ce48" office:value-type="string" calcext:value-type="string">
            <text:p>IV COPA MERCOSUR</text:p>
          </table:table-cell>
          <table:table-cell table:style-name="ce48" office:value-type="string" calcext:value-type="string">
            <text:p>BELO HORIZONTE (BRA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BUENOS AIRES (ARG)</text:p>
          </table:table-cell>
          <table:table-cell table:style-name="ce51" office:value-type="string" calcext:value-type="string">
            <text:p>BELO HORIZONTE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1999" calcext:value-type="float">
            <text:p>1999</text:p>
          </table:table-cell>
          <table:table-cell table:style-name="ce48" office:value-type="string" calcext:value-type="string">
            <text:p>1897 CAMPEONATO</text:p>
          </table:table-cell>
          <table:table-cell table:style-name="ce48" office:value-type="string" calcext:value-type="string">
            <text:p>IV LIGA 1</text:p>
          </table:table-cell>
          <table:table-cell table:style-name="ce48"/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MAVEDI</text:p>
          </table:table-cell>
          <table:table-cell table:style-name="ce109" office:value-type="string" calcext:value-type="string">
            <text:p>SANTIAGO (CHI)</text:p>
          </table:table-cell>
          <table:table-cell table:style-name="ce48" office:value-type="string" calcext:value-type="string">
            <text:p>BUENOS AIRES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1999" calcext:value-type="float">
            <text:p>1999</text:p>
          </table:table-cell>
          <table:table-cell table:style-name="ce48" office:value-type="string" calcext:value-type="string">
            <text:p>1898 CAMPEONATO</text:p>
          </table:table-cell>
          <table:table-cell table:style-name="ce48" office:value-type="string" calcext:value-type="string">
            <text:p>III LIGA 2</text:p>
          </table:table-cell>
          <table:table-cell table:style-name="ce48"/>
          <table:table-cell table:style-name="ce51" office:value-type="string" calcext:value-type="string">
            <text:p>CURITIBA (BRA)</text:p>
          </table:table-cell>
          <table:table-cell table:style-name="ce51" office:value-type="string" calcext:value-type="string">
            <text:p>CÓRDOBA (ARG)</text:p>
          </table:table-cell>
          <table:table-cell table:style-name="ce51" office:value-type="string" calcext:value-type="string">
            <text:p>RECIFE (BRA)</text:p>
          </table:table-cell>
          <table:table-cell table:style-name="ce51" office:value-type="string" calcext:value-type="string">
            <text:p>ROSARIO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1999" calcext:value-type="float">
            <text:p>1999</text:p>
          </table:table-cell>
          <table:table-cell table:style-name="ce48" office:value-type="string" calcext:value-type="string">
            <text:p>1899 CAMPEONATO</text:p>
          </table:table-cell>
          <table:table-cell table:style-name="ce48" office:value-type="string" calcext:value-type="string">
            <text:p>I LIGA 3</text:p>
          </table:table-cell>
          <table:table-cell table:style-name="ce48"/>
          <table:table-cell table:style-name="ce91" office:value-type="string" calcext:value-type="string">
            <text:p>SÃO PAULO (BRA)</text:p>
          </table:table-cell>
          <table:table-cell table:style-name="ce96" office:value-type="string" calcext:value-type="string">
            <text:p>BELEM (BRA)</text:p>
          </table:table-cell>
          <table:table-cell table:style-name="ce96" office:value-type="string" calcext:value-type="string">
            <text:p>BAHÍA BLANCA (ARG)</text:p>
          </table:table-cell>
          <table:table-cell table:style-name="ce96" office:value-type="string" calcext:value-type="string">
            <text:p>RÍO CUARTO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0" calcext:value-type="float">
            <text:p>2000</text:p>
          </table:table-cell>
          <table:table-cell table:style-name="ce48"/>
          <table:table-cell table:style-name="ce48" office:value-type="string" calcext:value-type="string">
            <text:p>V COPA MERCOSUR</text:p>
          </table:table-cell>
          <table:table-cell table:style-name="ce48" office:value-type="string" calcext:value-type="string">
            <text:p>CÓRDOBA (ARG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BUENOS AIRES (ARG)</text:p>
          </table:table-cell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FORTALEZA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2000" calcext:value-type="float">
            <text:p>2000</text:p>
          </table:table-cell>
          <table:table-cell table:style-name="ce48" office:value-type="string" calcext:value-type="string">
            <text:p>1900 CAMPEONATO</text:p>
          </table:table-cell>
          <table:table-cell table:style-name="ce48" office:value-type="string" calcext:value-type="string">
            <text:p>V LIGA 1</text:p>
          </table:table-cell>
          <table:table-cell table:style-name="ce48"/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RÍO DE JANEIRO (BRA)</text:p>
          </table:table-cell>
          <table:table-cell table:style-name="ce109" office:value-type="string" calcext:value-type="string">
            <text:p>SANTIAGO (CHI)</text:p>
          </table:table-cell>
          <table:table-cell table:style-name="ce48" office:value-type="string" calcext:value-type="string">
            <text:p>BUENOS AIRES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0" calcext:value-type="float">
            <text:p>2000</text:p>
          </table:table-cell>
          <table:table-cell table:style-name="ce48" office:value-type="string" calcext:value-type="string">
            <text:p>1901 CAMPEONATO</text:p>
          </table:table-cell>
          <table:table-cell table:style-name="ce48" office:value-type="string" calcext:value-type="string">
            <text:p>IV LIGA 2</text:p>
          </table:table-cell>
          <table:table-cell table:style-name="ce48"/>
          <table:table-cell table:style-name="ce91" office:value-type="string" calcext:value-type="string">
            <text:p>SÃO PAULO (BRA)</text:p>
          </table:table-cell>
          <table:table-cell table:style-name="ce48" office:value-type="string" calcext:value-type="string">
            <text:p>MONTEVIDEO (URU)</text:p>
          </table:table-cell>
          <table:table-cell table:style-name="ce48" office:value-type="string" calcext:value-type="string">
            <text:p>ROSARIO (ARG)</text:p>
          </table:table-cell>
          <table:table-cell table:style-name="ce119" office:value-type="string" calcext:value-type="string">
            <text:p>VALPARAÍSO (CHI)</text:p>
          </table:table-cell>
          <table:table-cell table:number-columns-repeated="1016"/>
        </table:table-row>
        <table:table-row table:style-name="ro3">
          <table:table-cell table:style-name="ce48" office:value-type="float" office:value="2000" calcext:value-type="float">
            <text:p>2000</text:p>
          </table:table-cell>
          <table:table-cell table:style-name="ce48" office:value-type="string" calcext:value-type="string">
            <text:p>1902 CAMPEONATO</text:p>
          </table:table-cell>
          <table:table-cell table:style-name="ce48" office:value-type="string" calcext:value-type="string">
            <text:p>II LIGA 3</text:p>
          </table:table-cell>
          <table:table-cell table:style-name="ce48"/>
          <table:table-cell table:style-name="ce95" office:value-type="string" calcext:value-type="string">
            <text:p>GUARULHOS (BRA)</text:p>
          </table:table-cell>
          <table:table-cell table:style-name="ce112" office:value-type="string" calcext:value-type="string">
            <text:p>COCHABAMBA (BOL)</text:p>
          </table:table-cell>
          <table:table-cell table:style-name="ce95" office:value-type="string" calcext:value-type="string">
            <text:p>JOINVILLE (BRA)</text:p>
          </table:table-cell>
          <table:table-cell table:style-name="ce122" office:value-type="string" calcext:value-type="string">
            <text:p>MALVINAS ARGENTINAS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1" calcext:value-type="float">
            <text:p>2001</text:p>
          </table:table-cell>
          <table:table-cell table:style-name="ce48"/>
          <table:table-cell table:style-name="ce48" office:value-type="string" calcext:value-type="string">
            <text:p>VI COPA MERCOSUR</text:p>
          </table:table-cell>
          <table:table-cell table:style-name="ce48" office:value-type="string" calcext:value-type="string">
            <text:p>SANTIAGO (CHI)</text:p>
          </table:table-cell>
          <table:table-cell table:style-name="ce109" office:value-type="string" calcext:value-type="string">
            <text:p>SANTIAGO (CHI)</text:p>
          </table:table-cell>
          <table:table-cell table:style-name="ce91" office:value-type="string" calcext:value-type="string">
            <text:p>SÃO PAULO (BRA)</text:p>
          </table:table-cell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SALVADOR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2001" calcext:value-type="float">
            <text:p>2001</text:p>
          </table:table-cell>
          <table:table-cell table:style-name="ce48" office:value-type="string" calcext:value-type="string">
            <text:p>1903 CAMPEONATO</text:p>
          </table:table-cell>
          <table:table-cell table:style-name="ce48" office:value-type="string" calcext:value-type="string">
            <text:p>VI LIGA 1</text:p>
          </table:table-cell>
          <table:table-cell table:style-name="ce48"/>
          <table:table-cell table:style-name="ce91" office:value-type="string" calcext:value-type="string">
            <text:p>SÃO PAULO (BRA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RÍO DE JANEIRO (BRA)</text:p>
          </table:table-cell>
          <table:table-cell table:style-name="ce109" office:value-type="string" calcext:value-type="string">
            <text:p>SANTIAGO (CHI)</text:p>
          </table:table-cell>
          <table:table-cell table:number-columns-repeated="1016"/>
        </table:table-row>
        <table:table-row table:style-name="ro3">
          <table:table-cell table:style-name="ce48" office:value-type="float" office:value="2001" calcext:value-type="float">
            <text:p>2001</text:p>
          </table:table-cell>
          <table:table-cell table:style-name="ce48" office:value-type="string" calcext:value-type="string">
            <text:p>1904 CAMPEONATO</text:p>
          </table:table-cell>
          <table:table-cell table:style-name="ce48" office:value-type="string" calcext:value-type="string">
            <text:p>V LIGA 2</text:p>
          </table:table-cell>
          <table:table-cell table:style-name="ce48"/>
          <table:table-cell table:style-name="ce51" office:value-type="string" calcext:value-type="string">
            <text:p>CURITIBA (BRA)</text:p>
          </table:table-cell>
          <table:table-cell table:style-name="ce51" office:value-type="string" calcext:value-type="string">
            <text:p>ROSARIO (ARG)</text:p>
          </table:table-cell>
          <table:table-cell table:style-name="ce96" office:value-type="string" calcext:value-type="string">
            <text:p>BELEM (BRA)</text:p>
          </table:table-cell>
          <table:table-cell table:style-name="ce51" office:value-type="string" calcext:value-type="string">
            <text:p>CÓRDOBA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1" calcext:value-type="float">
            <text:p>2001</text:p>
          </table:table-cell>
          <table:table-cell table:style-name="ce48" office:value-type="string" calcext:value-type="string">
            <text:p>1905 CAMPEONATO</text:p>
          </table:table-cell>
          <table:table-cell table:style-name="ce48" office:value-type="string" calcext:value-type="string">
            <text:p>III LIGA 3</text:p>
          </table:table-cell>
          <table:table-cell table:style-name="ce48"/>
          <table:table-cell table:style-name="ce110" office:value-type="string" calcext:value-type="string">
            <text:p>LA PAZ (BOL)</text:p>
          </table:table-cell>
          <table:table-cell table:style-name="ce115" office:value-type="string" calcext:value-type="string">
            <text:p>SANTA CRUZ DE LA SIERRA (BOL)</text:p>
          </table:table-cell>
          <table:table-cell table:style-name="ce90" office:value-type="string" calcext:value-type="string">
            <text:p>RESISTENCIA (ARG)</text:p>
          </table:table-cell>
          <table:table-cell table:style-name="ce90" office:value-type="string" calcext:value-type="string">
            <text:p>PAYSANDÚ (URU)</text:p>
          </table:table-cell>
          <table:table-cell table:number-columns-repeated="1016"/>
        </table:table-row>
        <table:table-row table:style-name="ro3">
          <table:table-cell table:style-name="ce48" office:value-type="float" office:value="2002" calcext:value-type="float">
            <text:p>2002</text:p>
          </table:table-cell>
          <table:table-cell table:style-name="ce48"/>
          <table:table-cell table:style-name="ce48" office:value-type="string" calcext:value-type="string">
            <text:p>VII COPA MERCOSUR</text:p>
          </table:table-cell>
          <table:table-cell table:style-name="ce48" office:value-type="string" calcext:value-type="string">
            <text:p>CURITIBA (BRA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RÍO DE JANEIRO (BRA)</text:p>
          </table:table-cell>
          <table:table-cell table:style-name="ce109" office:value-type="string" calcext:value-type="string">
            <text:p>SANTIAGO (CHI)</text:p>
          </table:table-cell>
          <table:table-cell table:style-name="ce48" office:value-type="string" calcext:value-type="string">
            <text:p>FORTALEZA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2002" calcext:value-type="float">
            <text:p>2002</text:p>
          </table:table-cell>
          <table:table-cell table:style-name="ce48" office:value-type="string" calcext:value-type="string">
            <text:p>1906 CAMPEONATO</text:p>
          </table:table-cell>
          <table:table-cell table:style-name="ce48" office:value-type="string" calcext:value-type="string">
            <text:p>VII LIGA 1</text:p>
          </table:table-cell>
          <table:table-cell table:style-name="ce48"/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MAVEDI</text:p>
          </table:table-cell>
          <table:table-cell table:style-name="ce91" office:value-type="string" calcext:value-type="string">
            <text:p>SÃO PAULO (BRA)</text:p>
          </table:table-cell>
          <table:table-cell table:style-name="ce109" office:value-type="string" calcext:value-type="string">
            <text:p>SANTIAGO (CHI)</text:p>
          </table:table-cell>
          <table:table-cell table:number-columns-repeated="1016"/>
        </table:table-row>
        <table:table-row table:style-name="ro3">
          <table:table-cell table:style-name="ce48" office:value-type="float" office:value="2002" calcext:value-type="float">
            <text:p>2002</text:p>
          </table:table-cell>
          <table:table-cell table:style-name="ce48" office:value-type="string" calcext:value-type="string">
            <text:p>1907 CAMPEONATO</text:p>
          </table:table-cell>
          <table:table-cell table:style-name="ce48" office:value-type="string" calcext:value-type="string">
            <text:p>VI LIGA 2</text:p>
          </table:table-cell>
          <table:table-cell table:style-name="ce48"/>
          <table:table-cell table:style-name="ce27" office:value-type="string" calcext:value-type="string">
            <text:p>MONTEVIDEO (URU)</text:p>
          </table:table-cell>
          <table:table-cell table:style-name="ce84" office:value-type="string" calcext:value-type="string">
            <text:p>RECIFE (BRA)</text:p>
          </table:table-cell>
          <table:table-cell table:style-name="ce51" office:value-type="string" calcext:value-type="string">
            <text:p>CÓRDOBA (ARG)</text:p>
          </table:table-cell>
          <table:table-cell table:style-name="ce115" office:value-type="string" calcext:value-type="string">
            <text:p>SANTA CRUZ DE LA SIERRA (BOL)</text:p>
          </table:table-cell>
          <table:table-cell table:number-columns-repeated="1016"/>
        </table:table-row>
        <table:table-row table:style-name="ro3">
          <table:table-cell table:style-name="ce48" office:value-type="float" office:value="2002" calcext:value-type="float">
            <text:p>2002</text:p>
          </table:table-cell>
          <table:table-cell table:style-name="ce48" office:value-type="string" calcext:value-type="string">
            <text:p>1908 CAMPEONATO</text:p>
          </table:table-cell>
          <table:table-cell table:style-name="ce48" office:value-type="string" calcext:value-type="string">
            <text:p>IV LIGA 3</text:p>
          </table:table-cell>
          <table:table-cell table:style-name="ce48"/>
          <table:table-cell table:style-name="ce90" office:value-type="string" calcext:value-type="string">
            <text:p>CAMPINAS (BRA)</text:p>
          </table:table-cell>
          <table:table-cell table:style-name="ce90" office:value-type="string" calcext:value-type="string">
            <text:p>GOIÂNIA (BRA)</text:p>
          </table:table-cell>
          <table:table-cell table:style-name="ce90" office:value-type="string" calcext:value-type="string">
            <text:p>SALTA (ARG)</text:p>
          </table:table-cell>
          <table:table-cell table:style-name="ce90" office:value-type="string" calcext:value-type="string">
            <text:p>QUILMES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3" calcext:value-type="float">
            <text:p>2003</text:p>
          </table:table-cell>
          <table:table-cell table:style-name="ce48"/>
          <table:table-cell table:style-name="ce48" office:value-type="string" calcext:value-type="string">
            <text:p>VIII COPA MERCOSUR</text:p>
          </table:table-cell>
          <table:table-cell table:style-name="ce51" office:value-type="string" calcext:value-type="string">
            <text:p>MONTEVIDEO (URU)</text:p>
          </table:table-cell>
          <table:table-cell table:style-name="ce48" office:value-type="string" calcext:value-type="string">
            <text:p>BELO HORIZONTE (BRA)</text:p>
          </table:table-cell>
          <table:table-cell table:style-name="ce91" office:value-type="string" calcext:value-type="string">
            <text:p>SÃO PAULO (BRA)</text:p>
          </table:table-cell>
          <table:table-cell table:style-name="ce109" office:value-type="string" calcext:value-type="string">
            <text:p>SANTIAGO (CHI)</text:p>
          </table:table-cell>
          <table:table-cell table:style-name="ce123" office:value-type="string" calcext:value-type="string">
            <text:p>BUENOS AIRES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3" calcext:value-type="float">
            <text:p>2003</text:p>
          </table:table-cell>
          <table:table-cell table:style-name="ce48" office:value-type="string" calcext:value-type="string">
            <text:p>1909 CAMPEONATO</text:p>
          </table:table-cell>
          <table:table-cell table:style-name="ce48" office:value-type="string" calcext:value-type="string">
            <text:p>VIII LIGA 1</text:p>
          </table:table-cell>
          <table:table-cell table:style-name="ce48"/>
          <table:table-cell table:style-name="ce91" office:value-type="string" calcext:value-type="string">
            <text:p>SÃO PAULO (BRA)</text:p>
          </table:table-cell>
          <table:table-cell table:style-name="ce109" office:value-type="string" calcext:value-type="string">
            <text:p>SANTIAGO (CHI)</text:p>
          </table:table-cell>
          <table:table-cell table:style-name="ce48" office:value-type="string" calcext:value-type="string">
            <text:p>BELO HORIZONTE (BRA)</text:p>
          </table:table-cell>
          <table:table-cell table:style-name="ce123" office:value-type="string" calcext:value-type="string">
            <text:p>BUENOS AIRES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3" calcext:value-type="float">
            <text:p>2003</text:p>
          </table:table-cell>
          <table:table-cell table:style-name="ce48" office:value-type="string" calcext:value-type="string">
            <text:p>1910 CAMPEONATO</text:p>
          </table:table-cell>
          <table:table-cell table:style-name="ce48" office:value-type="string" calcext:value-type="string">
            <text:p>VII LIGA 2</text:p>
          </table:table-cell>
          <table:table-cell table:style-name="ce48"/>
          <table:table-cell table:style-name="ce48" office:value-type="string" calcext:value-type="string">
            <text:p>PORTO ALEGRE (BRA)</text:p>
          </table:table-cell>
          <table:table-cell table:style-name="ce48" office:value-type="string" calcext:value-type="string">
            <text:p>CÓRDOBA (ARG)</text:p>
          </table:table-cell>
          <table:table-cell table:style-name="ce48" office:value-type="string" calcext:value-type="string">
            <text:p>BELEM (BRA)</text:p>
          </table:table-cell>
          <table:table-cell table:style-name="ce119" office:value-type="string" calcext:value-type="string">
            <text:p>SANTA CRUZ DE LA SIERRA (BOL)</text:p>
          </table:table-cell>
          <table:table-cell table:number-columns-repeated="1016"/>
        </table:table-row>
        <table:table-row table:style-name="ro3">
          <table:table-cell table:style-name="ce48" office:value-type="float" office:value="2003" calcext:value-type="float">
            <text:p>2003</text:p>
          </table:table-cell>
          <table:table-cell table:style-name="ce48" office:value-type="string" calcext:value-type="string">
            <text:p>1911 CAMPEONATO</text:p>
          </table:table-cell>
          <table:table-cell table:style-name="ce48" office:value-type="string" calcext:value-type="string">
            <text:p>V LIGA 3</text:p>
          </table:table-cell>
          <table:table-cell table:style-name="ce48"/>
          <table:table-cell table:style-name="ce48" office:value-type="string" calcext:value-type="string">
            <text:p>NITEROI (BRA)</text:p>
          </table:table-cell>
          <table:table-cell table:style-name="ce48" office:value-type="string" calcext:value-type="string">
            <text:p>SANTA FE (ARG)</text:p>
          </table:table-cell>
          <table:table-cell table:style-name="ce48" office:value-type="string" calcext:value-type="string">
            <text:p>JOINVILLE (BRA)</text:p>
          </table:table-cell>
          <table:table-cell table:style-name="ce48" office:value-type="string" calcext:value-type="string">
            <text:p>AVELLANEDA (BS. AS.)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3" calcext:value-type="float">
            <text:p>2003</text:p>
          </table:table-cell>
          <table:table-cell table:style-name="ce48" office:value-type="string" calcext:value-type="string">
            <text:p>1912 CAMPEONATO AAF</text:p>
          </table:table-cell>
          <table:table-cell table:style-name="ce48" office:value-type="string" calcext:value-type="string">
            <text:p>I LIGA 4</text:p>
          </table:table-cell>
          <table:table-cell table:style-name="ce48"/>
          <table:table-cell table:style-name="ce48" office:value-type="string" calcext:value-type="string">
            <text:p>LA MATANZA (ARG)</text:p>
          </table:table-cell>
          <table:table-cell table:style-name="ce48" office:value-type="string" calcext:value-type="string">
            <text:p>MAUÁ (ARG)</text:p>
          </table:table-cell>
          <table:table-cell table:style-name="ce48" office:value-type="string" calcext:value-type="string">
            <text:p>SAN ISIDRO (ARG)</text:p>
          </table:table-cell>
          <table:table-cell table:style-name="ce119" office:value-type="string" calcext:value-type="string">
            <text:p>RANCAGUA (CHI)</text:p>
          </table:table-cell>
          <table:table-cell table:number-columns-repeated="1016"/>
        </table:table-row>
        <table:table-row table:style-name="ro3">
          <table:table-cell table:style-name="ce48" office:value-type="float" office:value="2004" calcext:value-type="float">
            <text:p>2004</text:p>
          </table:table-cell>
          <table:table-cell table:style-name="ce48"/>
          <table:table-cell table:style-name="ce48" office:value-type="string" calcext:value-type="string">
            <text:p>IX COPA MERCOSUR</text:p>
          </table:table-cell>
          <table:table-cell table:style-name="ce108" office:value-type="string" calcext:value-type="string">
            <text:p>BUENOS AIRES (ARG)</text:p>
          </table:table-cell>
          <table:table-cell table:style-name="ce91" office:value-type="string" calcext:value-type="string">
            <text:p>SÃO PAULO (BRA)</text:p>
          </table:table-cell>
          <table:table-cell table:style-name="ce116" office:value-type="string" calcext:value-type="string">
            <text:p>SALVADOR (BRA)</text:p>
          </table:table-cell>
          <table:table-cell table:style-name="ce119" office:value-type="string" calcext:value-type="string">
            <text:p>SANTIAGO (CHI)</text:p>
          </table:table-cell>
          <table:table-cell table:style-name="ce116" office:value-type="string" calcext:value-type="string">
            <text:p>BRASILIA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2004" calcext:value-type="float">
            <text:p>2004</text:p>
          </table:table-cell>
          <table:table-cell table:style-name="ce48" office:value-type="string" calcext:value-type="string">
            <text:p>1912 CAMPEONATO FAF</text:p>
          </table:table-cell>
          <table:table-cell table:style-name="ce48" office:value-type="string" calcext:value-type="string">
            <text:p>IX LIGA 1</text:p>
          </table:table-cell>
          <table:table-cell table:style-name="ce48"/>
          <table:table-cell table:style-name="ce91" office:value-type="string" calcext:value-type="string">
            <text:p>SÃO PAULO (BRA)</text:p>
          </table:table-cell>
          <table:table-cell table:style-name="ce48" office:value-type="string" calcext:value-type="string">
            <text:p>BUENOS AIRES (ARG)</text:p>
          </table:table-cell>
          <table:table-cell table:style-name="ce116" office:value-type="string" calcext:value-type="string">
            <text:p>SALVADOR (BRA)</text:p>
          </table:table-cell>
          <table:table-cell table:style-name="ce119" office:value-type="string" calcext:value-type="string">
            <text:p>SANTIAGO (CHI)</text:p>
          </table:table-cell>
          <table:table-cell table:number-columns-repeated="1016"/>
        </table:table-row>
        <table:table-row table:style-name="ro3">
          <table:table-cell table:style-name="ce48" office:value-type="float" office:value="2004" calcext:value-type="float">
            <text:p>2004</text:p>
          </table:table-cell>
          <table:table-cell table:style-name="ce48" office:value-type="string" calcext:value-type="string">
            <text:p>1913 CAMPEONATO AAF</text:p>
          </table:table-cell>
          <table:table-cell table:style-name="ce48" office:value-type="string" calcext:value-type="string">
            <text:p>VIII LIGA 2</text:p>
          </table:table-cell>
          <table:table-cell table:style-name="ce48"/>
          <table:table-cell table:style-name="ce84" office:value-type="string" calcext:value-type="string">
            <text:p>RECIFE (BRA)</text:p>
          </table:table-cell>
          <table:table-cell table:style-name="ce101" office:value-type="string" calcext:value-type="string">
            <text:p>GUARULHOS (BRA)</text:p>
          </table:table-cell>
          <table:table-cell table:style-name="ce48" office:value-type="string" calcext:value-type="string">
            <text:p>ROSARIO (ARG)</text:p>
          </table:table-cell>
          <table:table-cell table:style-name="ce115" office:value-type="string" calcext:value-type="string">
            <text:p>SANTA CRUZ DE LA SIERRA (BOL)</text:p>
          </table:table-cell>
          <table:table-cell table:number-columns-repeated="1016"/>
        </table:table-row>
        <table:table-row table:style-name="ro3">
          <table:table-cell table:style-name="ce48" office:value-type="float" office:value="2004" calcext:value-type="float">
            <text:p>2004</text:p>
          </table:table-cell>
          <table:table-cell table:style-name="ce48" office:value-type="string" calcext:value-type="string">
            <text:p>1913 CAMPEONATO FAF</text:p>
          </table:table-cell>
          <table:table-cell table:style-name="ce48" office:value-type="string" calcext:value-type="string">
            <text:p>VI LIGA 3</text:p>
          </table:table-cell>
          <table:table-cell table:style-name="ce48"/>
          <table:table-cell table:style-name="ce90" office:value-type="string" calcext:value-type="string">
            <text:p>LA MATANZA (ARG)</text:p>
          </table:table-cell>
          <table:table-cell table:style-name="ce90" office:value-type="string" calcext:value-type="string">
            <text:p>UBERLÂNDIA (BRA)</text:p>
          </table:table-cell>
          <table:table-cell table:style-name="ce90" office:value-type="string" calcext:value-type="string">
            <text:p>CUIABÁ (BRA)</text:p>
          </table:table-cell>
          <table:table-cell table:style-name="ce90" office:value-type="string" calcext:value-type="string">
            <text:p>SALTA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4" calcext:value-type="float">
            <text:p>2004</text:p>
          </table:table-cell>
          <table:table-cell table:style-name="ce48" office:value-type="string" calcext:value-type="string">
            <text:p>1914 CAMPEONATO AAF</text:p>
          </table:table-cell>
          <table:table-cell table:style-name="ce48" office:value-type="string" calcext:value-type="string">
            <text:p>II LIGA 4</text:p>
          </table:table-cell>
          <table:table-cell table:style-name="ce48"/>
          <table:table-cell table:style-name="ce111" office:value-type="string" calcext:value-type="string">
            <text:p>SÃO JOSÉ DO RIO PRETO (BRA)</text:p>
          </table:table-cell>
          <table:table-cell table:style-name="ce90" office:value-type="string" calcext:value-type="string">
            <text:p>CATAMARCA (ARG)</text:p>
          </table:table-cell>
          <table:table-cell table:style-name="ce91" office:value-type="string" calcext:value-type="string">
            <text:p>LIMPIO (PAR)</text:p>
          </table:table-cell>
          <table:table-cell table:style-name="ce120" office:value-type="string" calcext:value-type="string">
            <text:p>CORONEL FLORENTÍN OVIEDO (PAR)</text:p>
          </table:table-cell>
          <table:table-cell table:number-columns-repeated="1016"/>
        </table:table-row>
        <table:table-row table:style-name="ro3">
          <table:table-cell table:style-name="ce48" office:value-type="float" office:value="2005" calcext:value-type="float">
            <text:p>2005</text:p>
          </table:table-cell>
          <table:table-cell table:style-name="ce48"/>
          <table:table-cell table:style-name="ce48" office:value-type="string" calcext:value-type="string">
            <text:p>X COPA MERCOSUR</text:p>
          </table:table-cell>
          <table:table-cell table:style-name="ce48" office:value-type="string" calcext:value-type="string">
            <text:p>BELO HORIZONTE (BRA)</text:p>
          </table:table-cell>
          <table:table-cell table:style-name="ce48" office:value-type="string" calcext:value-type="string">
            <text:p>MAVEDI</text:p>
          </table:table-cell>
          <table:table-cell table:style-name="ce48" office:value-type="string" calcext:value-type="string">
            <text:p>SALVADOR (BRA)</text:p>
          </table:table-cell>
          <table:table-cell table:style-name="ce48" office:value-type="string" calcext:value-type="string">
            <text:p>BUENOS AIRES (ARG)</text:p>
          </table:table-cell>
          <table:table-cell table:style-name="ce48" office:value-type="string" calcext:value-type="string">
            <text:p>SÃO PAULO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2005" calcext:value-type="float">
            <text:p>2005</text:p>
          </table:table-cell>
          <table:table-cell table:style-name="ce48" office:value-type="string" calcext:value-type="string">
            <text:p>1914 CAMPEONATO FAF</text:p>
          </table:table-cell>
          <table:table-cell table:style-name="ce48" office:value-type="string" calcext:value-type="string">
            <text:p>X LIGA 1</text:p>
          </table:table-cell>
          <table:table-cell table:style-name="ce48"/>
          <table:table-cell table:style-name="ce48" office:value-type="string" calcext:value-type="string">
            <text:p>RÍO DE JANEIRO (BRA)</text:p>
          </table:table-cell>
          <table:table-cell table:style-name="ce48" office:value-type="string" calcext:value-type="string">
            <text:p>MAVEDI</text:p>
          </table:table-cell>
          <table:table-cell table:style-name="ce119" office:value-type="string" calcext:value-type="string">
            <text:p>SANTIAGO (CHI)</text:p>
          </table:table-cell>
          <table:table-cell table:style-name="ce48" office:value-type="string" calcext:value-type="string">
            <text:p>SALVADOR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2005" calcext:value-type="float">
            <text:p>2005</text:p>
          </table:table-cell>
          <table:table-cell table:style-name="ce48" office:value-type="string" calcext:value-type="string">
            <text:p>1915 CAMPEONATO</text:p>
          </table:table-cell>
          <table:table-cell table:style-name="ce48" office:value-type="string" calcext:value-type="string">
            <text:p>IX LIGA 2</text:p>
          </table:table-cell>
          <table:table-cell table:style-name="ce48"/>
          <table:table-cell table:style-name="ce27" office:value-type="string" calcext:value-type="string">
            <text:p>MONTEVIDEO (URU)</text:p>
          </table:table-cell>
          <table:table-cell table:style-name="ce117" office:value-type="string" calcext:value-type="string">
            <text:p>SANTA CRUZ DE LA SIERRA (BOL)</text:p>
          </table:table-cell>
          <table:table-cell table:style-name="ce87" office:value-type="string" calcext:value-type="string">
            <text:p>LA PAZ (BOL)</text:p>
          </table:table-cell>
          <table:table-cell table:style-name="ce87" office:value-type="string" calcext:value-type="string">
            <text:p>CAMPINAS (BRA)</text:p>
          </table:table-cell>
          <table:table-cell table:number-columns-repeated="1016"/>
        </table:table-row>
        <table:table-row table:style-name="ro3">
          <table:table-cell table:style-name="ce48" office:value-type="float" office:value="2005" calcext:value-type="float">
            <text:p>2005</text:p>
          </table:table-cell>
          <table:table-cell table:style-name="ce48" office:value-type="string" calcext:value-type="string">
            <text:p>1916 CAMPEONATO</text:p>
          </table:table-cell>
          <table:table-cell table:style-name="ce48" office:value-type="string" calcext:value-type="string">
            <text:p>VII LIGA 3</text:p>
          </table:table-cell>
          <table:table-cell table:style-name="ce48"/>
          <table:table-cell table:style-name="ce90" office:value-type="string" calcext:value-type="string">
            <text:p>MAUÁ (BRA)</text:p>
          </table:table-cell>
          <table:table-cell table:style-name="ce90" office:value-type="string" calcext:value-type="string">
            <text:p>SANTA FE (ARG)</text:p>
          </table:table-cell>
          <table:table-cell table:style-name="ce89" office:value-type="string" calcext:value-type="string">
            <text:p>LONDRINA (BRA)</text:p>
          </table:table-cell>
          <table:table-cell table:style-name="ce90" office:value-type="string" calcext:value-type="string">
            <text:p>SAN ISIDRO (ARG)</text:p>
          </table:table-cell>
          <table:table-cell table:number-columns-repeated="1016"/>
        </table:table-row>
        <table:table-row table:style-name="ro3">
          <table:table-cell table:style-name="ce48" office:value-type="float" office:value="2005" calcext:value-type="float">
            <text:p>2005</text:p>
          </table:table-cell>
          <table:table-cell table:style-name="ce48" office:value-type="string" calcext:value-type="string">
            <text:p>1917 CAMPEONATO</text:p>
          </table:table-cell>
          <table:table-cell table:style-name="ce48" office:value-type="string" calcext:value-type="string">
            <text:p>III LIGA 4</text:p>
          </table:table-cell>
          <table:table-cell table:style-name="ce48"/>
          <table:table-cell table:style-name="ce88" office:value-type="string" calcext:value-type="string">
            <text:p>RIO CLARO (BRA)</text:p>
          </table:table-cell>
          <table:table-cell table:style-name="ce27" office:value-type="string" calcext:value-type="string">
            <text:p>MENDOZA (ARG)</text:p>
          </table:table-cell>
          <table:table-cell table:style-name="ce120" office:value-type="string" calcext:value-type="string">
            <text:p>BELLA VISTA NORTE (PAR)</text:p>
          </table:table-cell>
          <table:table-cell table:style-name="ce93" office:value-type="string" calcext:value-type="string">
            <text:p>RIVERA (URU)</text:p>
          </table:table-cell>
          <table:table-cell table:number-columns-repeated="1016"/>
        </table:table-row>
        <table:table-row table:style-name="ro3">
          <table:table-cell table:style-name="ce48" office:value-type="float" office:value="2006" calcext:value-type="float">
            <text:p>2006</text:p>
          </table:table-cell>
          <table:table-cell table:style-name="Default"/>
          <table:table-cell table:style-name="ce48" office:value-type="string" calcext:value-type="string">
            <text:p>XI COPA MERCOSUR</text:p>
          </table:table-cell>
          <table:table-cell table:style-name="ce48" office:value-type="string" calcext:value-type="string">
            <text:p>SANTIAGO (CHI)</text:p>
          </table:table-cell>
          <table:table-cell table:number-columns-repeated="1020"/>
        </table:table-row>
        <table:table-row table:style-name="ro3">
          <table:table-cell table:style-name="ce48" office:value-type="float" office:value="2006" calcext:value-type="float">
            <text:p>2006</text:p>
          </table:table-cell>
          <table:table-cell table:style-name="ce48" office:value-type="string" calcext:value-type="string">
            <text:p>1918 CAMPEONATO</text:p>
          </table:table-cell>
          <table:table-cell table:style-name="ce48" office:value-type="string" calcext:value-type="string">
            <text:p>XI LIGA 1</text:p>
          </table:table-cell>
          <table:table-cell table:number-columns-repeated="1021"/>
        </table:table-row>
        <table:table-row table:style-name="ro3">
          <table:table-cell table:style-name="ce48" office:value-type="float" office:value="2006" calcext:value-type="float">
            <text:p>2006</text:p>
          </table:table-cell>
          <table:table-cell table:style-name="ce48" office:value-type="string" calcext:value-type="string">
            <text:p>1919 CAMPEONATO AAF</text:p>
          </table:table-cell>
          <table:table-cell table:style-name="ce48" office:value-type="string" calcext:value-type="string">
            <text:p>X LIGA 2</text:p>
          </table:table-cell>
          <table:table-cell table:number-columns-repeated="1021"/>
        </table:table-row>
        <table:table-row table:style-name="ro3">
          <table:table-cell table:style-name="ce48" office:value-type="float" office:value="2006" calcext:value-type="float">
            <text:p>2006</text:p>
          </table:table-cell>
          <table:table-cell table:style-name="ce48" office:value-type="string" calcext:value-type="string">
            <text:p>1919 CAMPEONATO AamF</text:p>
          </table:table-cell>
          <table:table-cell table:style-name="ce48" office:value-type="string" calcext:value-type="string">
            <text:p>VIII LIGA 3</text:p>
          </table:table-cell>
          <table:table-cell table:number-columns-repeated="1021"/>
        </table:table-row>
        <table:table-row table:style-name="ro3">
          <table:table-cell table:style-name="ce48" office:value-type="float" office:value="2006" calcext:value-type="float">
            <text:p>2006</text:p>
          </table:table-cell>
          <table:table-cell table:style-name="ce48" office:value-type="string" calcext:value-type="string">
            <text:p>1920 CAMPEONATO AAF</text:p>
          </table:table-cell>
          <table:table-cell table:style-name="ce48" office:value-type="string" calcext:value-type="string">
            <text:p>IV LIGA 4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69" office:value-type="date" office:date-value="2006-03-26" calcext:value-type="date">
            <text:p>26/03/06</text:p>
          </table:table-cell>
          <table:table-cell table:number-columns-repeated="1022"/>
        </table:table-row>
        <table:table-row table:style-name="ro1">
          <table:table-cell/>
          <table:table-cell table:style-name="ce69" table:formula="of:=TODAY()" office:value-type="date" office:date-value="2018-09-11" calcext:value-type="date">
            <text:p>11/09/18</text:p>
          </table:table-cell>
          <table:table-cell table:number-columns-repeated="1022"/>
        </table:table-row>
        <table:table-row table:style-name="ro1">
          <table:table-cell/>
          <table:table-cell table:formula="of:=2018-([.B52]-[.B51])" office:value-type="float" office:value="-2534" calcext:value-type="float">
            <text:p>-2534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UDAD" table:style-name="ta1">
        <office:forms form:automatic-focus="false" form:apply-design-mode="false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5" table:default-cell-style-name="ce3"/>
        <table:table-column table:style-name="co2" table:number-columns-repeated="1015" table:default-cell-style-name="ce3"/>
        <table:table-row table:style-name="ro4"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PAIS</text:p>
          </table:table-cell>
          <table:table-cell table:style-name="ce22" office:value-type="string" calcext:value-type="string">
            <text:p>CIUDAD</text:p>
          </table:table-cell>
          <table:table-cell table:style-name="ce22" office:value-type="string" calcext:value-type="string">
            <text:p>PROV</text:p>
          </table:table-cell>
          <table:table-cell table:style-name="ce22" office:value-type="string" calcext:value-type="string">
            <text:p>AÑO</text:p>
          </table:table-cell>
          <table:table-cell table:style-name="ce22" office:value-type="string" calcext:value-type="string">
            <text:p>cat</text:p>
          </table:table-cell>
          <table:table-cell table:style-name="ce22" office:value-type="string" calcext:value-type="string">
            <text:p>pts</text:p>
          </table:table-cell>
          <table:table-cell table:style-name="ce66" table:formula="of:=RAND()*[.H17]" office:value-type="float" office:value="16351.9472996502" calcext:value-type="float">
            <text:p>16.352</text:p>
          </table:table-cell>
          <table:table-cell table:style-name="ce114" office:value-type="string" calcext:value-type="string">
            <text:p>COPAS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IF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BELO HORIZONTE</text:p>
          </table:table-cell>
          <table:table-cell table:style-name="ce84" office:value-type="string" calcext:value-type="string">
            <text:p>MG</text:p>
          </table:table-cell>
          <table:table-cell table:style-name="ce27" office:value-type="float" office:value="1996" calcext:value-type="float">
            <text:p>1996</text:p>
          </table:table-cell>
          <table:table-cell table:style-name="ce52" office:value-type="float" office:value="66" calcext:value-type="float">
            <text:p>66</text:p>
          </table:table-cell>
          <table:table-cell table:style-name="ce48" table:formula="of:=[.F2]*100" office:value-type="float" office:value="6600" calcext:value-type="float">
            <text:p>6600</text:p>
          </table:table-cell>
          <table:table-cell table:style-name="ce104" table:formula="of:=[.H1]+[.G2]" office:value-type="float" office:value="22951.9472996502" calcext:value-type="float">
            <text:p>22.952</text:p>
          </table:table-cell>
          <table:table-cell table:number-columns-repeated="2"/>
          <table:table-cell office:value-type="string" calcext:value-type="string">
            <text:p>CAT 1</text:p>
          </table:table-cell>
          <table:table-cell office:value-type="float" office:value="9999" calcext:value-type="float">
            <text:p>9999</text:p>
          </table:table-cell>
          <table:table-cell office:value-type="float" office:value="4200" calcext:value-type="float">
            <text:p>4200</text:p>
          </table:table-cell>
          <table:table-cell table:formula="of:=[.L2]-[.M2]" office:value-type="float" office:value="5799" calcext:value-type="float">
            <text:p>5799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BRASILIA</text:p>
          </table:table-cell>
          <table:table-cell table:style-name="ce84" office:value-type="string" calcext:value-type="string">
            <text:p>DF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62" calcext:value-type="float">
            <text:p>62</text:p>
          </table:table-cell>
          <table:table-cell table:style-name="ce48" table:formula="of:=[.F3]*100" office:value-type="float" office:value="6200" calcext:value-type="float">
            <text:p>6200</text:p>
          </table:table-cell>
          <table:table-cell table:style-name="ce104" table:formula="of:=[.H2]+[.G3]" office:value-type="float" office:value="29151.9472996502" calcext:value-type="float">
            <text:p>29.152</text:p>
          </table:table-cell>
          <table:table-cell table:number-columns-repeated="2"/>
          <table:table-cell office:value-type="string" calcext:value-type="string">
            <text:p>CAT 2E</text:p>
          </table:table-cell>
          <table:table-cell office:value-type="float" office:value="4900" calcext:value-type="float">
            <text:p>4900</text:p>
          </table:table-cell>
          <table:table-cell office:value-type="float" office:value="2500" calcext:value-type="float">
            <text:p>2500</text:p>
          </table:table-cell>
          <table:table-cell table:formula="of:=[.L3]-[.M3]" office:value-type="float" office:value="2400" calcext:value-type="float">
            <text:p>240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BUENOS AIRES</text:p>
          </table:table-cell>
          <table:table-cell table:style-name="ce27" office:value-type="string" calcext:value-type="string">
            <text:p>DF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74" calcext:value-type="float">
            <text:p>74</text:p>
          </table:table-cell>
          <table:table-cell table:style-name="ce48" table:formula="of:=[.F4]*100" office:value-type="float" office:value="7400" calcext:value-type="float">
            <text:p>7400</text:p>
          </table:table-cell>
          <table:table-cell table:style-name="ce104" table:formula="of:=[.H3]+[.G4]" office:value-type="float" office:value="36551.9472996502" calcext:value-type="float">
            <text:p>36.552</text:p>
          </table:table-cell>
          <table:table-cell table:number-columns-repeated="2"/>
          <table:table-cell office:value-type="string" calcext:value-type="string">
            <text:p>CAT 2O</text:p>
          </table:table-cell>
          <table:table-cell office:value-type="float" office:value="4600" calcext:value-type="float">
            <text:p>4600</text:p>
          </table:table-cell>
          <table:table-cell office:value-type="float" office:value="2300" calcext:value-type="float">
            <text:p>2300</text:p>
          </table:table-cell>
          <table:table-cell table:formula="of:=[.L4]-[.M4]" office:value-type="float" office:value="2300" calcext:value-type="float">
            <text:p>230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CÓRDOBA</text:p>
          </table:table-cell>
          <table:table-cell table:style-name="ce27" office:value-type="string" calcext:value-type="string">
            <text:p>CDB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49" calcext:value-type="float">
            <text:p>49</text:p>
          </table:table-cell>
          <table:table-cell table:style-name="ce48" table:formula="of:=[.F5]*100" office:value-type="float" office:value="4900" calcext:value-type="float">
            <text:p>4900</text:p>
          </table:table-cell>
          <table:table-cell table:style-name="ce104" table:formula="of:=[.H4]+[.G5]" office:value-type="float" office:value="41451.9472996502" calcext:value-type="float">
            <text:p>41.452</text:p>
          </table:table-cell>
          <table:table-cell table:number-columns-repeated="2"/>
          <table:table-cell office:value-type="string" calcext:value-type="string">
            <text:p>CAT 3E</text:p>
          </table:table-cell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table:formula="of:=[.L5]-[.M5]" office:value-type="float" office:value="1200" calcext:value-type="float">
            <text:p>120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CURITIBA</text:p>
          </table:table-cell>
          <table:table-cell table:style-name="ce84" office:value-type="string" calcext:value-type="string">
            <text:p>PR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55" calcext:value-type="float">
            <text:p>55</text:p>
          </table:table-cell>
          <table:table-cell table:style-name="ce48" table:formula="of:=[.F6]*100" office:value-type="float" office:value="5500" calcext:value-type="float">
            <text:p>5500</text:p>
          </table:table-cell>
          <table:table-cell table:style-name="ce104" table:formula="of:=[.H5]+[.G6]" office:value-type="float" office:value="46951.9472996502" calcext:value-type="float">
            <text:p>46.952</text:p>
          </table:table-cell>
          <table:table-cell table:number-columns-repeated="2"/>
          <table:table-cell office:value-type="string" calcext:value-type="string">
            <text:p>CAT 3N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1800" calcext:value-type="float">
            <text:p>1800</text:p>
          </table:table-cell>
          <table:table-cell table:formula="of:=[.L6]-[.M6]" office:value-type="float" office:value="1000" calcext:value-type="float">
            <text:p>100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FORTALEZA</text:p>
          </table:table-cell>
          <table:table-cell table:style-name="ce84" office:value-type="string" calcext:value-type="string">
            <text:p>CE</text:p>
          </table:table-cell>
          <table:table-cell table:style-name="ce27" office:value-type="float" office:value="1996" calcext:value-type="float">
            <text:p>1996</text:p>
          </table:table-cell>
          <table:table-cell table:style-name="ce52" office:value-type="float" office:value="64" calcext:value-type="float">
            <text:p>64</text:p>
          </table:table-cell>
          <table:table-cell table:style-name="ce48" table:formula="of:=[.F7]*100" office:value-type="float" office:value="6400" calcext:value-type="float">
            <text:p>6400</text:p>
          </table:table-cell>
          <table:table-cell table:style-name="ce104" table:formula="of:=[.H6]+[.G7]" office:value-type="float" office:value="53351.9472996502" calcext:value-type="float">
            <text:p>53.352</text:p>
          </table:table-cell>
          <table:table-cell table:number-columns-repeated="2"/>
          <table:table-cell office:value-type="string" calcext:value-type="string">
            <text:p>CAT 3O</text:p>
          </table:table-cell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table:formula="of:=[.L7]-[.M7]" office:value-type="float" office:value="900" calcext:value-type="float">
            <text:p>90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BRASIL</text:p>
          </table:table-cell>
          <table:table-cell table:style-name="ce85" office:value-type="string" calcext:value-type="string">
            <text:p>GUARULHOS</text:p>
          </table:table-cell>
          <table:table-cell table:style-name="ce85" office:value-type="string" calcext:value-type="string">
            <text:p>SP</text:p>
          </table:table-cell>
          <table:table-cell table:style-name="ce37" office:value-type="float" office:value="1999" calcext:value-type="float">
            <text:p>1999</text:p>
          </table:table-cell>
          <table:table-cell table:style-name="ce37" office:value-type="float" office:value="46" calcext:value-type="float">
            <text:p>46</text:p>
          </table:table-cell>
          <table:table-cell table:style-name="ce48" table:formula="of:=[.F8]*100" office:value-type="float" office:value="4600" calcext:value-type="float">
            <text:p>4600</text:p>
          </table:table-cell>
          <table:table-cell table:style-name="ce104" table:formula="of:=[.H7]+[.G8]" office:value-type="float" office:value="57951.9472996502" calcext:value-type="float">
            <text:p>57.952</text:p>
          </table:table-cell>
          <table:table-cell table:number-columns-repeated="2"/>
          <table:table-cell office:value-type="string" calcext:value-type="string">
            <text:p>CAT 3S</text:p>
          </table:table-cell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table:formula="of:=[.L8]-[.M8]" office:value-type="float" office:value="1400" calcext:value-type="float">
            <text:p>1400</text:p>
          </table:table-cell>
          <table:table-cell table:number-columns-repeated="1010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/>
          <table:table-cell table:style-name="ce82" office:value-type="string" calcext:value-type="string">
            <text:p>MAVEDI</text:p>
          </table:table-cell>
          <table:table-cell table:style-name="ce82"/>
          <table:table-cell table:style-name="ce19"/>
          <table:table-cell table:style-name="ce102"/>
          <table:table-cell table:style-name="ce102" table:formula="of:=9999-999" office:value-type="float" office:value="9000" calcext:value-type="float">
            <text:p>9000</text:p>
          </table:table-cell>
          <table:table-cell table:style-name="ce104" table:formula="of:=[.H8]+[.G9]" office:value-type="float" office:value="66951.9472996502" calcext:value-type="float">
            <text:p>66.952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CAT 4E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URUGUAY</text:p>
          </table:table-cell>
          <table:table-cell table:style-name="ce27" office:value-type="string" calcext:value-type="string">
            <text:p>MONTEVIDEO</text:p>
          </table:table-cell>
          <table:table-cell table:style-name="ce27"/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formula="of:=[.F10]*100" office:value-type="float" office:value="4900" calcext:value-type="float">
            <text:p>4900</text:p>
          </table:table-cell>
          <table:table-cell table:style-name="ce104" table:formula="of:=[.H9]+[.G10]" office:value-type="float" office:value="71851.9472996502" calcext:value-type="float">
            <text:p>71.852</text:p>
          </table:table-cell>
          <table:table-cell table:number-columns-repeated="2"/>
          <table:table-cell office:value-type="string" calcext:value-type="string">
            <text:p>CAT 4N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[.L10]-[.M10]" office:value-type="float" office:value="800" calcext:value-type="float">
            <text:p>80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PORTO ALEGRE</text:p>
          </table:table-cell>
          <table:table-cell table:style-name="ce84" office:value-type="string" calcext:value-type="string">
            <text:p>RS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50" calcext:value-type="float">
            <text:p>50</text:p>
          </table:table-cell>
          <table:table-cell table:style-name="ce48" table:formula="of:=[.F11]*100" office:value-type="float" office:value="5000" calcext:value-type="float">
            <text:p>5000</text:p>
          </table:table-cell>
          <table:table-cell table:style-name="ce104" table:formula="of:=[.H10]+[.G11]" office:value-type="float" office:value="76851.9472996502" calcext:value-type="float">
            <text:p>76.852</text:p>
          </table:table-cell>
          <table:table-cell table:number-columns-repeated="2"/>
          <table:table-cell office:value-type="string" calcext:value-type="string">
            <text:p>CAT 4O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L11]-[.M11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RECIFE</text:p>
          </table:table-cell>
          <table:table-cell table:style-name="ce84" office:value-type="string" calcext:value-type="string">
            <text:p>PE</text:p>
          </table:table-cell>
          <table:table-cell table:style-name="ce27" office:value-type="float" office:value="1996" calcext:value-type="float">
            <text:p>1996</text:p>
          </table:table-cell>
          <table:table-cell table:style-name="ce52" office:value-type="float" office:value="52" calcext:value-type="float">
            <text:p>52</text:p>
          </table:table-cell>
          <table:table-cell table:style-name="ce48" table:formula="of:=[.F12]*100" office:value-type="float" office:value="5200" calcext:value-type="float">
            <text:p>5200</text:p>
          </table:table-cell>
          <table:table-cell table:style-name="ce104" table:formula="of:=[.H11]+[.G12]" office:value-type="float" office:value="82051.9472996502" calcext:value-type="float">
            <text:p>82.052</text:p>
          </table:table-cell>
          <table:table-cell table:number-columns-repeated="2"/>
          <table:table-cell office:value-type="string" calcext:value-type="string">
            <text:p>CAT 4S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L12]-[.M12]" office:value-type="float" office:value="500" calcext:value-type="float">
            <text:p>500</text:p>
          </table:table-cell>
          <table:table-cell table:number-columns-repeated="1010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BRASIL</text:p>
          </table:table-cell>
          <table:table-cell table:style-name="ce19" office:value-type="string" calcext:value-type="string">
            <text:p>RIO DE JANEIRO</text:p>
          </table:table-cell>
          <table:table-cell table:style-name="ce19" office:value-type="string" calcext:value-type="string">
            <text:p>RJ</text:p>
          </table:table-cell>
          <table:table-cell table:style-name="ce19" office:value-type="float" office:value="1995" calcext:value-type="float">
            <text:p>199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table:formula="of:=9999-999" office:value-type="float" office:value="9000" calcext:value-type="float">
            <text:p>9000</text:p>
          </table:table-cell>
          <table:table-cell table:style-name="ce104" table:formula="of:=[.H12]+[.G13]" office:value-type="float" office:value="91051.9472996502" calcext:value-type="float">
            <text:p>91.052</text:p>
          </table:table-cell>
          <table:table-cell office:value-type="string" calcext:value-type="string">
            <text:p>L10</text:p>
          </table:table-cell>
          <table:table-cell table:number-columns-repeated="1015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SALVADOR</text:p>
          </table:table-cell>
          <table:table-cell table:style-name="ce84" office:value-type="string" calcext:value-type="string">
            <text:p>BA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69" calcext:value-type="float">
            <text:p>69</text:p>
          </table:table-cell>
          <table:table-cell table:style-name="ce48" table:formula="of:=[.F14]*100" office:value-type="float" office:value="6900" calcext:value-type="float">
            <text:p>6900</text:p>
          </table:table-cell>
          <table:table-cell table:style-name="ce104" table:formula="of:=[.H13]+[.G14]" office:value-type="float" office:value="97951.9472996502" calcext:value-type="float">
            <text:p>97.952</text:p>
          </table:table-cell>
          <table:table-cell table:number-columns-repeated="1016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48" office:value-type="string" calcext:value-type="string">
            <text:p>BOLIVIA</text:p>
          </table:table-cell>
          <table:table-cell table:style-name="ce87" office:value-type="string" calcext:value-type="string">
            <text:p>SANTA CRUZ DE LA SIERRA</text:p>
          </table:table-cell>
          <table:table-cell table:style-name="ce87"/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46" calcext:value-type="float">
            <text:p>46</text:p>
          </table:table-cell>
          <table:table-cell table:style-name="ce48" table:formula="of:=[.F15]*100" office:value-type="float" office:value="4600" calcext:value-type="float">
            <text:p>4600</text:p>
          </table:table-cell>
          <table:table-cell table:style-name="ce104" table:formula="of:=[.H14]+[.G15]" office:value-type="float" office:value="102551.94729965" calcext:value-type="float">
            <text:p>102.552</text:p>
          </table:table-cell>
          <table:table-cell table:number-columns-repeated="1016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CHILE</text:p>
          </table:table-cell>
          <table:table-cell table:style-name="ce19" office:value-type="string" calcext:value-type="string">
            <text:p>SANTIAGO DE CHILE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float" office:value="1996" calcext:value-type="float">
            <text:p>1996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9999" calcext:value-type="float">
            <text:p>9999</text:p>
          </table:table-cell>
          <table:table-cell table:style-name="ce104" table:formula="of:=[.G16]" office:value-type="float" office:value="9999" calcext:value-type="float">
            <text:p>9.999</text:p>
          </table:table-cell>
          <table:table-cell table:number-columns-repeated="1016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BRASIL</text:p>
          </table:table-cell>
          <table:table-cell table:style-name="ce83" office:value-type="string" calcext:value-type="string">
            <text:p>SÃO PAULO</text:p>
          </table:table-cell>
          <table:table-cell table:style-name="ce83" office:value-type="string" calcext:value-type="string">
            <text:p>SP</text:p>
          </table:table-cell>
          <table:table-cell table:style-name="ce33" office:value-type="float" office:value="1998" calcext:value-type="float">
            <text:p>1998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000" calcext:value-type="float">
            <text:p>8000</text:p>
          </table:table-cell>
          <table:table-cell table:style-name="ce104" table:formula="of:=[.H16]+[.G17]" office:value-type="float" office:value="17999" calcext:value-type="float">
            <text:p>17.999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27" office:value-type="string" calcext:value-type="string">
            <text:p>PARAGUAY</text:p>
          </table:table-cell>
          <table:table-cell table:style-name="ce27" office:value-type="string" calcext:value-type="string">
            <text:p>ASUNCIÓN</text:p>
          </table:table-cell>
          <table:table-cell table:style-name="ce27" office:value-type="string" calcext:value-type="string">
            <text:p>ASU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31" calcext:value-type="float">
            <text:p>31</text:p>
          </table:table-cell>
          <table:table-cell table:style-name="ce48" table:formula="of:=[.F18]*100" office:value-type="float" office:value="3100" calcext:value-type="float">
            <text:p>3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27" office:value-type="string" calcext:value-type="string">
            <text:p>BRASIL</text:p>
          </table:table-cell>
          <table:table-cell table:style-name="ce88" office:value-type="string" calcext:value-type="string">
            <text:p>BELEM</text:p>
          </table:table-cell>
          <table:table-cell table:style-name="ce88" office:value-type="string" calcext:value-type="string">
            <text:p>PA</text:p>
          </table:table-cell>
          <table:table-cell table:style-name="ce27" office:value-type="float" office:value="1998" calcext:value-type="float">
            <text:p>1998</text:p>
          </table:table-cell>
          <table:table-cell table:style-name="ce52" office:value-type="float" office:value="49" calcext:value-type="float">
            <text:p>49</text:p>
          </table:table-cell>
          <table:table-cell table:style-name="ce48" table:formula="of:=[.F19]*100" office:value-type="float" office:value="4900" calcext:value-type="float">
            <text:p>49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CAMPINAS</text:p>
          </table:table-cell>
          <table:table-cell table:style-name="ce87" office:value-type="string" calcext:value-type="string">
            <text:p>SP</text:p>
          </table:table-cell>
          <table:table-cell table:style-name="ce52" office:value-type="float" office:value="2001" calcext:value-type="float">
            <text:p>2001</text:p>
          </table:table-cell>
          <table:table-cell table:style-name="ce52" office:value-type="float" office:value="41" calcext:value-type="float">
            <text:p>41</text:p>
          </table:table-cell>
          <table:table-cell table:style-name="ce48" table:formula="of:=[.F20]*100" office:value-type="float" office:value="4100" calcext:value-type="float">
            <text:p>4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CUIABÁ</text:p>
          </table:table-cell>
          <table:table-cell table:style-name="ce87" office:value-type="string" calcext:value-type="string">
            <text:p>MT</text:p>
          </table:table-cell>
          <table:table-cell table:style-name="ce52" office:value-type="float" office:value="2001" calcext:value-type="float">
            <text:p>2001</text:p>
          </table:table-cell>
          <table:table-cell table:style-name="ce52" office:value-type="float" office:value="30" calcext:value-type="float">
            <text:p>30</text:p>
          </table:table-cell>
          <table:table-cell table:style-name="ce48" table:formula="of:=[.F21]*100" office:value-type="float" office:value="3000" calcext:value-type="float">
            <text:p>3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FLORIANÓPOLIS</text:p>
          </table:table-cell>
          <table:table-cell table:style-name="ce84" office:value-type="string" calcext:value-type="string">
            <text:p>SC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25" calcext:value-type="float">
            <text:p>25</text:p>
          </table:table-cell>
          <table:table-cell table:style-name="ce48" table:formula="of:=[.F22]*100" office:value-type="float" office:value="2500" calcext:value-type="float">
            <text:p>2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GOIÂNIA</text:p>
          </table:table-cell>
          <table:table-cell table:style-name="ce87" office:value-type="string" calcext:value-type="string">
            <text:p>GO</text:p>
          </table:table-cell>
          <table:table-cell table:style-name="ce52" office:value-type="float" office:value="2001" calcext:value-type="float">
            <text:p>2001</text:p>
          </table:table-cell>
          <table:table-cell table:style-name="ce52" office:value-type="float" office:value="50" calcext:value-type="float">
            <text:p>50</text:p>
          </table:table-cell>
          <table:table-cell table:style-name="ce48" table:formula="of:=[.F23]*100" office:value-type="float" office:value="5000" calcext:value-type="float">
            <text:p>5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37" office:value-type="string" calcext:value-type="string">
            <text:p>BRASIL</text:p>
          </table:table-cell>
          <table:table-cell table:style-name="ce85" office:value-type="string" calcext:value-type="string">
            <text:p>JOINVILLE</text:p>
          </table:table-cell>
          <table:table-cell table:style-name="ce85" office:value-type="string" calcext:value-type="string">
            <text:p>SC</text:p>
          </table:table-cell>
          <table:table-cell table:style-name="ce37" office:value-type="float" office:value="1999" calcext:value-type="float">
            <text:p>1999</text:p>
          </table:table-cell>
          <table:table-cell table:style-name="ce37" office:value-type="float" office:value="28" calcext:value-type="float">
            <text:p>28</text:p>
          </table:table-cell>
          <table:table-cell table:style-name="ce48" table:formula="of:=[.F24]*100" office:value-type="float" office:value="2800" calcext:value-type="float">
            <text:p>2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27" office:value-type="string" calcext:value-type="string">
            <text:p>BRASIL</text:p>
          </table:table-cell>
          <table:table-cell table:style-name="ce88" office:value-type="string" calcext:value-type="string">
            <text:p>JUIZ DE FORA</text:p>
          </table:table-cell>
          <table:table-cell table:style-name="ce88" office:value-type="string" calcext:value-type="string">
            <text:p>MG</text:p>
          </table:table-cell>
          <table:table-cell table:style-name="ce27" office:value-type="float" office:value="1997" calcext:value-type="float">
            <text:p>1997</text:p>
          </table:table-cell>
          <table:table-cell table:style-name="ce52" office:value-type="float" office:value="29" calcext:value-type="float">
            <text:p>29</text:p>
          </table:table-cell>
          <table:table-cell table:style-name="ce48" table:formula="of:=[.F25]*100" office:value-type="float" office:value="2900" calcext:value-type="float">
            <text:p>29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51" office:value-type="string" calcext:value-type="string">
            <text:p>BRASIL</text:p>
          </table:table-cell>
          <table:table-cell table:style-name="ce89" office:value-type="string" calcext:value-type="string">
            <text:p>LONDRINA</text:p>
          </table:table-cell>
          <table:table-cell table:style-name="ce89" office:value-type="string" calcext:value-type="string">
            <text:p>PR</text:p>
          </table:table-cell>
          <table:table-cell table:style-name="ce51" office:value-type="float" office:value="1997" calcext:value-type="float">
            <text:p>1997</text:p>
          </table:table-cell>
          <table:table-cell table:style-name="ce48" office:value-type="float" office:value="28" calcext:value-type="float">
            <text:p>28</text:p>
          </table:table-cell>
          <table:table-cell table:style-name="ce48" table:formula="of:=[.F26]*100" office:value-type="float" office:value="2800" calcext:value-type="float">
            <text:p>2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48" office:value-type="string" calcext:value-type="string">
            <text:p>BRASIL</text:p>
          </table:table-cell>
          <table:table-cell table:style-name="ce90" office:value-type="string" calcext:value-type="string">
            <text:p>MAUÁ</text:p>
          </table:table-cell>
          <table:table-cell table:style-name="ce90" office:value-type="string" calcext:value-type="string">
            <text:p>SP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26" calcext:value-type="float">
            <text:p>26</text:p>
          </table:table-cell>
          <table:table-cell table:style-name="ce48" table:formula="of:=[.F27]*100" office:value-type="float" office:value="2600" calcext:value-type="float">
            <text:p>2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NITEROI</text:p>
          </table:table-cell>
          <table:table-cell table:style-name="ce87" office:value-type="string" calcext:value-type="string">
            <text:p>RJ</text:p>
          </table:table-cell>
          <table:table-cell table:style-name="ce52" office:value-type="float" office:value="2001" calcext:value-type="float">
            <text:p>2001</text:p>
          </table:table-cell>
          <table:table-cell table:style-name="ce52" office:value-type="float" office:value="27" calcext:value-type="float">
            <text:p>27</text:p>
          </table:table-cell>
          <table:table-cell table:style-name="ce48" table:formula="of:=[.F28]*100" office:value-type="float" office:value="2700" calcext:value-type="float">
            <text:p>27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48" office:value-type="string" calcext:value-type="string">
            <text:p>ARGENTINA</text:p>
          </table:table-cell>
          <table:table-cell table:style-name="ce87" office:value-type="string" calcext:value-type="string">
            <text:p>RESISTENCIA</text:p>
          </table:table-cell>
          <table:table-cell table:style-name="ce87" office:value-type="string" calcext:value-type="string">
            <text:p>CHA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22" calcext:value-type="float">
            <text:p>22</text:p>
          </table:table-cell>
          <table:table-cell table:style-name="ce48" table:formula="of:=[.F29]*100" office:value-type="float" office:value="2200" calcext:value-type="float">
            <text:p>2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27" office:value-type="string" calcext:value-type="string">
            <text:p>BRASIL</text:p>
          </table:table-cell>
          <table:table-cell table:style-name="ce84" office:value-type="string" calcext:value-type="string">
            <text:p>RIBEIRÃO PRETO</text:p>
          </table:table-cell>
          <table:table-cell table:style-name="ce84" office:value-type="string" calcext:value-type="string">
            <text:p>SP</text:p>
          </table:table-cell>
          <table:table-cell table:style-name="ce27" office:value-type="float" office:value="1996" calcext:value-type="float">
            <text:p>1996</text:p>
          </table:table-cell>
          <table:table-cell table:style-name="ce52" office:value-type="float" office:value="31" calcext:value-type="float">
            <text:p>31</text:p>
          </table:table-cell>
          <table:table-cell table:style-name="ce48" table:formula="of:=[.F30]*100" office:value-type="float" office:value="3100" calcext:value-type="float">
            <text:p>3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27" office:value-type="string" calcext:value-type="string">
            <text:p>BRASIL</text:p>
          </table:table-cell>
          <table:table-cell table:style-name="ce88" office:value-type="string" calcext:value-type="string">
            <text:p>SANTO ANDRÉ</text:p>
          </table:table-cell>
          <table:table-cell table:style-name="ce88" office:value-type="string" calcext:value-type="string">
            <text:p>SP</text:p>
          </table:table-cell>
          <table:table-cell table:style-name="ce27" office:value-type="float" office:value="1997" calcext:value-type="float">
            <text:p>1997</text:p>
          </table:table-cell>
          <table:table-cell table:style-name="ce52" office:value-type="float" office:value="36" calcext:value-type="float">
            <text:p>36</text:p>
          </table:table-cell>
          <table:table-cell table:style-name="ce48" table:formula="of:=[.F31]*100" office:value-type="float" office:value="3600" calcext:value-type="float">
            <text:p>3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27" office:value-type="string" calcext:value-type="string">
            <text:p>BRASIL</text:p>
          </table:table-cell>
          <table:table-cell table:style-name="ce88" office:value-type="string" calcext:value-type="string">
            <text:p>SÃO BERNARDO DO CAMPO</text:p>
          </table:table-cell>
          <table:table-cell table:style-name="ce88" office:value-type="string" calcext:value-type="string">
            <text:p>SP</text:p>
          </table:table-cell>
          <table:table-cell table:style-name="ce27" office:value-type="float" office:value="1997" calcext:value-type="float">
            <text:p>1997</text:p>
          </table:table-cell>
          <table:table-cell table:style-name="ce52" office:value-type="float" office:value="36" calcext:value-type="float">
            <text:p>36</text:p>
          </table:table-cell>
          <table:table-cell table:style-name="ce48" table:formula="of:=[.F32]*100" office:value-type="float" office:value="3600" calcext:value-type="float">
            <text:p>3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E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UBERLÂNDIA</text:p>
          </table:table-cell>
          <table:table-cell table:style-name="ce87" office:value-type="string" calcext:value-type="string">
            <text:p>MG</text:p>
          </table:table-cell>
          <table:table-cell table:style-name="ce52" office:value-type="float" office:value="2002" calcext:value-type="float">
            <text:p>2002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formula="of:=[.F33]*100" office:value-type="float" office:value="3000" calcext:value-type="float">
            <text:p>3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AVELLANEDA (BS. AS.)</text:p>
          </table:table-cell>
          <table:table-cell table:style-name="ce90" office:value-type="string" calcext:value-type="string">
            <text:p>AV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5" calcext:value-type="float">
            <text:p>25</text:p>
          </table:table-cell>
          <table:table-cell table:style-name="ce48" table:formula="of:=[.F34]*100" office:value-type="float" office:value="2500" calcext:value-type="float">
            <text:p>2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67" office:value-type="string" calcext:value-type="string">
            <text:p>BOLIVIA</text:p>
          </table:table-cell>
          <table:table-cell table:style-name="ce95" office:value-type="string" calcext:value-type="string">
            <text:p>COCHABAMBA</text:p>
          </table:table-cell>
          <table:table-cell table:style-name="ce95"/>
          <table:table-cell table:style-name="ce67" office:value-type="float" office:value="1999" calcext:value-type="float">
            <text:p>1999</text:p>
          </table:table-cell>
          <table:table-cell table:style-name="ce67" office:value-type="float" office:value="31" calcext:value-type="float">
            <text:p>31</text:p>
          </table:table-cell>
          <table:table-cell table:style-name="ce48" table:formula="of:=[.F35]*100" office:value-type="float" office:value="3100" calcext:value-type="float">
            <text:p>3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51" office:value-type="string" calcext:value-type="string">
            <text:p>CHILE</text:p>
          </table:table-cell>
          <table:table-cell table:style-name="ce51" office:value-type="string" calcext:value-type="string">
            <text:p>CONCEPCIÓN</text:p>
          </table:table-cell>
          <table:table-cell table:style-name="ce51" office:value-type="string" calcext:value-type="string">
            <text:p>VIII</text:p>
          </table:table-cell>
          <table:table-cell table:style-name="ce51" office:value-type="float" office:value="1996" calcext:value-type="float">
            <text:p>1996</text:p>
          </table:table-cell>
          <table:table-cell table:style-name="ce48" office:value-type="float" office:value="34" calcext:value-type="float">
            <text:p>34</text:p>
          </table:table-cell>
          <table:table-cell table:style-name="ce48" table:formula="of:=[.F36]*100" office:value-type="float" office:value="3400" calcext:value-type="float">
            <text:p>34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51" office:value-type="string" calcext:value-type="string">
            <text:p>ARGENTINA</text:p>
          </table:table-cell>
          <table:table-cell table:style-name="ce96" office:value-type="string" calcext:value-type="string">
            <text:p>GENERAL SAN MARTÍN</text:p>
          </table:table-cell>
          <table:table-cell table:style-name="ce96" office:value-type="string" calcext:value-type="string">
            <text:p>BA</text:p>
          </table:table-cell>
          <table:table-cell table:style-name="ce51" office:value-type="float" office:value="1997" calcext:value-type="float">
            <text:p>1997</text:p>
          </table:table-cell>
          <table:table-cell table:style-name="ce48" office:value-type="float" office:value="27" calcext:value-type="float">
            <text:p>27</text:p>
          </table:table-cell>
          <table:table-cell table:style-name="ce48" table:formula="of:=[.F37]*100" office:value-type="float" office:value="2700" calcext:value-type="float">
            <text:p>27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53" office:value-type="string" calcext:value-type="string">
            <text:p>ARGENTINA</text:p>
          </table:table-cell>
          <table:table-cell table:style-name="ce97" office:value-type="string" calcext:value-type="string">
            <text:p>LA MATANZA</text:p>
          </table:table-cell>
          <table:table-cell table:style-name="ce97" office:value-type="string" calcext:value-type="string">
            <text:p>BA</text:p>
          </table:table-cell>
          <table:table-cell table:style-name="ce53" office:value-type="float" office:value="2002" calcext:value-type="float">
            <text:p>2002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4000" calcext:value-type="float">
            <text:p>4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48" office:value-type="string" calcext:value-type="string">
            <text:p>BOLIVIA</text:p>
          </table:table-cell>
          <table:table-cell table:style-name="ce87" office:value-type="string" calcext:value-type="string">
            <text:p>LA PAZ</text:p>
          </table:table-cell>
          <table:table-cell table:style-name="ce87"/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38" calcext:value-type="float">
            <text:p>38</text:p>
          </table:table-cell>
          <table:table-cell table:style-name="ce48" table:formula="of:=[.F39]*100" office:value-type="float" office:value="3800" calcext:value-type="float">
            <text:p>3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51" office:value-type="string" calcext:value-type="string">
            <text:p>ARGENTINA</text:p>
          </table:table-cell>
          <table:table-cell table:style-name="ce51" office:value-type="string" calcext:value-type="string">
            <text:p>LA PLATA</text:p>
          </table:table-cell>
          <table:table-cell table:style-name="ce51" office:value-type="string" calcext:value-type="string">
            <text:p>BA</text:p>
          </table:table-cell>
          <table:table-cell table:style-name="ce51" office:value-type="float" office:value="1995" calcext:value-type="float">
            <text:p>1995</text:p>
          </table:table-cell>
          <table:table-cell table:style-name="ce48" office:value-type="float" office:value="33" calcext:value-type="float">
            <text:p>33</text:p>
          </table:table-cell>
          <table:table-cell table:style-name="ce48" table:formula="of:=[.F40]*100" office:value-type="float" office:value="3300" calcext:value-type="float">
            <text:p>3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51" office:value-type="string" calcext:value-type="string">
            <text:p>ARGENTINA</text:p>
          </table:table-cell>
          <table:table-cell table:style-name="ce51" office:value-type="string" calcext:value-type="string">
            <text:p>MAR DEL PLATA</text:p>
          </table:table-cell>
          <table:table-cell table:style-name="ce51" office:value-type="string" calcext:value-type="string">
            <text:p>BA</text:p>
          </table:table-cell>
          <table:table-cell table:style-name="ce51" office:value-type="float" office:value="1996" calcext:value-type="float">
            <text:p>1996</text:p>
          </table:table-cell>
          <table:table-cell table:style-name="ce48" office:value-type="float" office:value="31" calcext:value-type="float">
            <text:p>31</text:p>
          </table:table-cell>
          <table:table-cell table:style-name="ce48" table:formula="of:=[.F41]*100" office:value-type="float" office:value="3100" calcext:value-type="float">
            <text:p>3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QUILMES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31" calcext:value-type="float">
            <text:p>31</text:p>
          </table:table-cell>
          <table:table-cell table:style-name="ce48" table:formula="of:=[.F42]*100" office:value-type="float" office:value="3100" calcext:value-type="float">
            <text:p>3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ROSARIO</text:p>
          </table:table-cell>
          <table:table-cell table:style-name="ce27" office:value-type="string" calcext:value-type="string">
            <text:p>SFE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42" calcext:value-type="float">
            <text:p>42</text:p>
          </table:table-cell>
          <table:table-cell table:style-name="ce48" table:formula="of:=[.F43]*100" office:value-type="float" office:value="4200" calcext:value-type="float">
            <text:p>4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SALTA</text:p>
          </table:table-cell>
          <table:table-cell table:style-name="ce90" office:value-type="string" calcext:value-type="string">
            <text:p>SAL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9" calcext:value-type="float">
            <text:p>29</text:p>
          </table:table-cell>
          <table:table-cell table:style-name="ce48" table:formula="of:=[.F44]*100" office:value-type="float" office:value="2900" calcext:value-type="float">
            <text:p>29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SAN ISIDRO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[.F45]*100" office:value-type="float" office:value="2300" calcext:value-type="float">
            <text:p>2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SANTA FE</text:p>
          </table:table-cell>
          <table:table-cell table:style-name="ce90" office:value-type="string" calcext:value-type="string">
            <text:p>SFE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6" calcext:value-type="float">
            <text:p>26</text:p>
          </table:table-cell>
          <table:table-cell table:style-name="ce48" table:formula="of:=[.F46]*100" office:value-type="float" office:value="2600" calcext:value-type="float">
            <text:p>2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51" office:value-type="string" calcext:value-type="string">
            <text:p>ARGENTINA</text:p>
          </table:table-cell>
          <table:table-cell table:style-name="ce51" office:value-type="string" calcext:value-type="string">
            <text:p>TUCUMÁN</text:p>
          </table:table-cell>
          <table:table-cell table:style-name="ce51" office:value-type="string" calcext:value-type="string">
            <text:p>TUC</text:p>
          </table:table-cell>
          <table:table-cell table:style-name="ce51" office:value-type="float" office:value="1996" calcext:value-type="float">
            <text:p>1996</text:p>
          </table:table-cell>
          <table:table-cell table:style-name="ce48" office:value-type="float" office:value="31" calcext:value-type="float">
            <text:p>31</text:p>
          </table:table-cell>
          <table:table-cell table:style-name="ce48" table:formula="of:=[.F47]*100" office:value-type="float" office:value="3100" calcext:value-type="float">
            <text:p>3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2O</text:p>
          </table:table-cell>
          <table:table-cell table:style-name="ce51" office:value-type="string" calcext:value-type="string">
            <text:p>CHILE</text:p>
          </table:table-cell>
          <table:table-cell table:style-name="ce96" office:value-type="string" calcext:value-type="string">
            <text:p>VALPARAÍSO</text:p>
          </table:table-cell>
          <table:table-cell table:style-name="ce96" office:value-type="string" calcext:value-type="string">
            <text:p>V</text:p>
          </table:table-cell>
          <table:table-cell table:style-name="ce51" office:value-type="float" office:value="1997" calcext:value-type="float">
            <text:p>1997</text:p>
          </table:table-cell>
          <table:table-cell table:style-name="ce48" office:value-type="float" office:value="38" calcext:value-type="float">
            <text:p>38</text:p>
          </table:table-cell>
          <table:table-cell table:style-name="ce48" table:formula="of:=[.F48]*100" office:value-type="float" office:value="3800" calcext:value-type="float">
            <text:p>3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2O</text:p>
          </table:table-cell>
          <table:table-cell table:style-name="ce48" office:value-type="string" calcext:value-type="string">
            <text:p>CHILE</text:p>
          </table:table-cell>
          <table:table-cell table:style-name="ce90" office:value-type="string" calcext:value-type="string">
            <text:p>VIÑA DEL MAR</text:p>
          </table:table-cell>
          <table:table-cell table:style-name="ce90" office:value-type="string" calcext:value-type="string">
            <text:p>V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[.F49]*100" office:value-type="float" office:value="2300" calcext:value-type="float">
            <text:p>2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BELLA VISTA NORTE</text:p>
          </table:table-cell>
          <table:table-cell table:style-name="ce87" office:value-type="string" calcext:value-type="string">
            <text:p>AMA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4" calcext:value-type="float">
            <text:p>4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E</text:p>
          </table:table-cell>
          <table:table-cell table:style-name="ce48" office:value-type="string" calcext:value-type="string">
            <text:p>PARAGUAY</text:p>
          </table:table-cell>
          <table:table-cell table:style-name="ce90" office:value-type="string" calcext:value-type="string">
            <text:p>CAPIATÁ</text:p>
          </table:table-cell>
          <table:table-cell table:style-name="ce90" office:value-type="string" calcext:value-type="string">
            <text:p>CEN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17" calcext:value-type="float">
            <text:p>17</text:p>
          </table:table-cell>
          <table:table-cell table:style-name="ce48" table:formula="of:=[.F51]*100" office:value-type="float" office:value="1700" calcext:value-type="float">
            <text:p>17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E</text:p>
          </table:table-cell>
          <table:table-cell table:style-name="ce51" office:value-type="string" calcext:value-type="string">
            <text:p>PARAGUAY</text:p>
          </table:table-cell>
          <table:table-cell table:style-name="ce96" office:value-type="string" calcext:value-type="string">
            <text:p>FERNANDO DE LA MORA</text:p>
          </table:table-cell>
          <table:table-cell table:style-name="ce96" office:value-type="string" calcext:value-type="string">
            <text:p>CEN</text:p>
          </table:table-cell>
          <table:table-cell table:style-name="ce51" office:value-type="float" office:value="1998" calcext:value-type="float">
            <text:p>1998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[.F52]*100" office:value-type="float" office:value="1500" calcext:value-type="float">
            <text:p>1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HERNANDARIAS</text:p>
          </table:table-cell>
          <table:table-cell table:style-name="ce87" office:value-type="string" calcext:value-type="string">
            <text:p>APR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7" calcext:value-type="float">
            <text:p>7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HORQUETA</text:p>
          </table:table-cell>
          <table:table-cell table:style-name="ce87" office:value-type="string" calcext:value-type="string">
            <text:p>CON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JESÚS</text:p>
          </table:table-cell>
          <table:table-cell table:style-name="ce87" office:value-type="string" calcext:value-type="string">
            <text:p>ITA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2" calcext:value-type="float">
            <text:p>2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27" office:value-type="string" calcext:value-type="string">
            <text:p>PARAGUAY</text:p>
          </table:table-cell>
          <table:table-cell table:style-name="ce91" office:value-type="string" calcext:value-type="string">
            <text:p>LIMPIO</text:p>
          </table:table-cell>
          <table:table-cell table:style-name="ce91" office:value-type="string" calcext:value-type="string">
            <text:p>CEN</text:p>
          </table:table-cell>
          <table:table-cell table:style-name="ce27" office:value-type="float" office:value="1998" calcext:value-type="float">
            <text:p>1998</text:p>
          </table:table-cell>
          <table:table-cell table:style-name="ce52" office:value-type="float" office:value="11" calcext:value-type="float">
            <text:p>11</text:p>
          </table:table-cell>
          <table:table-cell table:style-name="ce48" table:formula="of:=[.F56]*100" office:value-type="float" office:value="1100" calcext:value-type="float">
            <text:p>1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URUGUAY</text:p>
          </table:table-cell>
          <table:table-cell table:style-name="ce87" office:value-type="string" calcext:value-type="string">
            <text:p>MALDONADO</text:p>
          </table:table-cell>
          <table:table-cell table:style-name="ce87"/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NANAWA</text:p>
          </table:table-cell>
          <table:table-cell table:style-name="ce87" office:value-type="string" calcext:value-type="string">
            <text:p>PHA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2" calcext:value-type="float">
            <text:p>2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37" office:value-type="string" calcext:value-type="string">
            <text:p>URUGUAY</text:p>
          </table:table-cell>
          <table:table-cell table:style-name="ce93" office:value-type="string" calcext:value-type="string">
            <text:p>RIVERA</text:p>
          </table:table-cell>
          <table:table-cell table:style-name="ce93"/>
          <table:table-cell table:style-name="ce37" office:value-type="float" office:value="1999" calcext:value-type="float">
            <text:p>1999</text:p>
          </table:table-cell>
          <table:table-cell table:style-name="ce37" office:value-type="float" office:value="10" calcext:value-type="float">
            <text:p>10</text:p>
          </table:table-cell>
          <table:table-cell table:style-name="ce52" table:formula="of:=[.F59]*100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E</text:p>
          </table:table-cell>
          <table:table-cell table:style-name="ce48" office:value-type="string" calcext:value-type="string">
            <text:p>URUGUAY</text:p>
          </table:table-cell>
          <table:table-cell table:style-name="ce90" office:value-type="string" calcext:value-type="string">
            <text:p>SALTO</text:p>
          </table:table-cell>
          <table:table-cell table:style-name="ce90"/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3" calcext:value-type="float">
            <text:p>13</text:p>
          </table:table-cell>
          <table:table-cell table:style-name="ce48" table:formula="of:=[.F60]*100" office:value-type="float" office:value="1300" calcext:value-type="float">
            <text:p>1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SAN LÁZARO</text:p>
          </table:table-cell>
          <table:table-cell table:style-name="ce87" office:value-type="string" calcext:value-type="string">
            <text:p>CON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E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SAN PEDRO DE YKUAMANDYJÚ</text:p>
          </table:table-cell>
          <table:table-cell table:style-name="ce87" office:value-type="string" calcext:value-type="string">
            <text:p>SPE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48" office:value-type="string" calcext:value-type="string">
            <text:p>BRASIL</text:p>
          </table:table-cell>
          <table:table-cell table:style-name="ce90" office:value-type="string" calcext:value-type="string">
            <text:p>ALVORADA</text:p>
          </table:table-cell>
          <table:table-cell table:style-name="ce90" office:value-type="string" calcext:value-type="string">
            <text:p>RS</text:p>
          </table:table-cell>
          <table:table-cell table:style-name="ce48" office:value-type="float" office:value="2003" calcext:value-type="float">
            <text:p>2003</text:p>
          </table:table-cell>
          <table:table-cell table:style-name="ce48" office:value-type="float" office:value="18" calcext:value-type="float">
            <text:p>18</text:p>
          </table:table-cell>
          <table:table-cell table:style-name="ce48" table:formula="of:=[.F63]*100" office:value-type="float" office:value="1800" calcext:value-type="float">
            <text:p>1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37" office:value-type="string" calcext:value-type="string">
            <text:p>BRASIL</text:p>
          </table:table-cell>
          <table:table-cell table:style-name="ce85" office:value-type="string" calcext:value-type="string">
            <text:p>CAXIAS DO SUL</text:p>
          </table:table-cell>
          <table:table-cell table:style-name="ce85" office:value-type="string" calcext:value-type="string">
            <text:p>RS</text:p>
          </table:table-cell>
          <table:table-cell table:style-name="ce37" office:value-type="float" office:value="1999" calcext:value-type="float">
            <text:p>1999</text:p>
          </table:table-cell>
          <table:table-cell table:style-name="ce37" office:value-type="float" office:value="25" calcext:value-type="float">
            <text:p>25</text:p>
          </table:table-cell>
          <table:table-cell table:style-name="ce48" table:formula="of:=[.F64]*100" office:value-type="float" office:value="2500" calcext:value-type="float">
            <text:p>2500</text:p>
          </table:table-cell>
          <table:table-cell table:style-name="ce48" office:value-type="string" calcext:value-type="string">
            <text:p><text:s/>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48" office:value-type="string" calcext:value-type="string">
            <text:p>BRASIL</text:p>
          </table:table-cell>
          <table:table-cell table:style-name="ce94" office:value-type="string" calcext:value-type="string">
            <text:p>DIADEMA</text:p>
          </table:table-cell>
          <table:table-cell table:style-name="ce94" office:value-type="string" calcext:value-type="string">
            <text:p>SP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table:formula="of:=[.F65]*100" office:value-type="float" office:value="2600" calcext:value-type="float">
            <text:p>2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48" office:value-type="string" calcext:value-type="string">
            <text:p>BRASIL</text:p>
          </table:table-cell>
          <table:table-cell table:style-name="ce90" office:value-type="string" calcext:value-type="string">
            <text:p>FOZ DO IGUAÇU</text:p>
          </table:table-cell>
          <table:table-cell table:style-name="ce90" office:value-type="string" calcext:value-type="string">
            <text:p>PR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2" calcext:value-type="float">
            <text:p>22</text:p>
          </table:table-cell>
          <table:table-cell table:style-name="ce48" table:formula="of:=[.F66]*100" office:value-type="float" office:value="2200" calcext:value-type="float">
            <text:p>2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52" office:value-type="string" calcext:value-type="string">
            <text:p>BRASIL</text:p>
          </table:table-cell>
          <table:table-cell table:style-name="ce92" office:value-type="string" calcext:value-type="string">
            <text:p>MACAÉ</text:p>
          </table:table-cell>
          <table:table-cell table:style-name="ce92" office:value-type="string" calcext:value-type="string">
            <text:p>RJ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15" calcext:value-type="float">
            <text:p>15</text:p>
          </table:table-cell>
          <table:table-cell table:style-name="ce48" table:formula="of:=[.F67]*100" office:value-type="float" office:value="1500" calcext:value-type="float">
            <text:p>1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48" office:value-type="string" calcext:value-type="string">
            <text:p>BRASIL</text:p>
          </table:table-cell>
          <table:table-cell table:style-name="ce90" office:value-type="string" calcext:value-type="string">
            <text:p>MARINGÁ</text:p>
          </table:table-cell>
          <table:table-cell table:style-name="ce90" office:value-type="string" calcext:value-type="string">
            <text:p>PR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[.F68]*100" office:value-type="float" office:value="2300" calcext:value-type="float">
            <text:p>2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48" office:value-type="string" calcext:value-type="string">
            <text:p>BRASIL</text:p>
          </table:table-cell>
          <table:table-cell table:style-name="ce94" office:value-type="string" calcext:value-type="string">
            <text:p>MOSSORÓ</text:p>
          </table:table-cell>
          <table:table-cell table:style-name="ce94" office:value-type="string" calcext:value-type="string">
            <text:p>RN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table:formula="of:=[.F69]*100" office:value-type="float" office:value="1900" calcext:value-type="float">
            <text:p>19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67" office:value-type="string" calcext:value-type="string">
            <text:p>BRASIL</text:p>
          </table:table-cell>
          <table:table-cell table:style-name="ce101" office:value-type="string" calcext:value-type="string">
            <text:p>PIRACICABA</text:p>
          </table:table-cell>
          <table:table-cell table:style-name="ce101" office:value-type="string" calcext:value-type="string">
            <text:p>SP</text:p>
          </table:table-cell>
          <table:table-cell table:style-name="ce67" office:value-type="float" office:value="1999" calcext:value-type="float">
            <text:p>1999</text:p>
          </table:table-cell>
          <table:table-cell table:style-name="ce67" office:value-type="float" office:value="24" calcext:value-type="float">
            <text:p>24</text:p>
          </table:table-cell>
          <table:table-cell table:style-name="ce48" table:formula="of:=[.F70]*100" office:value-type="float" office:value="2400" calcext:value-type="float">
            <text:p>24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27" office:value-type="string" calcext:value-type="string">
            <text:p>BRASIL</text:p>
          </table:table-cell>
          <table:table-cell table:style-name="ce88" office:value-type="string" calcext:value-type="string">
            <text:p>RIO CLARO</text:p>
          </table:table-cell>
          <table:table-cell table:style-name="ce88" office:value-type="string" calcext:value-type="string">
            <text:p>SP</text:p>
          </table:table-cell>
          <table:table-cell table:style-name="ce27" office:value-type="float" office:value="1998" calcext:value-type="float">
            <text:p>1998</text:p>
          </table:table-cell>
          <table:table-cell table:style-name="ce52" office:value-type="float" office:value="17" calcext:value-type="float">
            <text:p>17</text:p>
          </table:table-cell>
          <table:table-cell table:style-name="ce48" table:formula="of:=[.F71]*100" office:value-type="float" office:value="1700" calcext:value-type="float">
            <text:p>17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51" office:value-type="string" calcext:value-type="string">
            <text:p>BRASIL</text:p>
          </table:table-cell>
          <table:table-cell table:style-name="ce89" office:value-type="string" calcext:value-type="string">
            <text:p>SANTA MARÍA</text:p>
          </table:table-cell>
          <table:table-cell table:style-name="ce89" office:value-type="string" calcext:value-type="string">
            <text:p>RS</text:p>
          </table:table-cell>
          <table:table-cell table:style-name="ce51" office:value-type="float" office:value="1998" calcext:value-type="float">
            <text:p>1998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[.F72]*100" office:value-type="float" office:value="2000" calcext:value-type="float">
            <text:p>2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SÃO CARLOS</text:p>
          </table:table-cell>
          <table:table-cell table:style-name="ce87" office:value-type="string" calcext:value-type="string">
            <text:p>SP</text:p>
          </table:table-cell>
          <table:table-cell table:style-name="ce52" office:value-type="float" office:value="2002" calcext:value-type="float">
            <text:p>2002</text:p>
          </table:table-cell>
          <table:table-cell table:style-name="ce52" office:value-type="float" office:value="18" calcext:value-type="float">
            <text:p>18</text:p>
          </table:table-cell>
          <table:table-cell table:style-name="ce48" table:formula="of:=[.F73]*100" office:value-type="float" office:value="1800" calcext:value-type="float">
            <text:p>1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SÃO JOSÉ DO RIO PRETO</text:p>
          </table:table-cell>
          <table:table-cell table:style-name="ce87" office:value-type="string" calcext:value-type="string">
            <text:p>SP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25" calcext:value-type="float">
            <text:p>25</text:p>
          </table:table-cell>
          <table:table-cell table:style-name="ce48" table:formula="of:=[.F74]*100" office:value-type="float" office:value="2500" calcext:value-type="float">
            <text:p>2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N</text:p>
          </table:table-cell>
          <table:table-cell table:style-name="ce48" office:value-type="string" calcext:value-type="string">
            <text:p>BRASIL</text:p>
          </table:table-cell>
          <table:table-cell table:style-name="ce94" office:value-type="string" calcext:value-type="string">
            <text:p>VITÓRIA</text:p>
          </table:table-cell>
          <table:table-cell table:style-name="ce94" office:value-type="string" calcext:value-type="string">
            <text:p>ES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[.F75]*100" office:value-type="float" office:value="2300" calcext:value-type="float">
            <text:p>2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CHILE</text:p>
          </table:table-cell>
          <table:table-cell table:style-name="ce90" office:value-type="string" calcext:value-type="string">
            <text:p>ARICA</text:p>
          </table:table-cell>
          <table:table-cell table:style-name="ce90" office:value-type="string" calcext:value-type="string">
            <text:p>XV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17" calcext:value-type="float">
            <text:p>17</text:p>
          </table:table-cell>
          <table:table-cell table:style-name="ce48" table:formula="of:=[.F76]*100" office:value-type="float" office:value="1700" calcext:value-type="float">
            <text:p>17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CHILE</text:p>
          </table:table-cell>
          <table:table-cell table:style-name="ce90" office:value-type="string" calcext:value-type="string">
            <text:p>CALAMA</text:p>
          </table:table-cell>
          <table:table-cell table:style-name="ce90" office:value-type="string" calcext:value-type="string">
            <text:p>II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[.F77]*100" office:value-type="float" office:value="1500" calcext:value-type="float">
            <text:p>1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CATAMARCA</text:p>
          </table:table-cell>
          <table:table-cell table:style-name="ce90" office:value-type="string" calcext:value-type="string">
            <text:p>CAT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16" calcext:value-type="float">
            <text:p>16</text:p>
          </table:table-cell>
          <table:table-cell table:style-name="ce48" table:formula="of:=[.F78]*100" office:value-type="float" office:value="1600" calcext:value-type="float">
            <text:p>1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JUJUY</text:p>
          </table:table-cell>
          <table:table-cell table:style-name="ce90" office:value-type="string" calcext:value-type="string">
            <text:p>JUJ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[.F79]*100" office:value-type="float" office:value="2100" calcext:value-type="float">
            <text:p>2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51" office:value-type="string" calcext:value-type="string">
            <text:p>ARGENTINA</text:p>
          </table:table-cell>
          <table:table-cell table:style-name="ce96" office:value-type="string" calcext:value-type="string">
            <text:p>LA RIOJA</text:p>
          </table:table-cell>
          <table:table-cell table:style-name="ce96" office:value-type="string" calcext:value-type="string">
            <text:p>LRI</text:p>
          </table:table-cell>
          <table:table-cell table:style-name="ce51" office:value-type="float" office:value="1998" calcext:value-type="float">
            <text:p>1998</text:p>
          </table:table-cell>
          <table:table-cell table:style-name="ce48" office:value-type="float" office:value="16" calcext:value-type="float">
            <text:p>16</text:p>
          </table:table-cell>
          <table:table-cell table:style-name="ce48" table:formula="of:=[.F80]*100" office:value-type="float" office:value="1600" calcext:value-type="float">
            <text:p>1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O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ENDOZA</text:p>
          </table:table-cell>
          <table:table-cell table:style-name="ce27" office:value-type="string" calcext:value-type="string">
            <text:p>MEN</text:p>
          </table:table-cell>
          <table:table-cell table:style-name="ce27" office:value-type="float" office:value="1995" calcext:value-type="float">
            <text:p>1995</text:p>
          </table:table-cell>
          <table:table-cell table:style-name="ce52" office:value-type="float" office:value="15" calcext:value-type="float">
            <text:p>15</text:p>
          </table:table-cell>
          <table:table-cell table:style-name="ce48" table:formula="of:=[.F81]*100" office:value-type="float" office:value="1500" calcext:value-type="float">
            <text:p>1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CHILE</text:p>
          </table:table-cell>
          <table:table-cell table:style-name="ce90" office:value-type="string" calcext:value-type="string">
            <text:p>RANCAGUA</text:p>
          </table:table-cell>
          <table:table-cell table:style-name="ce90" office:value-type="string" calcext:value-type="string">
            <text:p>VI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[.F82]*100" office:value-type="float" office:value="2100" calcext:value-type="float">
            <text:p>2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51" office:value-type="string" calcext:value-type="string">
            <text:p>ARGENTINA</text:p>
          </table:table-cell>
          <table:table-cell table:style-name="ce91" office:value-type="string" calcext:value-type="string">
            <text:p>RÍO CUARTO</text:p>
          </table:table-cell>
          <table:table-cell table:style-name="ce91" office:value-type="string" calcext:value-type="string">
            <text:p>CDB</text:p>
          </table:table-cell>
          <table:table-cell table:style-name="ce51" office:value-type="float" office:value="1998" calcext:value-type="float">
            <text:p>1998</text:p>
          </table:table-cell>
          <table:table-cell table:style-name="ce48" office:value-type="float" office:value="16" calcext:value-type="float">
            <text:p>16</text:p>
          </table:table-cell>
          <table:table-cell table:style-name="ce48" table:formula="of:=[.F83]*100" office:value-type="float" office:value="1600" calcext:value-type="float">
            <text:p>1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SAN JUAN</text:p>
          </table:table-cell>
          <table:table-cell table:style-name="ce90" office:value-type="string" calcext:value-type="string">
            <text:p>SJU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table:formula="of:=[.F84]*100" office:value-type="float" office:value="1400" calcext:value-type="float">
            <text:p>14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SAN LUIS</text:p>
          </table:table-cell>
          <table:table-cell table:style-name="ce90" office:value-type="string" calcext:value-type="string">
            <text:p>SLU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17" calcext:value-type="float">
            <text:p>17</text:p>
          </table:table-cell>
          <table:table-cell table:style-name="ce48" table:formula="of:=[.F85]*100" office:value-type="float" office:value="1700" calcext:value-type="float">
            <text:p>17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SANTIAGO DEL ESTERO</text:p>
          </table:table-cell>
          <table:table-cell table:style-name="ce90" office:value-type="string" calcext:value-type="string">
            <text:p>SDE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[.F86]*100" office:value-type="float" office:value="2000" calcext:value-type="float">
            <text:p>2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O</text:p>
          </table:table-cell>
          <table:table-cell table:style-name="ce52" office:value-type="string" calcext:value-type="string">
            <text:p>ARGENTINA</text:p>
          </table:table-cell>
          <table:table-cell table:style-name="ce87" office:value-type="string" calcext:value-type="string">
            <text:p>VILLA MARÍA</text:p>
          </table:table-cell>
          <table:table-cell table:style-name="ce87" office:value-type="string" calcext:value-type="string">
            <text:p>CDB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11" calcext:value-type="float">
            <text:p>11</text:p>
          </table:table-cell>
          <table:table-cell table:style-name="ce48" table:formula="of:=[.F87]*100" office:value-type="float" office:value="1100" calcext:value-type="float">
            <text:p>1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O</text:p>
          </table:table-cell>
          <table:table-cell table:style-name="ce67" office:value-type="string" calcext:value-type="string">
            <text:p>ARGENTINA</text:p>
          </table:table-cell>
          <table:table-cell table:style-name="ce95" office:value-type="string" calcext:value-type="string">
            <text:p>VILLA MERCEDES</text:p>
          </table:table-cell>
          <table:table-cell table:style-name="ce95" office:value-type="string" calcext:value-type="string">
            <text:p>SLU</text:p>
          </table:table-cell>
          <table:table-cell table:style-name="ce67" office:value-type="float" office:value="1999" calcext:value-type="float">
            <text:p>1999</text:p>
          </table:table-cell>
          <table:table-cell table:style-name="ce67" office:value-type="float" office:value="13" calcext:value-type="float">
            <text:p>13</text:p>
          </table:table-cell>
          <table:table-cell table:style-name="ce48" table:formula="of:=[.F88]*100" office:value-type="float" office:value="1300" calcext:value-type="float">
            <text:p>1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S</text:p>
          </table:table-cell>
          <table:table-cell table:style-name="ce51" office:value-type="string" calcext:value-type="string">
            <text:p>ARGENTINA</text:p>
          </table:table-cell>
          <table:table-cell table:style-name="ce91" office:value-type="string" calcext:value-type="string">
            <text:p>BAHÍA BLANCA</text:p>
          </table:table-cell>
          <table:table-cell table:style-name="ce91" office:value-type="string" calcext:value-type="string">
            <text:p>BA</text:p>
          </table:table-cell>
          <table:table-cell table:style-name="ce51" office:value-type="float" office:value="1998" calcext:value-type="float">
            <text:p>1998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[.F89]*100" office:value-type="float" office:value="2300" calcext:value-type="float">
            <text:p>2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COMODORO RIVADAVIA</text:p>
          </table:table-cell>
          <table:table-cell table:style-name="ce90" office:value-type="string" calcext:value-type="string">
            <text:p>CHU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[.F90]*100" office:value-type="float" office:value="1500" calcext:value-type="float">
            <text:p>1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HURLINGHAM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8" calcext:value-type="float">
            <text:p>18</text:p>
          </table:table-cell>
          <table:table-cell table:style-name="ce48" table:formula="of:=[.F91]*100" office:value-type="float" office:value="1800" calcext:value-type="float">
            <text:p>1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S</text:p>
          </table:table-cell>
          <table:table-cell table:style-name="ce53" office:value-type="string" calcext:value-type="string">
            <text:p>ARGENTINA</text:p>
          </table:table-cell>
          <table:table-cell table:style-name="ce53" office:value-type="string" calcext:value-type="string">
            <text:p>LOMAS DE ZAMORA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2000" calcext:value-type="float">
            <text:p>2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S</text:p>
          </table:table-cell>
          <table:table-cell table:style-name="ce67" office:value-type="string" calcext:value-type="string">
            <text:p>ARGENTINA</text:p>
          </table:table-cell>
          <table:table-cell table:style-name="ce95" office:value-type="string" calcext:value-type="string">
            <text:p>MALVINAS ARGENTINAS</text:p>
          </table:table-cell>
          <table:table-cell table:style-name="ce95" office:value-type="string" calcext:value-type="string">
            <text:p>BA</text:p>
          </table:table-cell>
          <table:table-cell table:style-name="ce67" office:value-type="float" office:value="1999" calcext:value-type="float">
            <text:p>1999</text:p>
          </table:table-cell>
          <table:table-cell table:style-name="ce67" office:value-type="float" office:value="21" calcext:value-type="float">
            <text:p>21</text:p>
          </table:table-cell>
          <table:table-cell table:style-name="ce48" table:formula="of:=[.F93]*100" office:value-type="float" office:value="2100" calcext:value-type="float">
            <text:p>2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MORÓN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24" calcext:value-type="float">
            <text:p>24</text:p>
          </table:table-cell>
          <table:table-cell table:style-name="ce48" table:formula="of:=[.F94]*100" office:value-type="float" office:value="2400" calcext:value-type="float">
            <text:p>24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OLAVARRÍA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12" calcext:value-type="float">
            <text:p>12</text:p>
          </table:table-cell>
          <table:table-cell table:style-name="ce48" table:formula="of:=[.F95]*100" office:value-type="float" office:value="1200" calcext:value-type="float">
            <text:p>1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PARANÁ</text:p>
          </table:table-cell>
          <table:table-cell table:style-name="ce90" office:value-type="string" calcext:value-type="string">
            <text:p>ERI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[.F96]*100" office:value-type="float" office:value="2100" calcext:value-type="float">
            <text:p>2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48" office:value-type="string" calcext:value-type="string">
            <text:p>URUGUAY</text:p>
          </table:table-cell>
          <table:table-cell table:style-name="ce87" office:value-type="string" calcext:value-type="string">
            <text:p>PAYSANDÚ</text:p>
          </table:table-cell>
          <table:table-cell table:style-name="ce87"/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1" calcext:value-type="float">
            <text:p>11</text:p>
          </table:table-cell>
          <table:table-cell table:style-name="ce48" table:formula="of:=[.F97]*100" office:value-type="float" office:value="1100" calcext:value-type="float">
            <text:p>1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RAFAELA</text:p>
          </table:table-cell>
          <table:table-cell table:style-name="ce90" office:value-type="string" calcext:value-type="string">
            <text:p>SFE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2" calcext:value-type="float">
            <text:p>12</text:p>
          </table:table-cell>
          <table:table-cell table:style-name="ce48" table:formula="of:=[.F98]*100" office:value-type="float" office:value="1200" calcext:value-type="float">
            <text:p>1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51" office:value-type="string" calcext:value-type="string">
            <text:p>ARGENTINA</text:p>
          </table:table-cell>
          <table:table-cell table:style-name="ce96" office:value-type="string" calcext:value-type="string">
            <text:p>TRELEW</text:p>
          </table:table-cell>
          <table:table-cell table:style-name="ce96" office:value-type="string" calcext:value-type="string">
            <text:p>CHU</text:p>
          </table:table-cell>
          <table:table-cell table:style-name="ce51" office:value-type="float" office:value="1998" calcext:value-type="float">
            <text:p>1998</text:p>
          </table:table-cell>
          <table:table-cell table:style-name="ce48" office:value-type="float" office:value="12" calcext:value-type="float">
            <text:p>12</text:p>
          </table:table-cell>
          <table:table-cell table:style-name="ce48" table:formula="of:=[.F99]*100" office:value-type="float" office:value="1200" calcext:value-type="float">
            <text:p>1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3" office:value-type="string" calcext:value-type="string">
            <text:p>3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VICENTE LÓPEZ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22" calcext:value-type="float">
            <text:p>22</text:p>
          </table:table-cell>
          <table:table-cell table:style-name="ce48" table:formula="of:=[.F100]*100" office:value-type="float" office:value="2200" calcext:value-type="float">
            <text:p>2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3S</text:p>
          </table:table-cell>
          <table:table-cell table:style-name="ce52" office:value-type="string" calcext:value-type="string">
            <text:p>ARGENTINA</text:p>
          </table:table-cell>
          <table:table-cell table:style-name="ce87" office:value-type="string" calcext:value-type="string">
            <text:p>VIEDMA</text:p>
          </table:table-cell>
          <table:table-cell table:style-name="ce87" office:value-type="string" calcext:value-type="string">
            <text:p>RNE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9" calcext:value-type="float">
            <text:p>9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48" office:value-type="string" calcext:value-type="string">
            <text:p>URUGUAY</text:p>
          </table:table-cell>
          <table:table-cell table:style-name="ce90" office:value-type="string" calcext:value-type="string">
            <text:p>CANELONES</text:p>
          </table:table-cell>
          <table:table-cell table:style-name="ce90"/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52" office:value-type="string" calcext:value-type="string">
            <text:p>URUGUAY</text:p>
          </table:table-cell>
          <table:table-cell table:style-name="ce87" office:value-type="string" calcext:value-type="string">
            <text:p>CERRO LARGO</text:p>
          </table:table-cell>
          <table:table-cell table:style-name="ce87"/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48" office:value-type="string" calcext:value-type="string">
            <text:p>URUGUAY</text:p>
          </table:table-cell>
          <table:table-cell table:style-name="ce90" office:value-type="string" calcext:value-type="string">
            <text:p>COLONIA</text:p>
          </table:table-cell>
          <table:table-cell table:style-name="ce90"/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7" calcext:value-type="float">
            <text:p>7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48" office:value-type="string" calcext:value-type="string">
            <text:p>URUGUAY</text:p>
          </table:table-cell>
          <table:table-cell table:style-name="ce90" office:value-type="string" calcext:value-type="string">
            <text:p>DURAZNO</text:p>
          </table:table-cell>
          <table:table-cell table:style-name="ce90"/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8" calcext:value-type="float">
            <text:p>8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ESTEIO</text:p>
          </table:table-cell>
          <table:table-cell table:style-name="ce97" office:value-type="string" calcext:value-type="string">
            <text:p>RS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52" office:value-type="string" calcext:value-type="string">
            <text:p>URUGUAY</text:p>
          </table:table-cell>
          <table:table-cell table:style-name="ce87" office:value-type="string" calcext:value-type="string">
            <text:p>FLORIDA</text:p>
          </table:table-cell>
          <table:table-cell table:style-name="ce87"/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48" office:value-type="string" calcext:value-type="string">
            <text:p>URUGUAY</text:p>
          </table:table-cell>
          <table:table-cell table:style-name="ce90" office:value-type="string" calcext:value-type="string">
            <text:p>FRAY BENTOS (RÍO NEGRO)</text:p>
          </table:table-cell>
          <table:table-cell table:style-name="ce90"/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53" office:value-type="string" calcext:value-type="string">
            <text:p>BRASIL</text:p>
          </table:table-cell>
          <table:table-cell table:style-name="ce53" office:value-type="string" calcext:value-type="string">
            <text:p>GRAVATAÍ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000" calcext:value-type="float">
            <text:p>2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48" office:value-type="string" calcext:value-type="string">
            <text:p>BRASIL</text:p>
          </table:table-cell>
          <table:table-cell table:style-name="ce90" office:value-type="string" calcext:value-type="string">
            <text:p>RIO GRANDE</text:p>
          </table:table-cell>
          <table:table-cell table:style-name="ce90" office:value-type="string" calcext:value-type="string">
            <text:p>RS</text:p>
          </table:table-cell>
          <table:table-cell table:style-name="ce48" office:value-type="float" office:value="2002" calcext:value-type="float">
            <text:p>2002</text:p>
          </table:table-cell>
          <table:table-cell table:style-name="ce48" office:value-type="float" office:value="18" calcext:value-type="float">
            <text:p>18</text:p>
          </table:table-cell>
          <table:table-cell table:style-name="ce48" table:formula="of:=[.F110]*100" office:value-type="float" office:value="1800" calcext:value-type="float">
            <text:p>1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48" office:value-type="string" calcext:value-type="string">
            <text:p>URUGUAY</text:p>
          </table:table-cell>
          <table:table-cell table:style-name="ce90" office:value-type="string" calcext:value-type="string">
            <text:p>ROCHA</text:p>
          </table:table-cell>
          <table:table-cell table:style-name="ce90"/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7" calcext:value-type="float">
            <text:p>7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SÃO LEOPOLDO</text:p>
          </table:table-cell>
          <table:table-cell table:style-name="ce97" office:value-type="string" calcext:value-type="string">
            <text:p>RS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37" office:value-type="string" calcext:value-type="string">
            <text:p>URUGUAY</text:p>
          </table:table-cell>
          <table:table-cell table:style-name="ce93" office:value-type="string" calcext:value-type="string">
            <text:p>TACUAREMBÓ</text:p>
          </table:table-cell>
          <table:table-cell table:style-name="ce93"/>
          <table:table-cell table:style-name="ce37" office:value-type="float" office:value="1998" calcext:value-type="float">
            <text:p>1998</text:p>
          </table:table-cell>
          <table:table-cell table:style-name="ce37" office:value-type="float" office:value="9" calcext:value-type="float">
            <text:p>9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52" office:value-type="string" calcext:value-type="string">
            <text:p>URUGUAY</text:p>
          </table:table-cell>
          <table:table-cell table:style-name="ce87" office:value-type="string" calcext:value-type="string">
            <text:p>TREINTA Y TRES</text:p>
          </table:table-cell>
          <table:table-cell table:style-name="ce87"/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48" office:value-type="string" calcext:value-type="string">
            <text:p>URUGUAY</text:p>
          </table:table-cell>
          <table:table-cell table:style-name="ce90" office:value-type="string" calcext:value-type="string">
            <text:p>TRINIDAD (FLORES)</text:p>
          </table:table-cell>
          <table:table-cell table:style-name="ce90"/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6" calcext:value-type="float">
            <text:p>6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E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VIAMÃO</text:p>
          </table:table-cell>
          <table:table-cell table:style-name="ce97" office:value-type="string" calcext:value-type="string">
            <text:p>RS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52" office:value-type="string" calcext:value-type="string">
            <text:p>ARARAQUARA</text:p>
          </table:table-cell>
          <table:table-cell table:style-name="ce52" office:value-type="string" calcext:value-type="string">
            <text:p>SP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8" calcext:value-type="float">
            <text:p>18</text:p>
          </table:table-cell>
          <table:table-cell table:style-name="ce48" table:formula="of:=[.F117]*100" office:value-type="float" office:value="1800" calcext:value-type="float">
            <text:p>18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BELA VISTA</text:p>
          </table:table-cell>
          <table:table-cell table:style-name="ce87" office:value-type="string" calcext:value-type="string">
            <text:p>MS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5" calcext:value-type="float">
            <text:p>5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CAMAÇARI</text:p>
          </table:table-cell>
          <table:table-cell table:style-name="ce97" office:value-type="string" calcext:value-type="string">
            <text:p>BA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CORONEL SAPUCAIA</text:p>
          </table:table-cell>
          <table:table-cell table:style-name="ce87" office:value-type="string" calcext:value-type="string">
            <text:p>MS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4" calcext:value-type="float">
            <text:p>4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GUAÍRA</text:p>
          </table:table-cell>
          <table:table-cell table:style-name="ce87" office:value-type="string" calcext:value-type="string">
            <text:p>PR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52" office:value-type="string" calcext:value-type="string">
            <text:p>JACAREÍ</text:p>
          </table:table-cell>
          <table:table-cell table:style-name="ce52" office:value-type="string" calcext:value-type="string">
            <text:p>SP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9" calcext:value-type="float">
            <text:p>19</text:p>
          </table:table-cell>
          <table:table-cell table:style-name="ce48" table:formula="of:=[.F122]*100" office:value-type="float" office:value="1900" calcext:value-type="float">
            <text:p>19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87" office:value-type="string" calcext:value-type="string">
            <text:p>PARANHOS</text:p>
          </table:table-cell>
          <table:table-cell table:style-name="ce87" office:value-type="string" calcext:value-type="string">
            <text:p>MS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4" calcext:value-type="float">
            <text:p>4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48" office:value-type="string" calcext:value-type="string">
            <text:p>BRASIL</text:p>
          </table:table-cell>
          <table:table-cell table:style-name="ce90" office:value-type="string" calcext:value-type="string">
            <text:p>PENÁPOLIS</text:p>
          </table:table-cell>
          <table:table-cell table:style-name="ce90" office:value-type="string" calcext:value-type="string">
            <text:p>SP</text:p>
          </table:table-cell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formula="of:=[.F124]*100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PRAIA GRANDE</text:p>
          </table:table-cell>
          <table:table-cell table:style-name="ce97" office:value-type="string" calcext:value-type="string">
            <text:p>SP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SANTOS</text:p>
          </table:table-cell>
          <table:table-cell table:style-name="ce73" office:value-type="string" calcext:value-type="string">
            <text:p>SP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92" office:value-type="string" calcext:value-type="string">
            <text:p>SÃO CAETANO DO SUL</text:p>
          </table:table-cell>
          <table:table-cell table:style-name="ce92" office:value-type="string" calcext:value-type="string">
            <text:p>SP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16" calcext:value-type="float">
            <text:p>16</text:p>
          </table:table-cell>
          <table:table-cell table:style-name="ce48" table:formula="of:=[.F127]*100" office:value-type="float" office:value="1600" calcext:value-type="float">
            <text:p>16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SÃO VICENTE</text:p>
          </table:table-cell>
          <table:table-cell table:style-name="ce97" office:value-type="string" calcext:value-type="string">
            <text:p>SP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SUMARÉ</text:p>
          </table:table-cell>
          <table:table-cell table:style-name="ce97" office:value-type="string" calcext:value-type="string">
            <text:p>SP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SUZANO</text:p>
          </table:table-cell>
          <table:table-cell table:style-name="ce97" office:value-type="string" calcext:value-type="string">
            <text:p>SP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3" office:value-type="string" calcext:value-type="string">
            <text:p>BRASIL</text:p>
          </table:table-cell>
          <table:table-cell table:style-name="ce97" office:value-type="string" calcext:value-type="string">
            <text:p>TABOÃO DA SERRA</text:p>
          </table:table-cell>
          <table:table-cell table:style-name="ce97" office:value-type="string" calcext:value-type="string">
            <text:p>SP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N</text:p>
          </table:table-cell>
          <table:table-cell table:style-name="ce52" office:value-type="string" calcext:value-type="string">
            <text:p>BRASIL</text:p>
          </table:table-cell>
          <table:table-cell table:style-name="ce52" office:value-type="string" calcext:value-type="string">
            <text:p>VARZÉA PAULISTA</text:p>
          </table:table-cell>
          <table:table-cell table:style-name="ce52" office:value-type="string" calcext:value-type="string">
            <text:p>SP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formula="of:=[.F132]*100" office:value-type="float" office:value="1300" calcext:value-type="float">
            <text:p>1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3" office:value-type="string" calcext:value-type="string">
            <text:p>ARGENTINA</text:p>
          </table:table-cell>
          <table:table-cell table:style-name="ce53" office:value-type="string" calcext:value-type="string">
            <text:p>BARRANQUERAS</text:p>
          </table:table-cell>
          <table:table-cell table:style-name="ce53" office:value-type="string" calcext:value-type="string">
            <text:p>CHA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BOVRIL</text:p>
          </table:table-cell>
          <table:table-cell table:style-name="ce90" office:value-type="string" calcext:value-type="string">
            <text:p>ERI</text:p>
          </table:table-cell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CAMBYRETÁ</text:p>
          </table:table-cell>
          <table:table-cell table:style-name="ce87" office:value-type="string" calcext:value-type="string">
            <text:p>ITA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6" calcext:value-type="float">
            <text:p>6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CARLOS ANTONIO LÓPEZ</text:p>
          </table:table-cell>
          <table:table-cell table:style-name="ce87" office:value-type="string" calcext:value-type="string">
            <text:p>ITA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5" calcext:value-type="float">
            <text:p>5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CONCEPCIÓN</text:p>
          </table:table-cell>
          <table:table-cell table:style-name="ce87" office:value-type="string" calcext:value-type="string">
            <text:p>CON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8" calcext:value-type="float">
            <text:p>8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CORONEL FLORENTÍN OVIEDO</text:p>
          </table:table-cell>
          <table:table-cell table:style-name="ce87" office:value-type="string" calcext:value-type="string">
            <text:p>CGZ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8" calcext:value-type="float">
            <text:p>8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2" office:value-type="string" calcext:value-type="string">
            <text:p>4O</text:p>
          </table:table-cell>
          <table:table-cell table:style-name="ce81" office:value-type="string" calcext:value-type="string">
            <text:p>PERÚ</text:p>
          </table:table-cell>
          <table:table-cell table:style-name="ce81" office:value-type="string" calcext:value-type="string">
            <text:p>LIMA</text:p>
          </table:table-cell>
          <table:table-cell table:style-name="ce81"/>
          <table:table-cell table:style-name="ce81" office:value-type="float" office:value="2004" calcext:value-type="float">
            <text:p>2004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2000" calcext:value-type="float">
            <text:p>2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71" office:value-type="string" calcext:value-type="string">
            <text:p>4O</text:p>
          </table:table-cell>
          <table:table-cell table:style-name="ce53" office:value-type="string" calcext:value-type="string">
            <text:p>PERÚ</text:p>
          </table:table-cell>
          <table:table-cell table:style-name="ce97" office:value-type="string" calcext:value-type="string">
            <text:p>LURÍN</text:p>
          </table:table-cell>
          <table:table-cell table:style-name="ce97"/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ARGENTINA</text:p>
          </table:table-cell>
          <table:table-cell table:style-name="ce87" office:value-type="string" calcext:value-type="string">
            <text:p>MONTECARLO</text:p>
          </table:table-cell>
          <table:table-cell table:style-name="ce87" office:value-type="string" calcext:value-type="string">
            <text:p>MIS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5" calcext:value-type="float">
            <text:p>5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PEDRO JUAN CABALLERO</text:p>
          </table:table-cell>
          <table:table-cell table:style-name="ce87" office:value-type="string" calcext:value-type="string">
            <text:p>AMA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9" calcext:value-type="float">
            <text:p>9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PILAR</text:p>
          </table:table-cell>
          <table:table-cell table:style-name="ce87" office:value-type="string" calcext:value-type="string">
            <text:p>NEE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6" calcext:value-type="float">
            <text:p>6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SALTO DEL GUAIRÁ</text:p>
          </table:table-cell>
          <table:table-cell table:style-name="ce87" office:value-type="string" calcext:value-type="string">
            <text:p>CAN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67" office:value-type="string" calcext:value-type="string">
            <text:p>BOLIVIA</text:p>
          </table:table-cell>
          <table:table-cell table:style-name="ce95" office:value-type="string" calcext:value-type="string">
            <text:p>TARIJA</text:p>
          </table:table-cell>
          <table:table-cell table:style-name="ce95"/>
          <table:table-cell table:style-name="ce67" office:value-type="float" office:value="1999" calcext:value-type="float">
            <text:p>1999</text:p>
          </table:table-cell>
          <table:table-cell table:style-name="ce67" office:value-type="float" office:value="15" calcext:value-type="float">
            <text:p>15</text:p>
          </table:table-cell>
          <table:table-cell table:style-name="ce48" table:formula="of:=[.F145]*100" office:value-type="float" office:value="1500" calcext:value-type="float">
            <text:p>15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87" office:value-type="string" calcext:value-type="string">
            <text:p>VILLETA</text:p>
          </table:table-cell>
          <table:table-cell table:style-name="ce87" office:value-type="string" calcext:value-type="string">
            <text:p>CEN</text:p>
          </table:table-cell>
          <table:table-cell table:style-name="ce52" office:value-type="float" office:value="2002" calcext:value-type="float">
            <text:p>2002</text:p>
          </table:table-cell>
          <table:table-cell table:style-name="ce52" office:value-type="float" office:value="4" calcext:value-type="float">
            <text:p>4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O</text:p>
          </table:table-cell>
          <table:table-cell table:style-name="ce52" office:value-type="string" calcext:value-type="string">
            <text:p>PARAGUAY</text:p>
          </table:table-cell>
          <table:table-cell table:style-name="ce97" office:value-type="string" calcext:value-type="string">
            <text:p>YPEJHÚ</text:p>
          </table:table-cell>
          <table:table-cell table:style-name="ce87" office:value-type="string" calcext:value-type="string">
            <text:p>CAN</text:p>
          </table:table-cell>
          <table:table-cell table:style-name="ce52" office:value-type="float" office:value="2003" calcext:value-type="float">
            <text:p>2003</text:p>
          </table:table-cell>
          <table:table-cell table:style-name="ce52" office:value-type="float" office:value="2" calcext:value-type="float">
            <text:p>2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BRAGADO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CHILE</text:p>
          </table:table-cell>
          <table:table-cell table:style-name="ce52" office:value-type="string" calcext:value-type="string">
            <text:p>CHILLÁN VIEJO</text:p>
          </table:table-cell>
          <table:table-cell table:style-name="ce52" office:value-type="string" calcext:value-type="string">
            <text:p>VIII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5" calcext:value-type="float">
            <text:p>5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3" office:value-type="string" calcext:value-type="string">
            <text:p>CHILE</text:p>
          </table:table-cell>
          <table:table-cell table:style-name="ce97" office:value-type="string" calcext:value-type="string">
            <text:p>EL BOSQUE</text:p>
          </table:table-cell>
          <table:table-cell table:style-name="ce97" office:value-type="string" calcext:value-type="string">
            <text:p>RM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52" office:value-type="string" calcext:value-type="string">
            <text:p>GUALEGUAYCHÚ</text:p>
          </table:table-cell>
          <table:table-cell table:style-name="ce52" office:value-type="string" calcext:value-type="string">
            <text:p>ERI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1" calcext:value-type="float">
            <text:p>11</text:p>
          </table:table-cell>
          <table:table-cell table:style-name="ce48" table:formula="of:=[.F151]*100" office:value-type="float" office:value="1100" calcext:value-type="float">
            <text:p>11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3" office:value-type="string" calcext:value-type="string">
            <text:p>ARGENTINA</text:p>
          </table:table-cell>
          <table:table-cell table:style-name="ce97" office:value-type="string" calcext:value-type="string">
            <text:p>GUAYMALLÉN</text:p>
          </table:table-cell>
          <table:table-cell table:style-name="ce97" office:value-type="string" calcext:value-type="string">
            <text:p>MEN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52" office:value-type="string" calcext:value-type="string">
            <text:p>JUNÍN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2" calcext:value-type="float">
            <text:p>12</text:p>
          </table:table-cell>
          <table:table-cell table:style-name="ce48" table:formula="of:=[.F153]*100" office:value-type="float" office:value="1200" calcext:value-type="float">
            <text:p>1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37" office:value-type="string" calcext:value-type="string">
            <text:p>CHILE</text:p>
          </table:table-cell>
          <table:table-cell table:style-name="ce93" office:value-type="string" calcext:value-type="string">
            <text:p>LOS ANDES</text:p>
          </table:table-cell>
          <table:table-cell table:style-name="ce93" office:value-type="string" calcext:value-type="string">
            <text:p>V</text:p>
          </table:table-cell>
          <table:table-cell table:style-name="ce37" office:value-type="float" office:value="1999" calcext:value-type="float">
            <text:p>1999</text:p>
          </table:table-cell>
          <table:table-cell table:style-name="ce37" office:value-type="float" office:value="8" calcext:value-type="float">
            <text:p>8</text:p>
          </table:table-cell>
          <table:table-cell table:style-name="ce52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52" office:value-type="string" calcext:value-type="string">
            <text:p>LUJÁN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2" calcext:value-type="float">
            <text:p>12</text:p>
          </table:table-cell>
          <table:table-cell table:style-name="ce48" table:formula="of:=[.F155]*100" office:value-type="float" office:value="1200" calcext:value-type="float">
            <text:p>1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52" office:value-type="string" calcext:value-type="string">
            <text:p>NECOCHEA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2" calcext:value-type="float">
            <text:p>12</text:p>
          </table:table-cell>
          <table:table-cell table:style-name="ce48" table:formula="of:=[.F156]*100" office:value-type="float" office:value="1200" calcext:value-type="float">
            <text:p>1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48" office:value-type="string" calcext:value-type="string">
            <text:p>ARGENTINA</text:p>
          </table:table-cell>
          <table:table-cell table:style-name="ce90" office:value-type="string" calcext:value-type="string">
            <text:p>PERGAMINO</text:p>
          </table:table-cell>
          <table:table-cell table:style-name="ce90" office:value-type="string" calcext:value-type="string">
            <text:p>BA</text:p>
          </table:table-cell>
          <table:table-cell table:style-name="ce48" office:value-type="float" office:value="2001" calcext:value-type="float">
            <text:p>2001</text:p>
          </table:table-cell>
          <table:table-cell table:style-name="ce48" office:value-type="float" office:value="12" calcext:value-type="float">
            <text:p>12</text:p>
          </table:table-cell>
          <table:table-cell table:style-name="ce48" table:formula="of:=[.F157]*100" office:value-type="float" office:value="1200" calcext:value-type="float">
            <text:p>12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3" office:value-type="string" calcext:value-type="string">
            <text:p>CHILE</text:p>
          </table:table-cell>
          <table:table-cell table:style-name="ce97" office:value-type="string" calcext:value-type="string">
            <text:p>PUERTO MONTT</text:p>
          </table:table-cell>
          <table:table-cell table:style-name="ce97" office:value-type="string" calcext:value-type="string">
            <text:p>X</text:p>
          </table:table-cell>
          <table:table-cell table:style-name="ce53" office:value-type="float" office:value="2005" calcext:value-type="float">
            <text:p>200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52" office:value-type="string" calcext:value-type="string">
            <text:p>TANDIL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13" calcext:value-type="float">
            <text:p>13</text:p>
          </table:table-cell>
          <table:table-cell table:style-name="ce48" table:formula="of:=[.F159]*100" office:value-type="float" office:value="1300" calcext:value-type="float">
            <text:p>13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87" office:value-type="string" calcext:value-type="string">
            <text:p>USHUAIA</text:p>
          </table:table-cell>
          <table:table-cell table:style-name="ce87" office:value-type="string" calcext:value-type="string">
            <text:p>TDF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9" calcext:value-type="float">
            <text:p>9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52" office:value-type="string" calcext:value-type="string">
            <text:p>VILLA GESELL</text:p>
          </table:table-cell>
          <table:table-cell table:style-name="ce52" office:value-type="string" calcext:value-type="string">
            <text:p>BA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6" calcext:value-type="float">
            <text:p>6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 table:style-name="ce14" office:value-type="string" calcext:value-type="string">
            <text:p>4S</text:p>
          </table:table-cell>
          <table:table-cell table:style-name="ce52" office:value-type="string" calcext:value-type="string">
            <text:p>ARGENTINA</text:p>
          </table:table-cell>
          <table:table-cell table:style-name="ce52" office:value-type="string" calcext:value-type="string">
            <text:p>ZAPALA</text:p>
          </table:table-cell>
          <table:table-cell table:style-name="ce52" office:value-type="string" calcext:value-type="string">
            <text:p>NEU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7" calcext:value-type="float">
            <text:p>7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acegua.html&amp;sa=D&amp;ust=1471969166080000&amp;usg=AFQjCNFRoQ-2J9np7fwhxnXhUmQL_3w5Fw" xlink:type="simple">Aceguá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acora.html&amp;sa=D&amp;ust=1471969166098000&amp;usg=AFQjCNEtIE4VtsscBjP_qOMBx99aZmJWUg" xlink:type="simple">Ácor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adolfo_alsina.html&amp;sa=D&amp;ust=1471969166070000&amp;usg=AFQjCNE_yAQaObBis1RcstU1nJ0u4XXfaA" xlink:type="simple">Adolfo Alsina</text:a></text:p>
          </table:table-cell>
          <table:table-cell table:style-name="ce1"/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almirante-brown.html&amp;sa=D&amp;ust=1471969166071000&amp;usg=AFQjCNFP_ckRi03WPDaoykO4uYYAVoOukQ" xlink:type="simple">Almirante Brown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amparo.htm&amp;sa=D&amp;ust=1471969166081000&amp;usg=AFQjCNHBzHEMqUsY44ycB-GvzazqSyxykQ" xlink:type="simple">Amparo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anapolis.html&amp;sa=D&amp;ust=1471969166082000&amp;usg=AFQjCNFJiJ-HdpUUF18N8WVAZpQ3Kx1ayA" xlink:type="simple">Anápolis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aricagua-merida.html&amp;sa=D&amp;ust=1471969166099000&amp;usg=AFQjCNHkkN-Wy0IMV19W4GJkDxdEcgWbbw" xlink:type="simple">Aricagua - Mérid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RUGUAY</text:p>
          </table:table-cell>
          <table:table-cell table:style-name="ce1" office:value-type="string" calcext:value-type="string">
            <text:p><text:a xlink:href="https://www.google.com/url?q=http://es.mercociudades.org/descargas/fichas/uru/ficha_artigas.htm&amp;sa=D&amp;ust=1471969166092000&amp;usg=AFQjCNErIw2lPvvscDHJ7wWxNMNuzgH93Q" xlink:type="simple">Artigas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avellaneda_santa_fe.html&amp;sa=D&amp;ust=1471969166071000&amp;usg=AFQjCNGhGj5ce-uZ2cfR1ZaUpiZlTf51tw" xlink:type="simple">Avellaneda (Santa Fe)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azul.htm&amp;sa=D&amp;ust=1471969166072000&amp;usg=AFQjCNH-_KKTZ3IMS8neTegzLp3ye-Y8CA" xlink:type="simple">Azul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bage.htm&amp;sa=D&amp;ust=1471969166082000&amp;usg=AFQjCNEwETsVPKmtseNCBNqrbVECkkGwtg" xlink:type="simple">Bage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barquisimeto.htm&amp;sa=D&amp;ust=1471969166100000&amp;usg=AFQjCNGGBVFBPgOulvg7xncsOShyBfOHZQ" xlink:type="simple">Barquisimeto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barra-do-quarai.htm&amp;sa=D&amp;ust=1471969166083000&amp;usg=AFQjCNGizqFBkuarHLRLb3YX_4zI29xynA" xlink:type="simple">Barra do Quaraí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barra-do-ribeiro.htm&amp;sa=D&amp;ust=1471969166083000&amp;usg=AFQjCNHJIqBaDQrZVj_vQvs6jmq8zYOlzg" xlink:type="simple">Barra do Ribeiro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barranco.html&amp;sa=D&amp;ust=1471969166099000&amp;usg=AFQjCNHzW4fEQU7MFjNK0AzTt_5gNI_veg" xlink:type="simple">Barranc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barueri.html&amp;sa=D&amp;ust=1471969166083000&amp;usg=AFQjCNGqUTt0SR_lUl_knA0w6pPG84e7XA" xlink:type="simple">Barueri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ARAGUAY</text:p>
          </table:table-cell>
          <table:table-cell table:style-name="ce1" office:value-type="string" calcext:value-type="string">
            <text:p><text:a xlink:href="https://www.google.com/url?q=http://es.mercociudades.org/descargas/fichas/par/ficha_bella-vista.htm&amp;sa=D&amp;ust=1471969166090000&amp;usg=AFQjCNE70ZTIq28alLG3B-5fFM_eohO9ow" xlink:type="simple">Bella Vista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bento_goncalves.html&amp;sa=D&amp;ust=1471969166085000&amp;usg=AFQjCNHhi5oF-NIq8ylNMTs8I9Wgur9SIw" xlink:type="simple">Bento Gonçalve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berisso.html&amp;sa=D&amp;ust=1471969166073000&amp;usg=AFQjCNGKaLszG3ZrCIXapU0_RvVkgYc10Q" xlink:type="simple">Beriss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Cabanillas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Calapujas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office:value-type="string" calcext:value-type="string">
            <text:p>Campo Mourao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canoas.htm&amp;sa=D&amp;ust=1471969166087000&amp;usg=AFQjCNG72liRsErf3TAG4z2q0f2H53dkIg" xlink:type="simple">Canoas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apilla-del-monte.htm&amp;sa=D&amp;ust=1471969166074000&amp;usg=AFQjCNEMPtHIAHpcWsbWABN18oW8uM_qkA" xlink:type="simple">Capilla del Monte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ARAGUAY</text:p>
          </table:table-cell>
          <table:table-cell table:style-name="ce1" office:value-type="string" calcext:value-type="string">
            <text:p><text:a xlink:href="https://www.google.com/url?q=http://es.mercociudades.org/descargas/fichas/par/ficha_capitanmeza.htm&amp;sa=D&amp;ust=1471969166092000&amp;usg=AFQjCNH9foJ7BzKgphXFDz1M5Z_whdluHA" xlink:type="simple">Capitán Meza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carabayllo.htm&amp;sa=D&amp;ust=1471969166099000&amp;usg=AFQjCNFUVVMqaDdN1da4d-uVz4He-vi2iA" xlink:type="simple">Carabayllo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caracas.htm&amp;sa=D&amp;ust=1471969166100000&amp;usg=AFQjCNEGlzjewkvAuVgXPLVBV2Kl0V9aRA" xlink:type="simple">Caracas - Alcaldía Mayor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carirubana.html&amp;sa=D&amp;ust=1471969166100000&amp;usg=AFQjCNFiZ-xDtbwdsz-o5Ji00PkL1EVDLg" xlink:type="simple">Cariruban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arlos-pellegrini.htm&amp;sa=D&amp;ust=1471969166075000&amp;usg=AFQjCNECy54y1asNcy_29XE0SANTPuwsAQ" xlink:type="simple">Carlos Pellegrini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3"/>
          <table:table-cell table:formula="of:=UPPER([.C191] )" office:value-type="string" office:string-value="CARLOS PELLEGRINI" calcext:value-type="string">
            <text:p>CARLOS PELLEGRINI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carmen-de-la-legua-reynoso.html&amp;sa=D&amp;ust=1471969166099000&amp;usg=AFQjCNGax8vBNYCJTYXqzVIRrqo6M2MkoQ" xlink:type="simple">Carmen de la Legua Reynos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errito.html&amp;sa=D&amp;ust=1471969166075000&amp;usg=AFQjCNG82FA73_4mu5x-5olbQkW6-3hvBw" xlink:type="simple">Cerrito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hepes.html&amp;sa=D&amp;ust=1471969166075000&amp;usg=AFQjCNHNFZ-sNT57vIa1-AACZ5tPpeP0YQ" xlink:type="simple">Chepe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hilecito.html&amp;sa=D&amp;ust=1471969166076000&amp;usg=AFQjCNFLt4JKWfjoE4h7cf6nPuJkb2cMCw" xlink:type="simple">Chilecito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ipolletti.htm&amp;sa=D&amp;ust=1471969166076000&amp;usg=AFQjCNGFlOja31-Q3Oyvb0C8jQDvCJdADA" xlink:type="simple">Cipolletti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oncordia.htm&amp;sa=D&amp;ust=1471969166077000&amp;usg=AFQjCNF1PrShLhCVAu8AhSIvTJmdA0RlWg" xlink:type="simple">Concordia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contagem.htm&amp;sa=D&amp;ust=1471969166088000&amp;usg=AFQjCNHTaPtwWtgH77ZXnELslaPBJzSQnA" xlink:type="simple">Contagem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ILE</text:p>
          </table:table-cell>
          <table:table-cell table:style-name="ce1" office:value-type="string" calcext:value-type="string">
            <text:p><text:a xlink:href="https://www.google.com/url?q=http://es.mercociudades.org/descargas/fichas/chi/ficha_coquimbo.html&amp;sa=D&amp;ust=1471969166098000&amp;usg=AFQjCNFPXE9eF_GnOE93YnDXWgShEwFKyw" xlink:type="simple">Coquimbo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corrientes.html&amp;sa=D&amp;ust=1471969166077000&amp;usg=AFQjCNGsiv4Xw_ZziU_SfX4m8qqsGCnMXg" xlink:type="simple">Corriente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cumana.htm&amp;sa=D&amp;ust=1471969166100000&amp;usg=AFQjCNHfKoHkk-3lljYjPlE_r72Sufw2eg" xlink:type="simple">Cumaná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OLIVIA</text:p>
          </table:table-cell>
          <table:table-cell table:style-name="ce1" office:value-type="string" calcext:value-type="string">
            <text:p><text:a xlink:href="https://www.google.com/url?q=http://es.mercociudades.org/descargas/fichas/bol/ficha_curahuara-de-carangas.html&amp;sa=D&amp;ust=1471969166095000&amp;usg=AFQjCNHwwbWHlqf1QOG_4m6V3qqSuphDnQ" xlink:type="simple">Curahuara de Carangas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daireaux.html&amp;sa=D&amp;ust=1471969166078000&amp;usg=AFQjCNHuFVb1CI41beygJUpV2cGUj5PT6w" xlink:type="simple">Daireaux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dourados.htm&amp;sa=D&amp;ust=1471969166081000&amp;usg=AFQjCNEF01xpi9At92v4HNpZO19oBNIzgA" xlink:type="simple">Dourados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eduardo-castex.html&amp;sa=D&amp;ust=1471969166078000&amp;usg=AFQjCNEx5ItOEwa6al8MBF1zKS1XY6Frmw" xlink:type="simple">Eduardo Castex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OLIVIA</text:p>
          </table:table-cell>
          <table:table-cell table:style-name="ce1" office:value-type="string" calcext:value-type="string">
            <text:p><text:a xlink:href="https://www.google.com/url?q=http://es.mercociudades.org/descargas/fichas/bol/ficha_el-alto.html&amp;sa=D&amp;ust=1471969166095000&amp;usg=AFQjCNGp1Evk1o4Q63hDHQhcLU11jpn2WQ" xlink:type="simple">El Alt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empedrado.htm&amp;sa=D&amp;ust=1471969166079000&amp;usg=AFQjCNHL5Z6uKSXRbRenIsswkOOvKF8rFw" xlink:type="simple">Empedrado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esperanza.htm&amp;sa=D&amp;ust=1471969166079000&amp;usg=AFQjCNEGnW1SzRIqU_qOdKE9df6-1v_DDQ" xlink:type="simple">Esperanza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esteban-echeverria.html&amp;sa=D&amp;ust=1471969166079000&amp;usg=AFQjCNECcqlawki1veb-rQAzGx-pVVKEag" xlink:type="simple">Esteban Echeverrí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firmat.htm&amp;sa=D&amp;ust=1471969166080000&amp;usg=AFQjCNF_NZnkVvQ_kaDyNtxrS5FmnuTzIA" xlink:type="simple">Firmat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florencio-varela.htm&amp;sa=D&amp;ust=1471969166080000&amp;usg=AFQjCNEFk4Di7KoR0n1jGrWIXL1gtE9n3w" xlink:type="simple">Florencio Varela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ILE</text:p>
          </table:table-cell>
          <table:table-cell table:style-name="ce1" office:value-type="string" calcext:value-type="string">
            <text:p><text:a xlink:href="https://www.google.com/url?q=http://es.mercociudades.org/descargas/fichas/chi/ficha_galvarino.html&amp;sa=D&amp;ust=1471969166097000&amp;usg=AFQjCNGnGQ7OfjyxOyygpy00PltW1_Xkww" xlink:type="simple">Galvarino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gaspar-marcano.html&amp;sa=D&amp;ust=1471969166100000&amp;usg=AFQjCNH7yni8npRf4Orin4GyQvFUW2797A" xlink:type="simple">Gaspar Marcan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heres.html&amp;sa=D&amp;ust=1471969166100000&amp;usg=AFQjCNGaMjRgoV6qCFq6PuhhJyfh9WB2sA" xlink:type="simple">Heres</text:a></text:p>
          </table:table-cell>
          <table:table-cell table:style-name="ce1"/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indaiatuba.htm&amp;sa=D&amp;ust=1471969166085000&amp;usg=AFQjCNESQi1HJj31-noZa8CS_Kfx4avAjQ" xlink:type="simple">Indaiatuba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independencia.html&amp;sa=D&amp;ust=1471969166100000&amp;usg=AFQjCNHiGExsR1cBulykpVuf9y6H6Kr-Pg" xlink:type="simple">Independencia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jaboatao.html&amp;sa=D&amp;ust=1471969166086000&amp;usg=AFQjCNGdsSMI9xuuVbhD100m9Z_uuHAAbw" xlink:type="simple">Jaboatão dos Guararapes</text:a></text:p>
          </table:table-cell>
          <table:table-cell table:style-name="ce1"/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jesus_maria.html&amp;sa=D&amp;ust=1471969166072000&amp;usg=AFQjCNGepaXqyvaEfNx8yzgwHynbPJeCLA" xlink:type="simple">Jesús María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jesus-maria.htm&amp;sa=D&amp;ust=1471969166098000&amp;usg=AFQjCNGMVMCrC7Yw6nsIIFdj75MJr8XXrg" xlink:type="simple">Jesús María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junindelosandes.htm&amp;sa=D&amp;ust=1471969166073000&amp;usg=AFQjCNHLi1x1lhp5ZWW3j-glOZ22UmjhMA" xlink:type="simple">Junín de los Andes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ILE</text:p>
          </table:table-cell>
          <table:table-cell table:style-name="ce1" office:value-type="string" calcext:value-type="string">
            <text:p><text:a xlink:href="https://www.google.com/url?q=http://es.mercociudades.org/descargas/fichas/chi/ficha_la-florida.htm&amp;sa=D&amp;ust=1471969166097000&amp;usg=AFQjCNE5N9bsRdLt579EZ-natg09j6ma8Q" xlink:type="simple">La Florida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RUGUAY</text:p>
          </table:table-cell>
          <table:table-cell table:style-name="ce1" office:value-type="string" calcext:value-type="string">
            <text:p><text:a xlink:href="https://www.google.com/url?q=http://es.mercociudades.org/descargas/fichas/uru/ficha_la-paloma.html&amp;sa=D&amp;ust=1471969166093000&amp;usg=AFQjCNHJQFmvoq9Jbjy5wLY-59AzI4633Q" xlink:type="simple">La Palom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la_victoria.htm&amp;sa=D&amp;ust=1471969166099000&amp;usg=AFQjCNEBxG4piZF93Jz7fUBgdl_laonVgQ" xlink:type="simple">La Victoria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lanus.htm&amp;sa=D&amp;ust=1471969166074000&amp;usg=AFQjCNFc-JHaNAmhRJWKTk5VoM9_RDoE1A" xlink:type="simple">Lanús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las-bandurrias.htm&amp;sa=D&amp;ust=1471969166074000&amp;usg=AFQjCNFXgJsv7VWizOz71EAm6Pzn_s9-2w" xlink:type="simple">Las Bandurrias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las_parejas.html&amp;sa=D&amp;ust=1471969166075000&amp;usg=AFQjCNGqjOnlLveprNXkpKZxcA8KBWxyEA" xlink:type="simple">Las Pareja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RUGUAY</text:p>
          </table:table-cell>
          <table:table-cell table:style-name="ce1" office:value-type="string" calcext:value-type="string">
            <text:p><text:a xlink:href="https://www.google.com/url?q=http://es.mercociudades.org/descargas/fichas/uru/ficha_lavalleja.htm&amp;sa=D&amp;ust=1471969166094000&amp;usg=AFQjCNH0CZwgem-yMVYyDZ1Io5FKaS_wHw" xlink:type="simple">Lavalleja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libertador.htm&amp;sa=D&amp;ust=1471969166100000&amp;usg=AFQjCNHTU6ciOtJGSQL2iswLFrhinprpNA" xlink:type="simple">Libertador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limeira.htm&amp;sa=D&amp;ust=1471969166087000&amp;usg=AFQjCNEEW3C0pLBLbT3nC2FRKkVgEpbEyQ" xlink:type="simple">Limeira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Loncopué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Los Aquijes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ILE</text:p>
          </table:table-cell>
          <table:table-cell table:style-name="ce1" office:value-type="string" calcext:value-type="string">
            <text:p><text:a xlink:href="https://www.google.com/url?q=http://es.mercociudades.org/descargas/fichas/chi/ficha_lota.htm&amp;sa=D&amp;ust=1471969166098000&amp;usg=AFQjCNG7LbkDnuRUs2rAcUQJb6ilQPyWcw" xlink:type="simple">Lot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maria-susana.htm&amp;sa=D&amp;ust=1471969166076000&amp;usg=AFQjCNGtt3s-ybyVCsLpR3DfIBmo4PNFdw" xlink:type="simple">María Susana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OLOMBIA</text:p>
          </table:table-cell>
          <table:table-cell table:style-name="ce1" office:value-type="string" calcext:value-type="string">
            <text:p><text:a xlink:href="https://www.google.com/url?q=http://es.mercociudades.org/descargas/fichas/col/ficha_medellin.html&amp;sa=D&amp;ust=1471969166096000&amp;usg=AFQjCNFy0YoyDOBui-Jxxs_7lfRgAMwoOQ" xlink:type="simple">Medellín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mercedes.html&amp;sa=D&amp;ust=1471969166077000&amp;usg=AFQjCNGA5CNWCVxyyYsz6OURHwC2r0Pc6A" xlink:type="simple">Mercedes</text:a></text:p>
          </table:table-cell>
          <table:table-cell table:style-name="ce1"/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merida.html&amp;sa=D&amp;ust=1471969166100000&amp;usg=AFQjCNHdAPjFHWD_TP02dXwM0InTCAb32w" xlink:type="simple">Mérid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miramar.html&amp;sa=D&amp;ust=1471969166078000&amp;usg=AFQjCNFkIizRpzwH1yA-7mqq_lOqFfbSRQ" xlink:type="simple">Miramar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mocoreta.html&amp;sa=D&amp;ust=1471969166078000&amp;usg=AFQjCNFkTHdKRz6XLPlpdU5TJA9HjlT6lQ" xlink:type="simple">Mocoretá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monte-caseros.htm&amp;sa=D&amp;ust=1471969166079000&amp;usg=AFQjCNG4xOt9w6oRJzvr6SRmnJURr3ANVQ" xlink:type="simple">Monte Caseros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moreno.html&amp;sa=D&amp;ust=1471969166079000&amp;usg=AFQjCNGOOAMg-qClqGXG316QLmPHoCWLVA" xlink:type="simple">Moren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navarro.html&amp;sa=D&amp;ust=1471969166080000&amp;usg=AFQjCNGgD8RlfI6WxMGkzbqmc3OSbPCqyg" xlink:type="simple">Navarro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neuquen.htm&amp;sa=D&amp;ust=1471969166070000&amp;usg=AFQjCNH7iEIPRzgj1Wol8eoMAuM9lIbN4A" xlink:type="simple">Neuquén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Nicasio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novaiguacu.htm&amp;sa=D&amp;ust=1471969166081000&amp;usg=AFQjCNGUWXaCPdiEKFDW4cj-AuzW_3t3nA" xlink:type="simple">Nova Iguaçu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nova-prata.html&amp;sa=D&amp;ust=1471969166082000&amp;usg=AFQjCNFqhCWnHSq1DWWzX0beAWMzMdYHkA" xlink:type="simple">Nova Prat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Nuevo Chimbote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Ocucaje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Ocuviri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olta.html&amp;sa=D&amp;ust=1471969166071000&amp;usg=AFQjCNF3MmB3zprkQJjfgnb42P2EohmcgQ" xlink:type="simple">Olta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osasco.htm&amp;sa=D&amp;ust=1471969166082000&amp;usg=AFQjCNG1kvzBfguoU043YRbdis1E5qp3UA" xlink:type="simple">Osasco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parcona.html&amp;sa=D&amp;ust=1471969166098000&amp;usg=AFQjCNHeHWb1NSneciRQs-ywvpvSzhhjvw" xlink:type="simple">Parcon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paso-de-los-libres.htm&amp;sa=D&amp;ust=1471969166072000&amp;usg=AFQjCNG9fdxjJih081IdhVTNh4ezx1N3CQ" xlink:type="simple">Paso de los Libres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paucartambo.html&amp;sa=D&amp;ust=1471969166099000&amp;usg=AFQjCNELa6HHIjM0n87PJT4OwYZk_5PoPg" xlink:type="simple">Paucartamb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pehuajo.htm&amp;sa=D&amp;ust=1471969166072000&amp;usg=AFQjCNEwkRyPitSYPwllcg3inhoisQJL7g" xlink:type="simple">Pehuajó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ILE</text:p>
          </table:table-cell>
          <table:table-cell table:style-name="ce1" office:value-type="string" calcext:value-type="string">
            <text:p><text:a xlink:href="https://www.google.com/url?q=http://es.mercociudades.org/descargas/fichas/chi/ficha_penalolen.html&amp;sa=D&amp;ust=1471969166096000&amp;usg=AFQjCNHDymgJeqyk_p7SoLTvupXWHsrQkg" xlink:type="simple">Peñalolén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piamonte.htm&amp;sa=D&amp;ust=1471969166073000&amp;usg=AFQjCNEIppAbLHOXFhEPyyiN9ceP19dUGw" xlink:type="simple">Piamonte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pilar.htm&amp;sa=D&amp;ust=1471969166073000&amp;usg=AFQjCNGUjJjW-eInujgCwzS9dvzs0YdYhA" xlink:type="simple">Pilar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pinamar.htm&amp;sa=D&amp;ust=1471969166074000&amp;usg=AFQjCNGTiGpygPoe9uRFwl6TDOBlCEuAGw" xlink:type="simple">Pinamar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ARAGUAY</text:p>
          </table:table-cell>
          <table:table-cell table:style-name="ce1" office:value-type="string" calcext:value-type="string">
            <text:p><text:a xlink:href="https://www.google.com/url?q=http://es.mercociudades.org/descargas/fichas/par/ficha_pirapo.htm&amp;sa=D&amp;ust=1471969166092000&amp;usg=AFQjCNFL0PfNSaUtU9xqllBBKlg1PVfLiA" xlink:type="simple">Pirapó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posadas.html&amp;sa=D&amp;ust=1471969166074000&amp;usg=AFQjCNGem3B8obdqiyK85BM4MsDA-W0p7Q" xlink:type="simple">Posada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presidente-prudente.html&amp;sa=D&amp;ust=1471969166084000&amp;usg=AFQjCNHKOlDqHsF3f0PF1n7GJM4OjzDexQ" xlink:type="simple">Presidente Prudente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ILE</text:p>
          </table:table-cell>
          <table:table-cell table:style-name="ce1" office:value-type="string" calcext:value-type="string">
            <text:p><text:a xlink:href="https://www.google.com/url?q=http://es.mercociudades.org/descargas/fichas/chi/ficha_pudahuel.html&amp;sa=D&amp;ust=1471969166097000&amp;usg=AFQjCNGXJpr9FSHmSz0wgUK2FSuENBGqog" xlink:type="simple">Pudahuel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Pueblo Nuevo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puerto-san-julian.htm&amp;sa=D&amp;ust=1471969166075000&amp;usg=AFQjCNFEXXDu5sjqtXNz6g0TVIEgrMmQ5A" xlink:type="simple">Puerto San Julián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Puno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ILE</text:p>
          </table:table-cell>
          <table:table-cell table:style-name="ce1" office:value-type="string" calcext:value-type="string">
            <text:p><text:a xlink:href="https://www.google.com/url?q=http://es.mercociudades.org/descargas/fichas/chi/ficha_quilpue.htm&amp;sa=D&amp;ust=1471969166098000&amp;usg=AFQjCNHNumPufb78NHFHLTcjB6yCfNUvyA" xlink:type="simple">Quilpué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realico.htm&amp;sa=D&amp;ust=1471969166076000&amp;usg=AFQjCNFK8Tc7ICABnHwYnNxbo8tnr8j7fQ" xlink:type="simple">Realicó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reconquista.htm&amp;sa=D&amp;ust=1471969166076000&amp;usg=AFQjCNHKiitAx6iS6uFwvoDE68pAa597eg" xlink:type="simple">Reconquista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rio-grande.htm&amp;sa=D&amp;ust=1471969166077000&amp;usg=AFQjCNFcZdPIU0B-WLlN3YlgzRm1GezSDw" xlink:type="simple">Río Grande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riotercero.htm&amp;sa=D&amp;ust=1471969166077000&amp;usg=AFQjCNFW9FrSoffrOkREM_fPGT_xGNjcZQ" xlink:type="simple">Río Tercero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roque-saens-pena.htm&amp;sa=D&amp;ust=1471969166078000&amp;usg=AFQjCNFUKVR1JAJ6Eq4-UZo6SfzJHugg2Q" xlink:type="simple">Roque Sáenz Peña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sabara.htm&amp;sa=D&amp;ust=1471969166087000&amp;usg=AFQjCNHA3F-hAzfwFJPLM3ACDajYx5P4GQ" xlink:type="simple">Sabará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alto-argentina.htm&amp;sa=D&amp;ust=1471969166079000&amp;usg=AFQjCNGaFKbg3LFoikLCyODvgWLF5LS-aQ" xlink:type="simple">Salto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an_antonio_de_areco.html&amp;sa=D&amp;ust=1471969166079000&amp;usg=AFQjCNFxHxHpNl6DXxSfWENKhQ-Yz6IZQQ" xlink:type="simple">San Antonio de Areco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an-antonio-de-los-cobres.htm&amp;sa=D&amp;ust=1471969166080000&amp;usg=AFQjCNFkVZDEnW36iHnjKEBBqLgra1qI6Q" xlink:type="simple">San Antonio de los Cobres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an_carlos.html&amp;sa=D&amp;ust=1471969166080000&amp;usg=AFQjCNF9zcqwAZUxM8FAk0wyyoszpqURMQ" xlink:type="simple">San Carlos</text:a></text:p>
          </table:table-cell>
          <table:table-cell table:style-name="ce1"/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San Carlos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ARAGUAY</text:p>
          </table:table-cell>
          <table:table-cell table:style-name="ce1" office:value-type="string" calcext:value-type="string">
            <text:p><text:a xlink:href="https://www.google.com/url?q=http://es.mercociudades.org/descargas/fichas/par/ficha_san-ignacio-guazu.html&amp;sa=D&amp;ust=1471969166090000&amp;usg=AFQjCNFNmyYmC9EJo9kTozTdkDOUpuaZmA" xlink:type="simple">San Ignacio Guazú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an-jorge.htm&amp;sa=D&amp;ust=1471969166071000&amp;usg=AFQjCNF9iZ3pdGxtABMhDeKQ08ut--2FgA" xlink:type="simple">San Jorge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RUGUAY</text:p>
          </table:table-cell>
          <table:table-cell table:style-name="ce1" office:value-type="string" calcext:value-type="string">
            <text:p><text:a xlink:href="https://www.google.com/url?q=http://es.mercociudades.org/descargas/fichas/uru/ficha_san-jose.htm&amp;sa=D&amp;ust=1471969166093000&amp;usg=AFQjCNG0036V2CHd_2INA5hcGrdXpHVFkg" xlink:type="simple">San José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anlorenzo.htm&amp;sa=D&amp;ust=1471969166072000&amp;usg=AFQjCNHG_wsP-nPpeZR2v4SngVaFPzysmA" xlink:type="simple">San Lorenzo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Santa Luc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santa-rosa.htm&amp;sa=D&amp;ust=1471969166089000&amp;usg=AFQjCNGVlQJmJx5KABxVac-TmeS-cWbiZA" xlink:type="simple">Santa Rosa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santa-vitoria-do-palmar.htm&amp;sa=D&amp;ust=1471969166081000&amp;usg=AFQjCNHeERBEWsdVRTf7jO7fWNqKKxbZug" xlink:type="simple">Santa Vitória do Palmar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santana-de-parnaiba.htm&amp;sa=D&amp;ust=1471969166089000&amp;usg=AFQjCNE97v0M8VElq0_TThJcqWROvJi-NA" xlink:type="simple">Santana de Parnaíba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Santiago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santiago-cusco.html&amp;sa=D&amp;ust=1471969166099000&amp;usg=AFQjCNHMB9Iw_Q12KsG2KBn6wo5UgXpF_A" xlink:type="simple">Santiago - Cusc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OLIVIA</text:p>
          </table:table-cell>
          <table:table-cell table:style-name="ce1" office:value-type="string" calcext:value-type="string">
            <text:p><text:a xlink:href="https://www.google.com/url?q=http://es.mercociudades.org/descargas/fichas/bol/ficha_santiago_de_andamarca.html&amp;sa=D&amp;ust=1471969166095000&amp;usg=AFQjCNEOa8y960WkBxMhCvFhifi8Aw3W9A" xlink:type="simple">Santiago de Andamarca - Orur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anto-tome.htm&amp;sa=D&amp;ust=1471969166074000&amp;usg=AFQjCNFalYcb_OLsyhuMfcjQLDDo9GDtRA" xlink:type="simple">Santo Tomé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sao-bento-do-sul.htm&amp;sa=D&amp;ust=1471969166082000&amp;usg=AFQjCNEQp9eiXnQAj9qNQoVNUa1hyNjwAg" xlink:type="simple">São Bento do Sul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sao-goncalo.html&amp;sa=D&amp;ust=1471969166083000&amp;usg=AFQjCNERV0ZRmYqwzyGMDnwrrLBmROZq4w" xlink:type="simple">São Gonçal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sifontes.html&amp;sa=D&amp;ust=1471969166100000&amp;usg=AFQjCNF1HUXtOczeuImJz4OJrjMTwgOACQ" xlink:type="simple">Sifonte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OLIVIA</text:p>
          </table:table-cell>
          <table:table-cell table:style-name="ce1" office:value-type="string" calcext:value-type="string">
            <text:p><text:a xlink:href="https://www.google.com/url?q=http://es.mercociudades.org/descargas/fichas/bol/ficha_sucre.html&amp;sa=D&amp;ust=1471969166095000&amp;usg=AFQjCNGFf3JAGgtoifJ-qpK9NuSyfmtVmw" xlink:type="simple">Sucre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sunchales.html&amp;sa=D&amp;ust=1471969166074000&amp;usg=AFQjCNEFwQbdRr4WGFt5hFaijmIwvW-cSw" xlink:type="simple">Sunchale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surquillo.html&amp;sa=D&amp;ust=1471969166099000&amp;usg=AFQjCNEfWAczDyxuzfe7JjT1yzLJ5UkP_Q" xlink:type="simple">Surquill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tigre.htm&amp;sa=D&amp;ust=1471969166075000&amp;usg=AFQjCNGMshTNakyV-Gl6de8iJcOZDioJrA" xlink:type="simple">Tigre</text:a></text:p>
          </table:table-cell>
          <table:table-cell table:style-name="ce1"/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OLIVIA</text:p>
          </table:table-cell>
          <table:table-cell table:style-name="ce1" office:value-type="string" calcext:value-type="string">
            <text:p><text:a xlink:href="https://www.google.com/url?q=http://es.mercociudades.org/descargas/fichas/bol/ficha_tiwanaku.html&amp;sa=D&amp;ust=1471969166096000&amp;usg=AFQjCNGlJLwp3TZSaeDcsJ1Aa2qLTgc9og" xlink:type="simple">Tiwanaku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totoras.html&amp;sa=D&amp;ust=1471969166075000&amp;usg=AFQjCNGK7YNJ0OkuZnJl_-kSHkwis0h8TA" xlink:type="simple">Totoras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office:value-type="string" calcext:value-type="string">
            <text:p>Tupac Amari Inc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Ú</text:p>
          </table:table-cell>
          <table:table-cell table:style-name="ce1" office:value-type="string" calcext:value-type="string">
            <text:p><text:a xlink:href="https://www.google.com/url?q=http://es.mercociudades.org/descargas/fichas/per/ficha_uros-chulluni.html&amp;sa=D&amp;ust=1471969166099000&amp;usg=AFQjCNEn16ulUgI-0x5Shq3o0OJap1gieg" xlink:type="simple">Uros Chulluni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valencia.html&amp;sa=D&amp;ust=1471969166100000&amp;usg=AFQjCNFtidvgLDPuAMtRvNqKWTRjCAd4Jw" xlink:type="simple">Valencia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ZUELA</text:p>
          </table:table-cell>
          <table:table-cell table:style-name="ce1" office:value-type="string" calcext:value-type="string">
            <text:p><text:a xlink:href="https://www.google.com/url?q=http://es.mercociudades.org/descargas/fichas/ven/ficha_vargas.htm&amp;sa=D&amp;ust=1471969166100000&amp;usg=AFQjCNG-J4bdOnuAh26SsmsLinafnlyIQw" xlink:type="simple">Vargas</text:a></text:p>
          </table:table-cell>
          <table:table-cell table:style-name="ce1"/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Venado Tuerto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vespasiano.html&amp;sa=D&amp;ust=1471969166088000&amp;usg=AFQjCNFc98mHgfFBgSM2GDWfh1NGZ_NYlg" xlink:type="simple">Vespasiano</text:a></text:p>
          </table:table-cell>
          <table:table-cell table:style-name="ce1"/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villa_carlos_paz.html&amp;sa=D&amp;ust=1471969166077000&amp;usg=AFQjCNEi6rZV3hkE-eqXZ5CoHuZ3lZPfAA" xlink:type="simple">Villa Carlos Paz</text:a></text:p>
          </table:table-cell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virasoro.htm&amp;sa=D&amp;ust=1471969166078000&amp;usg=AFQjCNGPo3h7ND5kzAc_K410xJ2yMY6a0w" xlink:type="simple">Virasoro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RASIL</text:p>
          </table:table-cell>
          <table:table-cell table:style-name="ce1" office:value-type="string" calcext:value-type="string">
            <text:p><text:a xlink:href="https://www.google.com/url?q=http://es.mercociudades.org/descargas/fichas/bra/ficha_vitoria-da-conquista.htm&amp;sa=D&amp;ust=1471969166089000&amp;usg=AFQjCNEm7MUv32h150qD5bkb_BrntzALMQ" xlink:type="simple">Vitória da Conquista</text:a></text:p>
          </table:table-cell>
          <table:table-cell table:style-name="ce1"/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<text:a xlink:href="https://www.google.com/url?q=http://es.mercociudades.org/descargas/fichas/arg/ficha_zarate.htm&amp;sa=D&amp;ust=1471969166079000&amp;usg=AFQjCNHfZco4EUk_H_q2tNej5V13Jf6FdQ" xlink:type="simple">Zárate</text:a></text:p>
          </table:table-cell>
          <table:table-cell table:style-name="ce1"/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3" table:number-rows-repeated="10482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XTURE" table:style-name="ta3">
        <office:forms form:automatic-focus="false" form:apply-design-mode="false"/>
        <table:table-column table:style-name="co1" table:number-columns-repeated="4" table:default-cell-style-name="ce3"/>
        <table:table-column table:style-name="co2" table:number-columns-repeated="10" table:default-cell-style-name="ce3"/>
        <table:table-column table:style-name="co1" table:visibility="collapse" table:default-cell-style-name="ce3"/>
        <table:table-column table:style-name="co2" table:default-cell-style-name="ce3"/>
        <table:table-column table:style-name="co1" table:visibility="collapse" table:default-cell-style-name="ce3"/>
        <table:table-column table:style-name="co2" table:number-columns-repeated="1006" table:default-cell-style-name="ce3"/>
        <table:table-column table:style-name="co2" table:default-cell-style-name="Default"/>
        <table:table-row table:style-name="ro1">
          <table:table-cell table:number-columns-repeated="2"/>
          <table:table-cell table:style-name="ce45" office:value-type="date" office:date-value="2005-12-25" calcext:value-type="date">
            <text:p>25-dic</text:p>
          </table:table-cell>
          <table:table-cell table:style-name="ce46" office:value-type="string" calcext:value-type="string">
            <text:p>SEM.</text:p>
          </table:table-cell>
          <table:table-cell table:style-name="ce46" office:value-type="string" calcext:value-type="string">
            <text:p>LIGA 1</text:p>
          </table:table-cell>
          <table:table-cell table:style-name="ce46" office:value-type="string" calcext:value-type="string">
            <text:p>LIGA 2</text:p>
          </table:table-cell>
          <table:table-cell table:style-name="ce46" office:value-type="string" calcext:value-type="string">
            <text:p>LIGA 3</text:p>
          </table:table-cell>
          <table:table-cell table:style-name="ce46" office:value-type="string" calcext:value-type="string">
            <text:p>LIGA 4</text:p>
          </table:table-cell>
          <table:table-cell table:style-name="ce46" office:value-type="string" calcext:value-type="string">
            <text:p>COPA</text:p>
          </table:table-cell>
          <table:table-cell table:number-columns-repeated="3"/>
          <table:table-cell office:value-type="string" calcext:value-type="string">
            <text:p>cat</text:p>
          </table:table-cell>
          <table:table-cell table:number-columns-repeated="2"/>
          <table:table-cell table:style-name="Default" table:number-columns-repeated="2"/>
          <table:table-cell table:formula="of:=SUM([.R2:.R6])" office:value-type="float" office:value="140" calcext:value-type="float">
            <text:p>140</text:p>
          </table:table-cell>
          <table:table-cell table:number-columns-repeated="2"/>
          <table:table-cell table:style-name="ce46" office:value-type="string" calcext:value-type="string">
            <text:p>AÑO</text:p>
          </table:table-cell>
          <table:table-cell table:style-name="ce46" office:value-type="string" calcext:value-type="string">
            <text:p>PJ</text:p>
          </table:table-cell>
          <table:table-cell table:style-name="ce46"/>
          <table:table-cell table:style-name="ce46" office:value-type="string" calcext:value-type="string">
            <text:p>PTS</text:p>
          </table:table-cell>
          <table:table-cell table:number-columns-repeated="1000"/>
        </table:table-row>
        <table:table-row table:style-name="ro3">
          <table:table-cell table:style-name="ce44" office:value-type="float" office:value="1000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45" table:formula="of:=[.C1]+7" office:value-type="date" office:date-value="2006-01-01" calcext:value-type="date">
            <text:p>01-ene</text:p>
          </table:table-cell>
          <table:table-cell table:style-name="ce131" office:value-type="float" office:value="1" calcext:value-type="float">
            <text:p>1</text:p>
          </table:table-cell>
          <table:table-cell table:style-name="ce133" table:number-columns-repeated="2"/>
          <table:table-cell table:style-name="ce139" table:number-columns-repeated="3"/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formula="of:=[.N2]*[.P2]" office:value-type="float" office:value="16" calcext:value-type="float">
            <text:p>16</text:p>
          </table:table-cell>
          <table:table-cell table:number-columns-repeated="2"/>
          <table:table-cell table:style-name="ce60" office:value-type="float" office:value="8510.63829787234" calcext:value-type="float">
            <text:p>8.51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00"/>
        </table:table-row>
        <table:table-row table:style-name="ro3">
          <table:table-cell table:style-name="ce44" office:value-type="float" office:value="3000" calcext:value-type="float">
            <text:p>3.000</text:p>
          </table:table-cell>
          <table:table-cell table:formula="of:=[.B2]+1" office:value-type="float" office:value="2" calcext:value-type="float">
            <text:p>2</text:p>
          </table:table-cell>
          <table:table-cell table:style-name="ce45" table:formula="of:=[.C2]+7" office:value-type="date" office:date-value="2006-01-08" calcext:value-type="date">
            <text:p>08-ene</text:p>
          </table:table-cell>
          <table:table-cell table:style-name="ce131" office:value-type="float" office:value="2" calcext:value-type="float">
            <text:p>2</text:p>
          </table:table-cell>
          <table:table-cell table:style-name="ce133" table:number-columns-repeated="2"/>
          <table:table-cell table:style-name="ce139" table:number-columns-repeated="3"/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formula="of:=[.N3]*[.P3]" office:value-type="float" office:value="32" calcext:value-type="float">
            <text:p>32</text:p>
          </table:table-cell>
          <table:table-cell table:number-columns-repeated="2"/>
          <table:table-cell table:style-name="ce60"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00"/>
        </table:table-row>
        <table:table-row table:style-name="ro3">
          <table:table-cell table:style-name="ce44" office:value-type="float" office:value="6000" calcext:value-type="float">
            <text:p>6.000</text:p>
          </table:table-cell>
          <table:table-cell table:formula="of:=[.B3]+1" office:value-type="float" office:value="3" calcext:value-type="float">
            <text:p>3</text:p>
          </table:table-cell>
          <table:table-cell table:style-name="ce45" table:formula="of:=[.C3]+7" office:value-type="date" office:date-value="2006-01-15" calcext:value-type="date">
            <text:p>15-ene</text:p>
          </table:table-cell>
          <table:table-cell table:style-name="ce131" office:value-type="float" office:value="3" calcext:value-type="float">
            <text:p>3</text:p>
          </table:table-cell>
          <table:table-cell table:style-name="ce133" table:number-columns-repeated="2"/>
          <table:table-cell table:style-name="ce139" table:number-columns-repeated="3"/>
          <table:table-cell table:number-columns-repeated="3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formula="of:=[.N4]*[.P4]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3">
          <table:table-cell table:style-name="ce44" office:value-type="float" office:value="10000" calcext:value-type="float">
            <text:p>10.000</text:p>
          </table:table-cell>
          <table:table-cell table:formula="of:=[.B4]+1" office:value-type="float" office:value="4" calcext:value-type="float">
            <text:p>4</text:p>
          </table:table-cell>
          <table:table-cell table:style-name="ce45" table:formula="of:=[.C4]+7" office:value-type="date" office:date-value="2006-01-22" calcext:value-type="date">
            <text:p>22-ene</text:p>
          </table:table-cell>
          <table:table-cell table:style-name="ce131" office:value-type="float" office:value="4" calcext:value-type="float">
            <text:p>4</text:p>
          </table:table-cell>
          <table:table-cell table:style-name="ce133" table:number-columns-repeated="2"/>
          <table:table-cell table:style-name="ce139" table:number-columns-repeated="3"/>
          <table:table-cell table:number-columns-repeated="3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formula="of:=[.N5]*[.P5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3">
          <table:table-cell table:style-name="ce44" office:value-type="float" office:value="15000" calcext:value-type="float">
            <text:p>15.000</text:p>
          </table:table-cell>
          <table:table-cell table:formula="of:=[.B5]+1" office:value-type="float" office:value="5" calcext:value-type="float">
            <text:p>5</text:p>
          </table:table-cell>
          <table:table-cell table:style-name="ce45" table:formula="of:=[.C5]+7" office:value-type="date" office:date-value="2006-01-29" calcext:value-type="date">
            <text:p>29-ene</text:p>
          </table:table-cell>
          <table:table-cell table:style-name="ce131" office:value-type="float" office:value="5" calcext:value-type="float">
            <text:p>5</text:p>
          </table:table-cell>
          <table:table-cell table:style-name="ce133" table:number-columns-repeated="2"/>
          <table:table-cell table:style-name="ce139" table:number-columns-repeated="3"/>
          <table:table-cell table:number-columns-repeated="3"/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V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3">
          <table:table-cell table:style-name="ce44" office:value-type="float" office:value="21000" calcext:value-type="float">
            <text:p>21.000</text:p>
          </table:table-cell>
          <table:table-cell table:formula="of:=[.B6]+1" office:value-type="float" office:value="6" calcext:value-type="float">
            <text:p>6</text:p>
          </table:table-cell>
          <table:table-cell table:style-name="ce45" table:formula="of:=[.C6]+7" office:value-type="date" office:date-value="2006-02-05" calcext:value-type="date">
            <text:p>05-feb</text:p>
          </table:table-cell>
          <table:table-cell table:style-name="ce131" office:value-type="float" office:value="6" calcext:value-type="float">
            <text:p>6</text:p>
          </table:table-cell>
          <table:table-cell table:style-name="ce133" table:number-columns-repeated="2"/>
          <table:table-cell table:style-name="ce139" table:number-columns-repeated="3"/>
          <table:table-cell table:style-name="ce54" table:formula="of:=SUM([.J8:.J44])" office:value-type="float" office:value="5758" calcext:value-type="float">
            <text:p>5.758</text:p>
          </table:table-cell>
          <table:table-cell table:style-name="ce56" table:formula="of:=SUM([.K8:.K44])" office:value-type="float" office:value="2.98263888888889" calcext:value-type="float">
            <text:p>2,983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h</text:p>
          </table:table-cell>
          <table:table-cell table:style-name="ce49" office:value-type="string" calcext:value-type="string">
            <text:p>m</text:p>
          </table:table-cell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44" office:value-type="float" office:value="28000" calcext:value-type="float">
            <text:p>28.000</text:p>
          </table:table-cell>
          <table:table-cell table:formula="of:=[.B7]+1" office:value-type="float" office:value="7" calcext:value-type="float">
            <text:p>7</text:p>
          </table:table-cell>
          <table:table-cell table:style-name="ce45" table:formula="of:=[.C7]+7" office:value-type="date" office:date-value="2006-02-12" calcext:value-type="date">
            <text:p>12-feb</text:p>
          </table:table-cell>
          <table:table-cell table:style-name="ce131" office:value-type="float" office:value="7" calcext:value-type="float">
            <text:p>7</text:p>
          </table:table-cell>
          <table:table-cell table:style-name="ce136" office:value-type="float" office:value="1" calcext:value-type="float">
            <text:p>1</text:p>
          </table:table-cell>
          <table:table-cell table:style-name="ce133"/>
          <table:table-cell table:style-name="ce138" table:number-columns-repeated="2"/>
          <table:table-cell table:style-name="ce139"/>
          <table:table-cell table:style-name="ce55" office:value-type="float" office:value="2748" calcext:value-type="float">
            <text:p>2748</text:p>
          </table:table-cell>
          <table:table-cell table:style-name="ce57" table:formula="of:=[.L8]+[.M8]/24+[.N8]/1440" office:value-type="float" office:value="1.375" calcext:value-type="float">
            <text:p>1,37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44" office:value-type="float" office:value="36000" calcext:value-type="float">
            <text:p>36.000</text:p>
          </table:table-cell>
          <table:table-cell table:formula="of:=[.B8]+1" office:value-type="float" office:value="8" calcext:value-type="float">
            <text:p>8</text:p>
          </table:table-cell>
          <table:table-cell table:style-name="ce45" table:formula="of:=[.C8]+7" office:value-type="date" office:date-value="2006-02-19" calcext:value-type="date">
            <text:p>19-feb</text:p>
          </table:table-cell>
          <table:table-cell table:style-name="ce131" office:value-type="float" office:value="8" calcext:value-type="float">
            <text:p>8</text:p>
          </table:table-cell>
          <table:table-cell table:style-name="ce130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8" table:number-columns-repeated="2"/>
          <table:table-cell table:style-name="ce139"/>
          <table:table-cell table:style-name="ce55" office:value-type="float" office:value="2745" calcext:value-type="float">
            <text:p>2745</text:p>
          </table:table-cell>
          <table:table-cell table:style-name="ce57" table:formula="of:=[.L9]+[.M9]/24+[.N9]/1440" office:value-type="float" office:value="1.375" calcext:value-type="float">
            <text:p>1,37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44" office:value-type="float" office:value="45000" calcext:value-type="float">
            <text:p>45.000</text:p>
          </table:table-cell>
          <table:table-cell table:formula="of:=[.B9]+1" office:value-type="float" office:value="9" calcext:value-type="float">
            <text:p>9</text:p>
          </table:table-cell>
          <table:table-cell table:style-name="ce45" table:formula="of:=[.C9]+7" office:value-type="date" office:date-value="2006-02-26" calcext:value-type="date">
            <text:p>26-feb</text:p>
          </table:table-cell>
          <table:table-cell table:style-name="ce131" office:value-type="float" office:value="9" calcext:value-type="float">
            <text:p>9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8"/>
          <table:table-cell table:style-name="ce139"/>
          <table:table-cell table:style-name="ce55" office:value-type="float" office:value="265" calcext:value-type="float">
            <text:p>265</text:p>
          </table:table-cell>
          <table:table-cell table:style-name="ce57" table:formula="of:=[.L10]+[.M10]/24+[.N10]/1440" office:value-type="float" office:value="0.232638888888889" calcext:value-type="float">
            <text:p>0,233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44" office:value-type="float" office:value="55000" calcext:value-type="float">
            <text:p>55.000</text:p>
          </table:table-cell>
          <table:table-cell table:formula="of:=[.B10]+1" office:value-type="float" office:value="10" calcext:value-type="float">
            <text:p>10</text:p>
          </table:table-cell>
          <table:table-cell table:style-name="ce45" table:formula="of:=[.C10]+7" office:value-type="date" office:date-value="2006-03-05" calcext:value-type="date">
            <text:p>05-mar</text:p>
          </table:table-cell>
          <table:table-cell table:style-name="ce131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9"/>
          <table:table-cell table:style-name="ce55"/>
          <table:table-cell table:style-name="ce57" table:formula="of:=[.L11]+[.M11]/24+[.N11]/1440" office:value-type="float" office:value="0" calcext:value-type="float">
            <text:p>0,000</text:p>
          </table:table-cell>
          <table:table-cell table:style-name="ce55"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44" office:value-type="float" office:value="66000" calcext:value-type="float">
            <text:p>66.000</text:p>
          </table:table-cell>
          <table:table-cell table:formula="of:=[.B11]+1" office:value-type="float" office:value="11" calcext:value-type="float">
            <text:p>11</text:p>
          </table:table-cell>
          <table:table-cell table:style-name="ce45" table:formula="of:=[.C11]+7" office:value-type="date" office:date-value="2006-03-12" calcext:value-type="date">
            <text:p>12-mar</text:p>
          </table:table-cell>
          <table:table-cell table:style-name="ce131" office:value-type="float" office:value="11" calcext:value-type="float">
            <text:p>1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9"/>
          <table:table-cell table:style-name="ce55"/>
          <table:table-cell table:style-name="ce57" table:formula="of:=[.L12]+[.M12]/24+[.N12]/1440" office:value-type="float" office:value="0" calcext:value-type="float">
            <text:p>0,000</text:p>
          </table:table-cell>
          <table:table-cell table:style-name="ce55"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44" office:value-type="float" office:value="78000" calcext:value-type="float">
            <text:p>78.000</text:p>
          </table:table-cell>
          <table:table-cell table:formula="of:=[.B12]+1" office:value-type="float" office:value="12" calcext:value-type="float">
            <text:p>12</text:p>
          </table:table-cell>
          <table:table-cell table:style-name="ce45" table:formula="of:=[.C12]+7" office:value-type="date" office:date-value="2006-03-19" calcext:value-type="date">
            <text:p>19-mar</text:p>
          </table:table-cell>
          <table:table-cell table:style-name="ce131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4"/>
          <table:table-cell table:style-name="ce55"/>
          <table:table-cell table:style-name="ce57" table:formula="of:=[.L13]+[.M13]/24+[.N13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4"/>
          <table:table-cell table:style-name="ce58" office:value-type="float" office:value="2" calcext:value-type="float">
            <text:p>2</text:p>
          </table:table-cell>
          <table:table-cell table:style-name="ce59" office:value-type="string" calcext:value-type="string">
            <text:p>FIN</text:p>
          </table:table-cell>
          <table:table-cell table:number-columns-repeated="1004"/>
        </table:table-row>
        <table:table-row table:style-name="ro3">
          <table:table-cell table:style-name="ce44" office:value-type="float" office:value="91000" calcext:value-type="float">
            <text:p>91.000</text:p>
          </table:table-cell>
          <table:table-cell table:formula="of:=[.B13]+1" office:value-type="float" office:value="13" calcext:value-type="float">
            <text:p>13</text:p>
          </table:table-cell>
          <table:table-cell table:style-name="ce45" table:formula="of:=[.C13]+7" office:value-type="date" office:date-value="2006-03-26" calcext:value-type="date">
            <text:p>26-mar</text:p>
          </table:table-cell>
          <table:table-cell table:style-name="ce131" office:value-type="float" office:value="13" calcext:value-type="float">
            <text:p>13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4" calcext:value-type="float">
            <text:p>4</text:p>
          </table:table-cell>
          <table:table-cell table:style-name="ce138"/>
          <table:table-cell table:style-name="ce55"/>
          <table:table-cell table:style-name="ce57" table:formula="of:=[.L14]+[.M14]/24+[.N14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59" office:value-type="string" calcext:value-type="string">
            <text:p>SEM</text:p>
          </table:table-cell>
          <table:table-cell table:number-columns-repeated="1004"/>
        </table:table-row>
        <table:table-row table:style-name="ro3">
          <table:table-cell table:style-name="ce44" office:value-type="float" office:value="105000" calcext:value-type="float">
            <text:p>105.000</text:p>
          </table:table-cell>
          <table:table-cell table:formula="of:=[.B14]+1" office:value-type="float" office:value="14" calcext:value-type="float">
            <text:p>14</text:p>
          </table:table-cell>
          <table:table-cell table:style-name="ce45" table:formula="of:=[.C14]+7" office:value-type="date" office:date-value="2006-04-02" calcext:value-type="date">
            <text:p>02-abr</text:p>
          </table:table-cell>
          <table:table-cell table:style-name="ce131" office:value-type="float" office:value="14" calcext:value-type="float">
            <text:p>14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5" calcext:value-type="float">
            <text:p>5</text:p>
          </table:table-cell>
          <table:table-cell table:style-name="ce138"/>
          <table:table-cell table:style-name="ce55"/>
          <table:table-cell table:style-name="ce57" table:formula="of:=[.L15]+[.M15]/24+[.N15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3"/>
          <table:table-cell table:style-name="Default"/>
          <table:table-cell table:style-name="ce58" office:value-type="float" office:value="8" calcext:value-type="float">
            <text:p>8</text:p>
          </table:table-cell>
          <table:table-cell table:style-name="ce59" office:value-type="string" calcext:value-type="string">
            <text:p>CUA</text:p>
          </table:table-cell>
          <table:table-cell table:number-columns-repeated="1004"/>
        </table:table-row>
        <table:table-row table:style-name="ro3">
          <table:table-cell table:style-name="ce44" office:value-type="float" office:value="120000" calcext:value-type="float">
            <text:p>120.000</text:p>
          </table:table-cell>
          <table:table-cell table:formula="of:=[.B15]+1" office:value-type="float" office:value="15" calcext:value-type="float">
            <text:p>15</text:p>
          </table:table-cell>
          <table:table-cell table:style-name="ce45" table:formula="of:=[.C15]+7" office:value-type="date" office:date-value="2006-04-09" calcext:value-type="date">
            <text:p>09-abr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6" calcext:value-type="float">
            <text:p>6</text:p>
          </table:table-cell>
          <table:table-cell table:style-name="ce138"/>
          <table:table-cell table:style-name="ce55"/>
          <table:table-cell table:style-name="ce57" table:formula="of:=[.L16]+[.M16]/24+[.N16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3"/>
          <table:table-cell table:style-name="Default"/>
          <table:table-cell table:style-name="ce59" office:value-type="float" office:value="16" calcext:value-type="float">
            <text:p>16</text:p>
          </table:table-cell>
          <table:table-cell table:style-name="ce59" office:value-type="string" calcext:value-type="string">
            <text:p>OCT</text:p>
          </table:table-cell>
          <table:table-cell table:number-columns-repeated="1004"/>
        </table:table-row>
        <table:table-row table:style-name="ro3">
          <table:table-cell table:style-name="ce44" office:value-type="float" office:value="136000" calcext:value-type="float">
            <text:p>136.000</text:p>
          </table:table-cell>
          <table:table-cell table:formula="of:=[.B16]+1" office:value-type="float" office:value="16" calcext:value-type="float">
            <text:p>16</text:p>
          </table:table-cell>
          <table:table-cell table:style-name="ce45" table:formula="of:=[.C16]+7" office:value-type="date" office:date-value="2006-04-16" calcext:value-type="date">
            <text:p>16-abr</text:p>
          </table:table-cell>
          <table:table-cell table:style-name="ce131" office:value-type="float" office:value="16" calcext:value-type="float">
            <text:p>1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1F-I</text:p>
          </table:table-cell>
          <table:table-cell table:style-name="ce55"/>
          <table:table-cell table:style-name="ce57" table:formula="of:=[.L17]+[.M17]/24+[.N17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3"/>
          <table:table-cell table:style-name="Default"/>
          <table:table-cell table:style-name="ce59" office:value-type="string" calcext:value-type="string">
            <text:p>16A+16B</text:p>
          </table:table-cell>
          <table:table-cell table:style-name="ce59" office:value-type="string" calcext:value-type="string">
            <text:p>7F</text:p>
          </table:table-cell>
          <table:table-cell table:number-columns-repeated="1004"/>
        </table:table-row>
        <table:table-row table:style-name="ro3">
          <table:table-cell table:style-name="ce44" office:value-type="float" office:value="153000" calcext:value-type="float">
            <text:p>153.000</text:p>
          </table:table-cell>
          <table:table-cell table:formula="of:=[.B17]+1" office:value-type="float" office:value="17" calcext:value-type="float">
            <text:p>17</text:p>
          </table:table-cell>
          <table:table-cell table:style-name="ce45" table:formula="of:=[.C17]+7" office:value-type="date" office:date-value="2006-04-23" calcext:value-type="date">
            <text:p>23-abr</text:p>
          </table:table-cell>
          <table:table-cell table:style-name="ce131" office:value-type="float" office:value="17" calcext:value-type="float">
            <text:p>17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string" calcext:value-type="string">
            <text:p>1F-V</text:p>
          </table:table-cell>
          <table:table-cell table:style-name="ce55"/>
          <table:table-cell table:style-name="ce57" table:formula="of:=[.L18]+[.M18]/24+[.N18]/1440" office:value-type="float" office:value="0" calcext:value-type="float">
            <text:p>0,000</text:p>
          </table:table-cell>
          <table:table-cell table:style-name="ce55" table:number-columns-repeated="5"/>
          <table:table-cell/>
          <table:table-cell table:style-name="Default"/>
          <table:table-cell table:style-name="ce59" office:value-type="float" office:value="32" calcext:value-type="float">
            <text:p>32</text:p>
          </table:table-cell>
          <table:table-cell table:style-name="ce59" office:value-type="string" calcext:value-type="string">
            <text:p>6F</text:p>
          </table:table-cell>
          <table:table-cell table:number-columns-repeated="1004"/>
        </table:table-row>
        <table:table-row table:style-name="ro3">
          <table:table-cell table:style-name="ce44" office:value-type="float" office:value="171000" calcext:value-type="float">
            <text:p>171.000</text:p>
          </table:table-cell>
          <table:table-cell table:formula="of:=[.B18]+1" office:value-type="float" office:value="18" calcext:value-type="float">
            <text:p>18</text:p>
          </table:table-cell>
          <table:table-cell table:style-name="ce45" table:formula="of:=[.C18]+7" office:value-type="date" office:date-value="2006-04-30" calcext:value-type="date">
            <text:p>30-abr</text:p>
          </table:table-cell>
          <table:table-cell table:style-name="ce131" office:value-type="float" office:value="18" calcext:value-type="float">
            <text:p>18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2F-I</text:p>
          </table:table-cell>
          <table:table-cell table:style-name="ce55"/>
          <table:table-cell table:style-name="ce57" table:formula="of:=[.L19]+[.M19]/24+[.N19]/1440" office:value-type="float" office:value="0" calcext:value-type="float">
            <text:p>0,000</text:p>
          </table:table-cell>
          <table:table-cell table:style-name="ce55" table:number-columns-repeated="5"/>
          <table:table-cell/>
          <table:table-cell table:style-name="Default"/>
          <table:table-cell table:style-name="ce59" office:value-type="string" calcext:value-type="string">
            <text:p>32B+32C</text:p>
          </table:table-cell>
          <table:table-cell table:style-name="ce59" office:value-type="string" calcext:value-type="string">
            <text:p>5F</text:p>
          </table:table-cell>
          <table:table-cell table:number-columns-repeated="1004"/>
        </table:table-row>
        <table:table-row table:style-name="ro3">
          <table:table-cell table:style-name="ce44" office:value-type="float" office:value="190000" calcext:value-type="float">
            <text:p>190.000</text:p>
          </table:table-cell>
          <table:table-cell table:formula="of:=[.B19]+1" office:value-type="float" office:value="19" calcext:value-type="float">
            <text:p>19</text:p>
          </table:table-cell>
          <table:table-cell table:style-name="ce45" table:formula="of:=[.C19]+7" office:value-type="date" office:date-value="2006-05-07" calcext:value-type="date">
            <text:p>07-may</text:p>
          </table:table-cell>
          <table:table-cell table:style-name="ce131" office:value-type="float" office:value="19" calcext:value-type="float">
            <text:p>19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2F-V</text:p>
          </table:table-cell>
          <table:table-cell table:style-name="ce55"/>
          <table:table-cell table:style-name="ce57" table:formula="of:=[.L20]+[.M20]/24+[.N20]/1440" office:value-type="float" office:value="0" calcext:value-type="float">
            <text:p>0,000</text:p>
          </table:table-cell>
          <table:table-cell table:style-name="ce55" table:number-columns-repeated="5"/>
          <table:table-cell/>
          <table:table-cell table:style-name="Default"/>
          <table:table-cell table:style-name="ce59" office:value-type="string" calcext:value-type="string">
            <text:p>52C+12D</text:p>
          </table:table-cell>
          <table:table-cell table:style-name="ce59" office:value-type="string" calcext:value-type="string">
            <text:p>4F</text:p>
          </table:table-cell>
          <table:table-cell table:number-columns-repeated="1004"/>
        </table:table-row>
        <table:table-row table:style-name="ro3">
          <table:table-cell table:style-name="ce44" office:value-type="float" office:value="210000" calcext:value-type="float">
            <text:p>210.000</text:p>
          </table:table-cell>
          <table:table-cell table:formula="of:=[.B20]+1" office:value-type="float" office:value="20" calcext:value-type="float">
            <text:p>20</text:p>
          </table:table-cell>
          <table:table-cell table:style-name="ce45" table:formula="of:=[.C20]+7" office:value-type="date" office:date-value="2006-05-14" calcext:value-type="date">
            <text:p>14-may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office:value-type="string" calcext:value-type="string">
            <text:p>3F-I</text:p>
          </table:table-cell>
          <table:table-cell table:style-name="ce55"/>
          <table:table-cell table:style-name="ce57" table:formula="of:=[.L21]+[.M21]/24+[.N21]/1440" office:value-type="float" office:value="0" calcext:value-type="float">
            <text:p>0,000</text:p>
          </table:table-cell>
          <table:table-cell table:style-name="ce55" table:number-columns-repeated="5"/>
          <table:table-cell/>
          <table:table-cell table:style-name="Default"/>
          <table:table-cell table:style-name="ce59" office:value-type="string" calcext:value-type="string">
            <text:p>24D</text:p>
          </table:table-cell>
          <table:table-cell table:style-name="ce59" office:value-type="string" calcext:value-type="string">
            <text:p>3F</text:p>
          </table:table-cell>
          <table:table-cell table:number-columns-repeated="1004"/>
        </table:table-row>
        <table:table-row table:style-name="ro3">
          <table:table-cell table:style-name="ce44" office:value-type="float" office:value="231000" calcext:value-type="float">
            <text:p>231.000</text:p>
          </table:table-cell>
          <table:table-cell table:formula="of:=[.B21]+1" office:value-type="float" office:value="21" calcext:value-type="float">
            <text:p>21</text:p>
          </table:table-cell>
          <table:table-cell table:style-name="ce45" table:formula="of:=[.C21]+7" office:value-type="date" office:date-value="2006-05-21" calcext:value-type="date">
            <text:p>21-may</text:p>
          </table:table-cell>
          <table:table-cell table:style-name="ce131" office:value-type="float" office:value="21" calcext:value-type="float">
            <text:p>2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string" calcext:value-type="string">
            <text:p>3F-V</text:p>
          </table:table-cell>
          <table:table-cell table:style-name="ce55"/>
          <table:table-cell table:style-name="ce57" table:formula="of:=[.L22]+[.M22]/24+[.N22]/1440" office:value-type="float" office:value="0" calcext:value-type="float">
            <text:p>0,000</text:p>
          </table:table-cell>
          <table:table-cell table:style-name="ce55" table:number-columns-repeated="5"/>
          <table:table-cell/>
          <table:table-cell table:style-name="Default"/>
          <table:table-cell table:style-name="ce59" office:value-type="string" calcext:value-type="string">
            <text:p>48D</text:p>
          </table:table-cell>
          <table:table-cell table:style-name="ce59" office:value-type="string" calcext:value-type="string">
            <text:p>2F</text:p>
          </table:table-cell>
          <table:table-cell table:number-columns-repeated="1004"/>
        </table:table-row>
        <table:table-row table:style-name="ro3">
          <table:table-cell table:style-name="ce44" office:value-type="float" office:value="253000" calcext:value-type="float">
            <text:p>253.000</text:p>
          </table:table-cell>
          <table:table-cell table:formula="of:=[.B22]+1" office:value-type="float" office:value="22" calcext:value-type="float">
            <text:p>22</text:p>
          </table:table-cell>
          <table:table-cell table:style-name="ce45" table:formula="of:=[.C22]+7" office:value-type="date" office:date-value="2006-05-28" calcext:value-type="date">
            <text:p>28-may</text:p>
          </table:table-cell>
          <table:table-cell table:style-name="ce131" office:value-type="float" office:value="22" calcext:value-type="float">
            <text:p>22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string" calcext:value-type="string">
            <text:p>4F-I</text:p>
          </table:table-cell>
          <table:table-cell table:style-name="ce55"/>
          <table:table-cell table:style-name="ce57" table:formula="of:=[.L23]+[.M23]/24+[.N23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2"/>
          <table:table-cell table:style-name="ce59" office:value-type="string" calcext:value-type="string">
            <text:p>61D</text:p>
          </table:table-cell>
          <table:table-cell table:style-name="ce59" office:value-type="string" calcext:value-type="string">
            <text:p>1F</text:p>
          </table:table-cell>
          <table:table-cell table:number-columns-repeated="1004"/>
        </table:table-row>
        <table:table-row table:style-name="ro3">
          <table:table-cell table:style-name="ce44" office:value-type="float" office:value="276000" calcext:value-type="float">
            <text:p>276.000</text:p>
          </table:table-cell>
          <table:table-cell table:formula="of:=[.B23]+1" office:value-type="float" office:value="23" calcext:value-type="float">
            <text:p>23</text:p>
          </table:table-cell>
          <table:table-cell table:style-name="ce45" table:formula="of:=[.C23]+7" office:value-type="date" office:date-value="2006-06-04" calcext:value-type="date">
            <text:p>04-jun</text:p>
          </table:table-cell>
          <table:table-cell table:style-name="ce131" office:value-type="float" office:value="23" calcext:value-type="float">
            <text:p>23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4" calcext:value-type="float">
            <text:p>14</text:p>
          </table:table-cell>
          <table:table-cell table:style-name="ce137" office:value-type="string" calcext:value-type="string">
            <text:p>4F-V</text:p>
          </table:table-cell>
          <table:table-cell table:style-name="ce55"/>
          <table:table-cell table:style-name="ce57" table:formula="of:=[.L24]+[.M24]/24+[.N24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300000" calcext:value-type="float">
            <text:p>300.000</text:p>
          </table:table-cell>
          <table:table-cell table:formula="of:=[.B24]+1" office:value-type="float" office:value="24" calcext:value-type="float">
            <text:p>24</text:p>
          </table:table-cell>
          <table:table-cell table:style-name="ce45" table:formula="of:=[.C24]+7" office:value-type="date" office:date-value="2006-06-11" calcext:value-type="date">
            <text:p>11-jun</text:p>
          </table:table-cell>
          <table:table-cell table:style-name="ce131" office:value-type="float" office:value="24" calcext:value-type="float">
            <text:p>24</text:p>
          </table:table-cell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5F-I</text:p>
          </table:table-cell>
          <table:table-cell table:style-name="ce55"/>
          <table:table-cell table:style-name="ce57" table:formula="of:=[.L25]+[.M25]/24+[.N25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325000" calcext:value-type="float">
            <text:p>325.000</text:p>
          </table:table-cell>
          <table:table-cell table:formula="of:=[.B25]+1" office:value-type="float" office:value="25" calcext:value-type="float">
            <text:p>25</text:p>
          </table:table-cell>
          <table:table-cell table:style-name="ce45" table:formula="of:=[.C25]+7" office:value-type="date" office:date-value="2006-06-18" calcext:value-type="date">
            <text:p>18-jun</text:p>
          </table:table-cell>
          <table:table-cell table:style-name="ce131" office:value-type="float" office:value="25" calcext:value-type="float">
            <text:p>25</text:p>
          </table:table-cell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office:value-type="string" calcext:value-type="string">
            <text:p>5F-V</text:p>
          </table:table-cell>
          <table:table-cell table:style-name="ce55"/>
          <table:table-cell table:style-name="ce57" table:formula="of:=[.L26]+[.M26]/24+[.N26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351000" calcext:value-type="float">
            <text:p>351.000</text:p>
          </table:table-cell>
          <table:table-cell table:formula="of:=[.B26]+1" office:value-type="float" office:value="26" calcext:value-type="float">
            <text:p>26</text:p>
          </table:table-cell>
          <table:table-cell table:style-name="ce45" table:formula="of:=[.C26]+7" office:value-type="date" office:date-value="2006-06-25" calcext:value-type="date">
            <text:p>25-jun</text:p>
          </table:table-cell>
          <table:table-cell table:style-name="ce131" office:value-type="float" office:value="26" calcext:value-type="float">
            <text:p>26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string" calcext:value-type="string">
            <text:p>6F-I</text:p>
          </table:table-cell>
          <table:table-cell table:style-name="ce55"/>
          <table:table-cell table:style-name="ce57" table:formula="of:=[.L27]+[.M27]/24+[.N27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378000" calcext:value-type="float">
            <text:p>378.000</text:p>
          </table:table-cell>
          <table:table-cell table:formula="of:=[.B27]+1" office:value-type="float" office:value="27" calcext:value-type="float">
            <text:p>27</text:p>
          </table:table-cell>
          <table:table-cell table:style-name="ce45" table:formula="of:=[.C27]+7" office:value-type="date" office:date-value="2006-07-02" calcext:value-type="date">
            <text:p>02-jul</text:p>
          </table:table-cell>
          <table:table-cell table:style-name="ce131" office:value-type="float" office:value="27" calcext:value-type="float">
            <text:p>27</text:p>
          </table:table-cell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18" calcext:value-type="float">
            <text:p>18</text:p>
          </table:table-cell>
          <table:table-cell table:style-name="ce137" office:value-type="string" calcext:value-type="string">
            <text:p>6F-V</text:p>
          </table:table-cell>
          <table:table-cell table:style-name="ce55"/>
          <table:table-cell table:style-name="ce57" table:formula="of:=[.L28]+[.M28]/24+[.N28]/1440" office:value-type="float" office:value="0" calcext:value-type="float">
            <text:p>0,000</text:p>
          </table:table-cell>
          <table:table-cell table:style-name="ce55" table:number-columns-repeated="5"/>
          <table:table-cell office:value-type="float" office:value="1440" calcext:value-type="float">
            <text:p>1440</text:p>
          </table:table-cell>
          <table:table-cell table:number-columns-repeated="1007"/>
        </table:table-row>
        <table:table-row table:style-name="ro3">
          <table:table-cell table:style-name="ce44" office:value-type="float" office:value="406000" calcext:value-type="float">
            <text:p>406.000</text:p>
          </table:table-cell>
          <table:table-cell table:formula="of:=[.B28]+1" office:value-type="float" office:value="28" calcext:value-type="float">
            <text:p>28</text:p>
          </table:table-cell>
          <table:table-cell table:style-name="ce45" table:formula="of:=[.C28]+7" office:value-type="date" office:date-value="2006-07-09" calcext:value-type="date">
            <text:p>09-jul</text:p>
          </table:table-cell>
          <table:table-cell table:style-name="ce131" office:value-type="float" office:value="28" calcext:value-type="float">
            <text:p>28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9" calcext:value-type="float">
            <text:p>19</text:p>
          </table:table-cell>
          <table:table-cell table:style-name="ce137" office:value-type="string" calcext:value-type="string">
            <text:p>7F-I</text:p>
          </table:table-cell>
          <table:table-cell table:style-name="ce55"/>
          <table:table-cell table:style-name="ce57" table:formula="of:=[.L29]+[.M29]/24+[.N29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435000" calcext:value-type="float">
            <text:p>435.000</text:p>
          </table:table-cell>
          <table:table-cell table:formula="of:=[.B29]+1" office:value-type="float" office:value="29" calcext:value-type="float">
            <text:p>29</text:p>
          </table:table-cell>
          <table:table-cell table:style-name="ce45" table:formula="of:=[.C29]+7" office:value-type="date" office:date-value="2006-07-16" calcext:value-type="date">
            <text:p>16-jul</text:p>
          </table:table-cell>
          <table:table-cell table:style-name="ce131" office:value-type="float" office:value="29" calcext:value-type="float">
            <text:p>29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7F-V</text:p>
          </table:table-cell>
          <table:table-cell table:style-name="ce55"/>
          <table:table-cell table:style-name="ce57" table:formula="of:=[.L30]+[.M30]/24+[.N30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465000" calcext:value-type="float">
            <text:p>465.000</text:p>
          </table:table-cell>
          <table:table-cell table:formula="of:=[.B30]+1" office:value-type="float" office:value="30" calcext:value-type="float">
            <text:p>30</text:p>
          </table:table-cell>
          <table:table-cell table:style-name="ce45" table:formula="of:=[.C30]+7" office:value-type="date" office:date-value="2006-07-23" calcext:value-type="date">
            <text:p>23-jul</text:p>
          </table:table-cell>
          <table:table-cell table:style-name="ce131" office:value-type="float" office:value="30" calcext:value-type="float">
            <text:p>30</text:p>
          </table:table-cell>
          <table:table-cell table:style-name="ce137" office:value-type="float" office:value="24" calcext:value-type="float">
            <text:p>24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float" office:value="21" calcext:value-type="float">
            <text:p>21</text:p>
          </table:table-cell>
          <table:table-cell table:style-name="ce137" office:value-type="string" calcext:value-type="string">
            <text:p>OCT-I</text:p>
          </table:table-cell>
          <table:table-cell table:style-name="ce55"/>
          <table:table-cell table:style-name="ce57" table:formula="of:=[.L31]+[.M31]/24+[.N31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496000" calcext:value-type="float">
            <text:p>496.000</text:p>
          </table:table-cell>
          <table:table-cell table:formula="of:=[.B31]+1" office:value-type="float" office:value="31" calcext:value-type="float">
            <text:p>31</text:p>
          </table:table-cell>
          <table:table-cell table:style-name="ce45" table:formula="of:=[.C31]+7" office:value-type="date" office:date-value="2006-07-30" calcext:value-type="date">
            <text:p>30-jul</text:p>
          </table:table-cell>
          <table:table-cell table:style-name="ce131" office:value-type="float" office:value="31" calcext:value-type="float">
            <text:p>31</text:p>
          </table:table-cell>
          <table:table-cell table:style-name="ce137" office:value-type="float" office:value="25" calcext:value-type="float">
            <text:p>25</text:p>
          </table:table-cell>
          <table:table-cell table:style-name="ce137" office:value-type="float" office:value="24" calcext:value-type="float">
            <text:p>24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string" calcext:value-type="string">
            <text:p>OCT-V</text:p>
          </table:table-cell>
          <table:table-cell table:style-name="ce55"/>
          <table:table-cell table:style-name="ce57" table:formula="of:=[.L32]+[.M32]/24+[.N32]/1440" office:value-type="float" office:value="0" calcext:value-type="float">
            <text:p>0,000</text:p>
          </table:table-cell>
          <table:table-cell table:style-name="ce55" table:number-columns-repeated="5"/>
          <table:table-cell table:number-columns-repeated="1008"/>
        </table:table-row>
        <table:table-row table:style-name="ro3">
          <table:table-cell table:style-name="ce44" office:value-type="float" office:value="528000" calcext:value-type="float">
            <text:p>528.000</text:p>
          </table:table-cell>
          <table:table-cell table:formula="of:=[.B32]+1" office:value-type="float" office:value="32" calcext:value-type="float">
            <text:p>32</text:p>
          </table:table-cell>
          <table:table-cell table:style-name="ce45" table:formula="of:=[.C32]+7" office:value-type="date" office:date-value="2006-08-06" calcext:value-type="date">
            <text:p>06-ago</text:p>
          </table:table-cell>
          <table:table-cell table:style-name="ce131" office:value-type="float" office:value="32" calcext:value-type="float">
            <text:p>32</text:p>
          </table:table-cell>
          <table:table-cell table:style-name="ce137" office:value-type="float" office:value="26" calcext:value-type="float">
            <text:p>26</text:p>
          </table:table-cell>
          <table:table-cell table:style-name="ce137" office:value-type="float" office:value="25" calcext:value-type="float">
            <text:p>25</text:p>
          </table:table-cell>
          <table:table-cell table:style-name="ce137" office:value-type="float" office:value="24" calcext:value-type="float">
            <text:p>24</text:p>
          </table:table-cell>
          <table:table-cell table:style-name="ce137" office:value-type="float" office:value="23" calcext:value-type="float">
            <text:p>23</text:p>
          </table:table-cell>
          <table:table-cell table:style-name="ce147" office:value-type="string" calcext:value-type="string">
            <text:p>CUA-I</text:p>
          </table:table-cell>
          <table:table-cell table:style-name="ce55"/>
          <table:table-cell table:style-name="ce57" table:formula="of:=[.L33]+[.M33]/24+[.N33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561000" calcext:value-type="float">
            <text:p>561.000</text:p>
          </table:table-cell>
          <table:table-cell table:formula="of:=[.B33]+1" office:value-type="float" office:value="33" calcext:value-type="float">
            <text:p>33</text:p>
          </table:table-cell>
          <table:table-cell table:style-name="ce45" table:formula="of:=[.C33]+7" office:value-type="date" office:date-value="2006-08-13" calcext:value-type="date">
            <text:p>13-ago</text:p>
          </table:table-cell>
          <table:table-cell table:style-name="ce131" office:value-type="float" office:value="33" calcext:value-type="float">
            <text:p>33</text:p>
          </table:table-cell>
          <table:table-cell table:style-name="ce137" office:value-type="float" office:value="27" calcext:value-type="float">
            <text:p>27</text:p>
          </table:table-cell>
          <table:table-cell table:style-name="ce137" office:value-type="float" office:value="26" calcext:value-type="float">
            <text:p>26</text:p>
          </table:table-cell>
          <table:table-cell table:style-name="ce137" office:value-type="float" office:value="25" calcext:value-type="float">
            <text:p>25</text:p>
          </table:table-cell>
          <table:table-cell table:style-name="ce137" office:value-type="float" office:value="24" calcext:value-type="float">
            <text:p>24</text:p>
          </table:table-cell>
          <table:table-cell table:style-name="ce137" office:value-type="string" calcext:value-type="string">
            <text:p>CUA-V</text:p>
          </table:table-cell>
          <table:table-cell table:style-name="ce55"/>
          <table:table-cell table:style-name="ce57" table:formula="of:=[.L34]+[.M34]/24+[.N34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595000" calcext:value-type="float">
            <text:p>595.000</text:p>
          </table:table-cell>
          <table:table-cell table:formula="of:=[.B34]+1" office:value-type="float" office:value="34" calcext:value-type="float">
            <text:p>34</text:p>
          </table:table-cell>
          <table:table-cell table:style-name="ce45" table:formula="of:=[.C34]+7" office:value-type="date" office:date-value="2006-08-20" calcext:value-type="date">
            <text:p>20-ago</text:p>
          </table:table-cell>
          <table:table-cell table:style-name="ce131" office:value-type="float" office:value="34" calcext:value-type="float">
            <text:p>34</text:p>
          </table:table-cell>
          <table:table-cell table:style-name="ce137" office:value-type="float" office:value="28" calcext:value-type="float">
            <text:p>28</text:p>
          </table:table-cell>
          <table:table-cell table:style-name="ce137" office:value-type="float" office:value="27" calcext:value-type="float">
            <text:p>27</text:p>
          </table:table-cell>
          <table:table-cell table:style-name="ce137" office:value-type="float" office:value="26" calcext:value-type="float">
            <text:p>26</text:p>
          </table:table-cell>
          <table:table-cell table:style-name="ce137" office:value-type="float" office:value="25" calcext:value-type="float">
            <text:p>25</text:p>
          </table:table-cell>
          <table:table-cell table:style-name="ce148"/>
          <table:table-cell table:style-name="ce55"/>
          <table:table-cell table:style-name="ce57" table:formula="of:=[.L35]+[.M35]/24+[.N35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630000" calcext:value-type="float">
            <text:p>630.000</text:p>
          </table:table-cell>
          <table:table-cell table:formula="of:=[.B35]+1" office:value-type="float" office:value="35" calcext:value-type="float">
            <text:p>35</text:p>
          </table:table-cell>
          <table:table-cell table:style-name="ce45" table:formula="of:=[.C35]+7" office:value-type="date" office:date-value="2006-08-27" calcext:value-type="date">
            <text:p>27-ago</text:p>
          </table:table-cell>
          <table:table-cell table:style-name="ce131" office:value-type="float" office:value="35" calcext:value-type="float">
            <text:p>35</text:p>
          </table:table-cell>
          <table:table-cell table:style-name="ce138"/>
          <table:table-cell table:style-name="ce137" office:value-type="float" office:value="28" calcext:value-type="float">
            <text:p>28</text:p>
          </table:table-cell>
          <table:table-cell table:style-name="ce137" office:value-type="string" calcext:value-type="string">
            <text:p>CUA</text:p>
          </table:table-cell>
          <table:table-cell table:style-name="ce137" office:value-type="float" office:value="26" calcext:value-type="float">
            <text:p>26</text:p>
          </table:table-cell>
          <table:table-cell table:style-name="ce137" office:value-type="string" calcext:value-type="string">
            <text:p>SEM Y FIN</text:p>
          </table:table-cell>
          <table:table-cell table:style-name="ce55"/>
          <table:table-cell table:style-name="ce57" table:formula="of:=[.L36]+[.M36]/24+[.N36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666000" calcext:value-type="float">
            <text:p>666.000</text:p>
          </table:table-cell>
          <table:table-cell table:formula="of:=[.B36]+1" office:value-type="float" office:value="36" calcext:value-type="float">
            <text:p>36</text:p>
          </table:table-cell>
          <table:table-cell table:style-name="ce45" table:formula="of:=[.C36]+7" office:value-type="date" office:date-value="2006-09-03" calcext:value-type="date">
            <text:p>03-sep</text:p>
          </table:table-cell>
          <table:table-cell table:style-name="ce131" office:value-type="float" office:value="36" calcext:value-type="float">
            <text:p>36</text:p>
          </table:table-cell>
          <table:table-cell table:number-columns-repeated="2" table:style-name="ce137" office:value-type="float" office:value="29" calcext:value-type="float">
            <text:p>29</text:p>
          </table:table-cell>
          <table:table-cell table:style-name="ce137" office:value-type="string" calcext:value-type="string">
            <text:p>CUA</text:p>
          </table:table-cell>
          <table:table-cell table:style-name="ce137" office:value-type="float" office:value="27" calcext:value-type="float">
            <text:p>27</text:p>
          </table:table-cell>
          <table:table-cell table:style-name="Default"/>
          <table:table-cell table:style-name="ce55"/>
          <table:table-cell table:style-name="ce57" table:formula="of:=[.L37]+[.M37]/24+[.N37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703000" calcext:value-type="float">
            <text:p>703.000</text:p>
          </table:table-cell>
          <table:table-cell table:formula="of:=[.B37]+1" office:value-type="float" office:value="37" calcext:value-type="float">
            <text:p>37</text:p>
          </table:table-cell>
          <table:table-cell table:style-name="ce45" table:formula="of:=[.C37]+7" office:value-type="date" office:date-value="2006-09-10" calcext:value-type="date">
            <text:p>10-sep</text:p>
          </table:table-cell>
          <table:table-cell table:style-name="ce131" office:value-type="float" office:value="37" calcext:value-type="float">
            <text:p>37</text:p>
          </table:table-cell>
          <table:table-cell table:number-columns-repeated="2"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SEM</text:p>
          </table:table-cell>
          <table:table-cell table:style-name="ce137" office:value-type="float" office:value="28" calcext:value-type="float">
            <text:p>28</text:p>
          </table:table-cell>
          <table:table-cell table:style-name="Default"/>
          <table:table-cell table:style-name="ce55"/>
          <table:table-cell table:style-name="ce57" table:formula="of:=[.L38]+[.M38]/24+[.N38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741000" calcext:value-type="float">
            <text:p>741.000</text:p>
          </table:table-cell>
          <table:table-cell table:formula="of:=[.B38]+1" office:value-type="float" office:value="38" calcext:value-type="float">
            <text:p>38</text:p>
          </table:table-cell>
          <table:table-cell table:style-name="ce45" table:formula="of:=[.C38]+7" office:value-type="date" office:date-value="2006-09-17" calcext:value-type="date">
            <text:p>17-sep</text:p>
          </table:table-cell>
          <table:table-cell table:style-name="ce131" office:value-type="float" office:value="38" calcext:value-type="float">
            <text:p>38</text:p>
          </table:table-cell>
          <table:table-cell table:style-name="ce138"/>
          <table:table-cell table:number-columns-repeated="2" table:style-name="ce137" office:value-type="string" calcext:value-type="string">
            <text:p>SEM</text:p>
          </table:table-cell>
          <table:table-cell table:style-name="ce137" office:value-type="float" office:value="29" calcext:value-type="float">
            <text:p>29</text:p>
          </table:table-cell>
          <table:table-cell table:style-name="Default"/>
          <table:table-cell table:style-name="ce55"/>
          <table:table-cell table:style-name="ce57" table:formula="of:=[.L39]+[.M39]/24+[.N39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780000" calcext:value-type="float">
            <text:p>780.000</text:p>
          </table:table-cell>
          <table:table-cell table:formula="of:=[.B39]+1" office:value-type="float" office:value="39" calcext:value-type="float">
            <text:p>39</text:p>
          </table:table-cell>
          <table:table-cell table:style-name="ce45" table:formula="of:=[.C39]+7" office:value-type="date" office:date-value="2006-09-24" calcext:value-type="date">
            <text:p>24-sep</text:p>
          </table:table-cell>
          <table:table-cell table:style-name="ce131" office:value-type="float" office:value="39" calcext:value-type="float">
            <text:p>39</text:p>
          </table:table-cell>
          <table:table-cell table:style-name="ce138"/>
          <table:table-cell table:style-name="ce137" office:value-type="string" calcext:value-type="string">
            <text:p>SEM</text:p>
          </table:table-cell>
          <table:table-cell table:style-name="ce137" office:value-type="string" calcext:value-type="string">
            <text:p>FIN</text:p>
          </table:table-cell>
          <table:table-cell table:style-name="ce137" office:value-type="float" office:value="30" calcext:value-type="float">
            <text:p>30</text:p>
          </table:table-cell>
          <table:table-cell table:style-name="Default"/>
          <table:table-cell table:style-name="ce55"/>
          <table:table-cell table:style-name="ce57" table:formula="of:=[.L40]+[.M40]/24+[.N40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820000" calcext:value-type="float">
            <text:p>820.000</text:p>
          </table:table-cell>
          <table:table-cell table:formula="of:=[.B40]+1" office:value-type="float" office:value="40" calcext:value-type="float">
            <text:p>40</text:p>
          </table:table-cell>
          <table:table-cell table:style-name="ce45" table:formula="of:=[.C40]+7" office:value-type="date" office:date-value="2006-10-01" calcext:value-type="date">
            <text:p>01-oct</text:p>
          </table:table-cell>
          <table:table-cell table:style-name="ce131" office:value-type="float" office:value="40" calcext:value-type="float">
            <text:p>40</text:p>
          </table:table-cell>
          <table:table-cell table:style-name="ce138"/>
          <table:table-cell table:number-columns-repeated="2" table:style-name="ce137" office:value-type="string" calcext:value-type="string">
            <text:p>FIN</text:p>
          </table:table-cell>
          <table:table-cell table:style-name="ce137" office:value-type="string" calcext:value-type="string">
            <text:p>OCT </text:p>
          </table:table-cell>
          <table:table-cell table:style-name="Default"/>
          <table:table-cell table:style-name="ce55"/>
          <table:table-cell table:style-name="ce57" table:formula="of:=[.L41]+[.M41]/24+[.N41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861000" calcext:value-type="float">
            <text:p>861.000</text:p>
          </table:table-cell>
          <table:table-cell table:formula="of:=[.B41]+1" office:value-type="float" office:value="41" calcext:value-type="float">
            <text:p>41</text:p>
          </table:table-cell>
          <table:table-cell table:style-name="ce45" table:formula="of:=[.C41]+7" office:value-type="date" office:date-value="2006-10-08" calcext:value-type="date">
            <text:p>08-oct</text:p>
          </table:table-cell>
          <table:table-cell table:style-name="ce131" office:value-type="float" office:value="41" calcext:value-type="float">
            <text:p>41</text:p>
          </table:table-cell>
          <table:table-cell table:style-name="ce138"/>
          <table:table-cell table:style-name="ce137" office:value-type="string" calcext:value-type="string">
            <text:p>FIN</text:p>
          </table:table-cell>
          <table:table-cell table:style-name="ce134"/>
          <table:table-cell table:style-name="ce137" office:value-type="string" calcext:value-type="string">
            <text:p>OCT </text:p>
          </table:table-cell>
          <table:table-cell table:style-name="Default"/>
          <table:table-cell table:style-name="ce55"/>
          <table:table-cell table:style-name="ce57" table:formula="of:=[.L42]+[.M42]/24+[.N42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903000" calcext:value-type="float">
            <text:p>903.000</text:p>
          </table:table-cell>
          <table:table-cell table:formula="of:=[.B42]+1" office:value-type="float" office:value="42" calcext:value-type="float">
            <text:p>42</text:p>
          </table:table-cell>
          <table:table-cell table:style-name="ce45" table:formula="of:=[.C42]+7" office:value-type="date" office:date-value="2006-10-15" calcext:value-type="date">
            <text:p>15-oct</text:p>
          </table:table-cell>
          <table:table-cell table:style-name="ce131" office:value-type="float" office:value="42" calcext:value-type="float">
            <text:p>42</text:p>
          </table:table-cell>
          <table:table-cell table:style-name="ce138" table:number-columns-repeated="2"/>
          <table:table-cell table:style-name="ce134"/>
          <table:table-cell table:style-name="ce137" office:value-type="string" calcext:value-type="string">
            <text:p>CUA</text:p>
          </table:table-cell>
          <table:table-cell table:style-name="ce138"/>
          <table:table-cell table:style-name="ce55"/>
          <table:table-cell table:style-name="ce57" table:formula="of:=[.L43]+[.M43]/24+[.N43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946000" calcext:value-type="float">
            <text:p>946.000</text:p>
          </table:table-cell>
          <table:table-cell table:formula="of:=[.B43]+1" office:value-type="float" office:value="43" calcext:value-type="float">
            <text:p>43</text:p>
          </table:table-cell>
          <table:table-cell table:style-name="ce45" table:formula="of:=[.C43]+7" office:value-type="date" office:date-value="2006-10-22" calcext:value-type="date">
            <text:p>22-oct</text:p>
          </table:table-cell>
          <table:table-cell table:style-name="ce131" office:value-type="float" office:value="43" calcext:value-type="float">
            <text:p>43</text:p>
          </table:table-cell>
          <table:table-cell table:style-name="ce138" table:number-columns-repeated="2"/>
          <table:table-cell table:style-name="ce134"/>
          <table:table-cell table:style-name="ce137" office:value-type="string" calcext:value-type="string">
            <text:p>CUA</text:p>
          </table:table-cell>
          <table:table-cell table:style-name="ce138"/>
          <table:table-cell table:style-name="ce55"/>
          <table:table-cell table:style-name="ce57" table:formula="of:=[.L44]+[.M44]/24+[.N44]/1440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990000" calcext:value-type="float">
            <text:p>990.000</text:p>
          </table:table-cell>
          <table:table-cell table:formula="of:=[.B44]+1" office:value-type="float" office:value="44" calcext:value-type="float">
            <text:p>44</text:p>
          </table:table-cell>
          <table:table-cell table:style-name="ce45" table:formula="of:=[.C44]+7" office:value-type="date" office:date-value="2006-10-29" calcext:value-type="date">
            <text:p>29-oct</text:p>
          </table:table-cell>
          <table:table-cell table:style-name="ce131" office:value-type="float" office:value="44" calcext:value-type="float">
            <text:p>44</text:p>
          </table:table-cell>
          <table:table-cell table:style-name="ce138" table:number-columns-repeated="2"/>
          <table:table-cell table:style-name="ce134"/>
          <table:table-cell table:style-name="ce137" office:value-type="string" calcext:value-type="string">
            <text:p>SEM</text:p>
          </table:table-cell>
          <table:table-cell table:style-name="ce138"/>
          <table:table-cell table:style-name="ce55"/>
          <table:table-cell/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1035000" calcext:value-type="float">
            <text:p>1.035.000</text:p>
          </table:table-cell>
          <table:table-cell table:formula="of:=[.B45]+1" office:value-type="float" office:value="45" calcext:value-type="float">
            <text:p>45</text:p>
          </table:table-cell>
          <table:table-cell table:style-name="ce45" table:formula="of:=[.C45]+7" office:value-type="date" office:date-value="2006-11-05" calcext:value-type="date">
            <text:p>05-nov</text:p>
          </table:table-cell>
          <table:table-cell table:style-name="ce131" office:value-type="float" office:value="45" calcext:value-type="float">
            <text:p>45</text:p>
          </table:table-cell>
          <table:table-cell table:style-name="ce138" table:number-columns-repeated="2"/>
          <table:table-cell table:style-name="ce134"/>
          <table:table-cell table:style-name="ce137" office:value-type="string" calcext:value-type="string">
            <text:p>SEM</text:p>
          </table:table-cell>
          <table:table-cell table:style-name="ce138"/>
          <table:table-cell table:style-name="ce55"/>
          <table:table-cell/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1081000" calcext:value-type="float">
            <text:p>1.081.000</text:p>
          </table:table-cell>
          <table:table-cell table:formula="of:=[.B46]+1" office:value-type="float" office:value="46" calcext:value-type="float">
            <text:p>46</text:p>
          </table:table-cell>
          <table:table-cell table:style-name="ce45" table:formula="of:=[.C46]+7" office:value-type="date" office:date-value="2006-11-12" calcext:value-type="date">
            <text:p>12-nov</text:p>
          </table:table-cell>
          <table:table-cell table:style-name="ce131" office:value-type="float" office:value="46" calcext:value-type="float">
            <text:p>46</text:p>
          </table:table-cell>
          <table:table-cell table:style-name="ce138" table:number-columns-repeated="2"/>
          <table:table-cell table:style-name="ce134"/>
          <table:table-cell table:style-name="ce137" office:value-type="string" calcext:value-type="string">
            <text:p>FIN</text:p>
          </table:table-cell>
          <table:table-cell table:style-name="ce138"/>
          <table:table-cell table:style-name="ce55"/>
          <table:table-cell/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1128000" calcext:value-type="float">
            <text:p>1.128.000</text:p>
          </table:table-cell>
          <table:table-cell table:formula="of:=[.B47]+1" office:value-type="float" office:value="47" calcext:value-type="float">
            <text:p>47</text:p>
          </table:table-cell>
          <table:table-cell table:style-name="ce45" table:formula="of:=[.C47]+7" office:value-type="date" office:date-value="2006-11-19" calcext:value-type="date">
            <text:p>19-nov</text:p>
          </table:table-cell>
          <table:table-cell table:style-name="ce131" office:value-type="float" office:value="47" calcext:value-type="float">
            <text:p>47</text:p>
          </table:table-cell>
          <table:table-cell table:style-name="Default" table:number-columns-repeated="3"/>
          <table:table-cell table:style-name="ce137" office:value-type="string" calcext:value-type="string">
            <text:p>FIN</text:p>
          </table:table-cell>
          <table:table-cell table:style-name="ce138"/>
          <table:table-cell table:number-columns-repeated="2"/>
          <table:table-cell table:style-name="ce55" table:number-columns-repeated="3"/>
          <table:table-cell table:number-columns-repeated="1010"/>
        </table:table-row>
        <table:table-row table:style-name="ro3">
          <table:table-cell table:style-name="ce44" office:value-type="float" office:value="1176000" calcext:value-type="float">
            <text:p>1.176.000</text:p>
          </table:table-cell>
          <table:table-cell table:formula="of:=[.B48]+1" office:value-type="float" office:value="48" calcext:value-type="float">
            <text:p>48</text:p>
          </table:table-cell>
          <table:table-cell table:style-name="ce45" table:formula="of:=[.C48]+7" office:value-type="date" office:date-value="2006-11-26" calcext:value-type="date">
            <text:p>26-nov</text:p>
          </table:table-cell>
          <table:table-cell table:style-name="ce131" office:value-type="float" office:value="48" calcext:value-type="float">
            <text:p>48</text:p>
          </table:table-cell>
          <table:table-cell table:style-name="Default" table:number-columns-repeated="4"/>
          <table:table-cell table:style-name="ce138"/>
          <table:table-cell table:number-columns-repeated="1015"/>
        </table:table-row>
        <table:table-row table:style-name="ro3">
          <table:table-cell table:style-name="ce44" office:value-type="float" office:value="1225000" calcext:value-type="float">
            <text:p>1.225.000</text:p>
          </table:table-cell>
          <table:table-cell table:formula="of:=[.B49]+1" office:value-type="float" office:value="49" calcext:value-type="float">
            <text:p>49</text:p>
          </table:table-cell>
          <table:table-cell table:style-name="ce45" table:formula="of:=[.C49]+7" office:value-type="date" office:date-value="2006-12-03" calcext:value-type="date">
            <text:p>03-dic</text:p>
          </table:table-cell>
          <table:table-cell table:style-name="ce131" office:value-type="float" office:value="49" calcext:value-type="float">
            <text:p>49</text:p>
          </table:table-cell>
          <table:table-cell table:style-name="Default" table:number-columns-repeated="4"/>
          <table:table-cell table:style-name="ce138"/>
          <table:table-cell table:number-columns-repeated="1015"/>
        </table:table-row>
        <table:table-row table:style-name="ro3">
          <table:table-cell table:style-name="ce44" office:value-type="float" office:value="1275000" calcext:value-type="float">
            <text:p>1.275.000</text:p>
          </table:table-cell>
          <table:table-cell table:formula="of:=[.B50]+1" office:value-type="float" office:value="50" calcext:value-type="float">
            <text:p>50</text:p>
          </table:table-cell>
          <table:table-cell table:style-name="ce45" table:formula="of:=[.C50]+7" office:value-type="date" office:date-value="2006-12-10" calcext:value-type="date">
            <text:p>10-dic</text:p>
          </table:table-cell>
          <table:table-cell table:style-name="ce131" office:value-type="float" office:value="50" calcext:value-type="float">
            <text:p>50</text:p>
          </table:table-cell>
          <table:table-cell table:style-name="Default" table:number-columns-repeated="4"/>
          <table:table-cell table:style-name="ce138"/>
          <table:table-cell table:number-columns-repeated="1015"/>
        </table:table-row>
        <table:table-row table:style-name="ro3">
          <table:table-cell table:style-name="ce44" office:value-type="float" office:value="1326000" calcext:value-type="float">
            <text:p>1.326.000</text:p>
          </table:table-cell>
          <table:table-cell table:formula="of:=[.B51]+1" office:value-type="float" office:value="51" calcext:value-type="float">
            <text:p>51</text:p>
          </table:table-cell>
          <table:table-cell table:style-name="ce45" table:formula="of:=[.C51]+7" office:value-type="date" office:date-value="2006-12-17" calcext:value-type="date">
            <text:p>17-dic</text:p>
          </table:table-cell>
          <table:table-cell table:style-name="ce131" office:value-type="float" office:value="51" calcext:value-type="float">
            <text:p>51</text:p>
          </table:table-cell>
          <table:table-cell table:style-name="Default" table:number-columns-repeated="4"/>
          <table:table-cell table:style-name="ce133"/>
          <table:table-cell table:number-columns-repeated="1015"/>
        </table:table-row>
        <table:table-row table:style-name="ro3">
          <table:table-cell table:style-name="ce44" office:value-type="float" office:value="1378000" calcext:value-type="float">
            <text:p>1.378.000</text:p>
          </table:table-cell>
          <table:table-cell table:formula="of:=[.B52]+1" office:value-type="float" office:value="52" calcext:value-type="float">
            <text:p>52</text:p>
          </table:table-cell>
          <table:table-cell table:style-name="ce45" table:formula="of:=[.C52]+7" office:value-type="date" office:date-value="2006-12-24" calcext:value-type="date">
            <text:p>24-dic</text:p>
          </table:table-cell>
          <table:table-cell table:style-name="ce131" office:value-type="float" office:value="52" calcext:value-type="float">
            <text:p>52</text:p>
          </table:table-cell>
          <table:table-cell table:style-name="Default" table:number-columns-repeated="4"/>
          <table:table-cell table:style-name="ce139"/>
          <table:table-cell table:style-name="Default" table:number-columns-repeated="5"/>
          <table:table-cell table:number-columns-repeated="1010"/>
        </table:table-row>
        <table:table-row table:style-name="ro3">
          <table:table-cell table:style-name="ce44" office:value-type="float" office:value="1431000" calcext:value-type="float">
            <text:p>1.431.000</text:p>
          </table:table-cell>
          <table:table-cell table:formula="of:=[.B53]+1" office:value-type="float" office:value="53" calcext:value-type="float">
            <text:p>53</text:p>
          </table:table-cell>
          <table:table-cell/>
          <table:table-cell table:style-name="ce47" office:value-type="float" office:value="53" calcext:value-type="float">
            <text:p>53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1010"/>
        </table:table-row>
        <table:table-row table:style-name="ro3">
          <table:table-cell table:style-name="ce44" office:value-type="float" office:value="1485000" calcext:value-type="float">
            <text:p>1.485.000</text:p>
          </table:table-cell>
          <table:table-cell table:formula="of:=[.B54]+1" office:value-type="float" office:value="54" calcext:value-type="float">
            <text:p>54</text:p>
          </table:table-cell>
          <table:table-cell/>
          <table:table-cell table:style-name="ce47" office:value-type="float" office:value="54" calcext:value-type="float">
            <text:p>54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1010"/>
        </table:table-row>
        <table:table-row table:style-name="ro3">
          <table:table-cell table:style-name="ce44" office:value-type="float" office:value="1540000" calcext:value-type="float">
            <text:p>1.540.000</text:p>
          </table:table-cell>
          <table:table-cell table:formula="of:=[.B55]+1" office:value-type="float" office:value="55" calcext:value-type="float">
            <text:p>55</text:p>
          </table:table-cell>
          <table:table-cell/>
          <table:table-cell table:style-name="ce47" office:value-type="float" office:value="55" calcext:value-type="float">
            <text:p>5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number-columns-repeated="1010"/>
        </table:table-row>
        <table:table-row table:style-name="ro3">
          <table:table-cell table:style-name="ce44" office:value-type="float" office:value="1596000" calcext:value-type="float">
            <text:p>1.596.000</text:p>
          </table:table-cell>
          <table:table-cell table:formula="of:=[.B56]+1" office:value-type="float" office:value="56" calcext:value-type="float">
            <text:p>56</text:p>
          </table:table-cell>
          <table:table-cell/>
          <table:table-cell table:style-name="ce47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number-columns-repeated="1010"/>
        </table:table-row>
        <table:table-row table:style-name="ro3">
          <table:table-cell table:style-name="ce44" office:value-type="float" office:value="1653000" calcext:value-type="float">
            <text:p>1.653.000</text:p>
          </table:table-cell>
          <table:table-cell table:formula="of:=[.B57]+1" office:value-type="float" office:value="57" calcext:value-type="float">
            <text:p>57</text:p>
          </table:table-cell>
          <table:table-cell/>
          <table:table-cell table:style-name="ce47" office:value-type="float" office:value="57" calcext:value-type="float">
            <text:p>57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4" office:value-type="float" office:value="1711000" calcext:value-type="float">
            <text:p>1.711.000</text:p>
          </table:table-cell>
          <table:table-cell table:formula="of:=[.B58]+1" office:value-type="float" office:value="58" calcext:value-type="float">
            <text:p>58</text:p>
          </table:table-cell>
          <table:table-cell/>
          <table:table-cell table:style-name="ce47" office:value-type="float" office:value="58" calcext:value-type="float">
            <text:p>58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44" office:value-type="float" office:value="1770000" calcext:value-type="float">
            <text:p>1.770.000</text:p>
          </table:table-cell>
          <table:table-cell table:formula="of:=[.B59]+1" office:value-type="float" office:value="59" calcext:value-type="float">
            <text:p>59</text:p>
          </table:table-cell>
          <table:table-cell/>
          <table:table-cell table:style-name="ce47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4" office:value-type="float" office:value="1830000" calcext:value-type="float">
            <text:p>1.830.000</text:p>
          </table:table-cell>
          <table:table-cell table:formula="of:=[.B60]+1" office:value-type="float" office:value="60" calcext:value-type="float">
            <text:p>60</text:p>
          </table:table-cell>
          <table:table-cell/>
          <table:table-cell table:style-name="ce47"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4" office:value-type="float" office:value="1891000" calcext:value-type="float">
            <text:p>1.891.000</text:p>
          </table:table-cell>
          <table:table-cell table:formula="of:=[.B61]+1" office:value-type="float" office:value="61" calcext:value-type="float">
            <text:p>61</text:p>
          </table:table-cell>
          <table:table-cell/>
          <table:table-cell table:style-name="ce47" office:value-type="float" office:value="61" calcext:value-type="float">
            <text:p>61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4" office:value-type="float" office:value="1953000" calcext:value-type="float">
            <text:p>1.953.000</text:p>
          </table:table-cell>
          <table:table-cell table:formula="of:=[.B62]+1" office:value-type="float" office:value="62" calcext:value-type="float">
            <text:p>62</text:p>
          </table:table-cell>
          <table:table-cell/>
          <table:table-cell table:style-name="ce47" office:value-type="float" office:value="62" calcext:value-type="float">
            <text:p>62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4" office:value-type="float" office:value="2016000" calcext:value-type="float">
            <text:p>2.016.000</text:p>
          </table:table-cell>
          <table:table-cell table:formula="of:=[.B63]+1" office:value-type="float" office:value="63" calcext:value-type="float">
            <text:p>63</text:p>
          </table:table-cell>
          <table:table-cell/>
          <table:table-cell table:style-name="ce47"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4" office:value-type="float" office:value="2080000" calcext:value-type="float">
            <text:p>2.080.000</text:p>
          </table:table-cell>
          <table:table-cell table:formula="of:=[.B64]+1" office:value-type="float" office:value="64" calcext:value-type="float">
            <text:p>64</text:p>
          </table:table-cell>
          <table:table-cell/>
          <table:table-cell table:style-name="ce47" office:value-type="float" office:value="64" calcext:value-type="float">
            <text:p>64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4" office:value-type="float" office:value="2145000" calcext:value-type="float">
            <text:p>2.145.000</text:p>
          </table:table-cell>
          <table:table-cell table:formula="of:=[.B65]+1" office:value-type="float" office:value="65" calcext:value-type="float">
            <text:p>65</text:p>
          </table:table-cell>
          <table:table-cell/>
          <table:table-cell table:style-name="ce47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table:style-name="ce44" office:value-type="float" office:value="2211000" calcext:value-type="float">
            <text:p>2.211.000</text:p>
          </table:table-cell>
          <table:table-cell table:formula="of:=[.B66]+1" office:value-type="float" office:value="66" calcext:value-type="float">
            <text:p>66</text:p>
          </table:table-cell>
          <table:table-cell/>
          <table:table-cell table:style-name="ce47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table:style-name="ce44" office:value-type="float" office:value="2278000" calcext:value-type="float">
            <text:p>2.278.000</text:p>
          </table:table-cell>
          <table:table-cell table:formula="of:=[.B67]+1" office:value-type="float" office:value="67" calcext:value-type="float">
            <text:p>67</text:p>
          </table:table-cell>
          <table:table-cell/>
          <table:table-cell table:style-name="ce47" office:value-type="float" office:value="67" calcext:value-type="float">
            <text:p>67</text:p>
          </table:table-cell>
          <table:table-cell table:number-columns-repeated="1020"/>
        </table:table-row>
        <table:table-row table:style-name="ro3">
          <table:table-cell table:style-name="ce44" office:value-type="float" office:value="2346000" calcext:value-type="float">
            <text:p>2.346.000</text:p>
          </table:table-cell>
          <table:table-cell table:formula="of:=[.B68]+1" office:value-type="float" office:value="68" calcext:value-type="float">
            <text:p>68</text:p>
          </table:table-cell>
          <table:table-cell/>
          <table:table-cell table:style-name="ce47" office:value-type="float" office:value="68" calcext:value-type="float">
            <text:p>68</text:p>
          </table:table-cell>
          <table:table-cell table:number-columns-repeated="1020"/>
        </table:table-row>
        <table:table-row table:style-name="ro3">
          <table:table-cell table:style-name="ce44" office:value-type="float" office:value="2415000" calcext:value-type="float">
            <text:p>2.415.000</text:p>
          </table:table-cell>
          <table:table-cell table:formula="of:=[.B69]+1" office:value-type="float" office:value="69" calcext:value-type="float">
            <text:p>69</text:p>
          </table:table-cell>
          <table:table-cell/>
          <table:table-cell table:style-name="ce47" office:value-type="float" office:value="69" calcext:value-type="float">
            <text:p>69</text:p>
          </table:table-cell>
          <table:table-cell table:number-columns-repeated="1020"/>
        </table:table-row>
        <table:table-row table:style-name="ro3">
          <table:table-cell table:style-name="ce44" office:value-type="float" office:value="2485000" calcext:value-type="float">
            <text:p>2.485.000</text:p>
          </table:table-cell>
          <table:table-cell table:formula="of:=[.B70]+1" office:value-type="float" office:value="70" calcext:value-type="float">
            <text:p>70</text:p>
          </table:table-cell>
          <table:table-cell/>
          <table:table-cell table:style-name="ce47"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table:style-name="ce44" office:value-type="float" office:value="2556000" calcext:value-type="float">
            <text:p>2.556.000</text:p>
          </table:table-cell>
          <table:table-cell table:formula="of:=[.B71]+1" office:value-type="float" office:value="71" calcext:value-type="float">
            <text:p>71</text:p>
          </table:table-cell>
          <table:table-cell/>
          <table:table-cell table:style-name="ce47" office:value-type="float" office:value="71" calcext:value-type="float">
            <text:p>71</text:p>
          </table:table-cell>
          <table:table-cell table:number-columns-repeated="1020"/>
        </table:table-row>
        <table:table-row table:style-name="ro3">
          <table:table-cell table:style-name="ce44" office:value-type="float" office:value="2628000" calcext:value-type="float">
            <text:p>2.628.000</text:p>
          </table:table-cell>
          <table:table-cell table:formula="of:=[.B72]+1" office:value-type="float" office:value="72" calcext:value-type="float">
            <text:p>72</text:p>
          </table:table-cell>
          <table:table-cell/>
          <table:table-cell table:style-name="ce47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table:style-name="ce44" office:value-type="float" office:value="2701000" calcext:value-type="float">
            <text:p>2.701.000</text:p>
          </table:table-cell>
          <table:table-cell table:formula="of:=[.B73]+1" office:value-type="float" office:value="73" calcext:value-type="float">
            <text:p>73</text:p>
          </table:table-cell>
          <table:table-cell/>
          <table:table-cell table:style-name="ce47" office:value-type="float" office:value="73" calcext:value-type="float">
            <text:p>73</text:p>
          </table:table-cell>
          <table:table-cell table:number-columns-repeated="1020"/>
        </table:table-row>
        <table:table-row table:style-name="ro3">
          <table:table-cell table:style-name="ce44" office:value-type="float" office:value="2775000" calcext:value-type="float">
            <text:p>2.775.000</text:p>
          </table:table-cell>
          <table:table-cell table:formula="of:=[.B74]+1" office:value-type="float" office:value="74" calcext:value-type="float">
            <text:p>74</text:p>
          </table:table-cell>
          <table:table-cell/>
          <table:table-cell table:style-name="ce47"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 table:style-name="ce44" office:value-type="float" office:value="2850000" calcext:value-type="float">
            <text:p>2.850.000</text:p>
          </table:table-cell>
          <table:table-cell table:formula="of:=[.B75]+1" office:value-type="float" office:value="75" calcext:value-type="float">
            <text:p>75</text:p>
          </table:table-cell>
          <table:table-cell/>
          <table:table-cell table:style-name="ce47"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 table:style-name="ce44" office:value-type="float" office:value="2926000" calcext:value-type="float">
            <text:p>2.926.000</text:p>
          </table:table-cell>
          <table:table-cell table:formula="of:=[.B76]+1" office:value-type="float" office:value="76" calcext:value-type="float">
            <text:p>76</text:p>
          </table:table-cell>
          <table:table-cell/>
          <table:table-cell table:style-name="ce47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4" office:value-type="float" office:value="3003000" calcext:value-type="float">
            <text:p>3.003.000</text:p>
          </table:table-cell>
          <table:table-cell table:formula="of:=[.B77]+1" office:value-type="float" office:value="77" calcext:value-type="float">
            <text:p>77</text:p>
          </table:table-cell>
          <table:table-cell/>
          <table:table-cell table:style-name="ce47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table:style-name="ce44" office:value-type="float" office:value="3081000" calcext:value-type="float">
            <text:p>3.081.000</text:p>
          </table:table-cell>
          <table:table-cell table:formula="of:=[.B78]+1" office:value-type="float" office:value="78" calcext:value-type="float">
            <text:p>78</text:p>
          </table:table-cell>
          <table:table-cell/>
          <table:table-cell table:style-name="ce47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 table:style-name="ce44" office:value-type="float" office:value="3160000" calcext:value-type="float">
            <text:p>3.160.000</text:p>
          </table:table-cell>
          <table:table-cell table:formula="of:=[.B79]+1" office:value-type="float" office:value="79" calcext:value-type="float">
            <text:p>79</text:p>
          </table:table-cell>
          <table:table-cell/>
          <table:table-cell table:style-name="ce47" office:value-type="float" office:value="79" calcext:value-type="float">
            <text:p>79</text:p>
          </table:table-cell>
          <table:table-cell table:number-columns-repeated="1020"/>
        </table:table-row>
        <table:table-row table:style-name="ro3">
          <table:table-cell table:style-name="ce44" office:value-type="float" office:value="3240000" calcext:value-type="float">
            <text:p>3.240.000</text:p>
          </table:table-cell>
          <table:table-cell table:formula="of:=[.B80]+1" office:value-type="float" office:value="80" calcext:value-type="float">
            <text:p>80</text:p>
          </table:table-cell>
          <table:table-cell/>
          <table:table-cell table:style-name="ce47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4" office:value-type="float" office:value="3321000" calcext:value-type="float">
            <text:p>3.321.000</text:p>
          </table:table-cell>
          <table:table-cell table:formula="of:=[.B81]+1" office:value-type="float" office:value="81" calcext:value-type="float">
            <text:p>81</text:p>
          </table:table-cell>
          <table:table-cell/>
          <table:table-cell table:style-name="ce47"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 table:style-name="ce44" office:value-type="float" office:value="3403000" calcext:value-type="float">
            <text:p>3.403.000</text:p>
          </table:table-cell>
          <table:table-cell table:formula="of:=[.B82]+1" office:value-type="float" office:value="82" calcext:value-type="float">
            <text:p>82</text:p>
          </table:table-cell>
          <table:table-cell/>
          <table:table-cell table:style-name="ce47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4" office:value-type="float" office:value="3486000" calcext:value-type="float">
            <text:p>3.486.000</text:p>
          </table:table-cell>
          <table:table-cell table:formula="of:=[.B83]+1" office:value-type="float" office:value="83" calcext:value-type="float">
            <text:p>83</text:p>
          </table:table-cell>
          <table:table-cell/>
          <table:table-cell table:style-name="ce47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4" office:value-type="float" office:value="3570000" calcext:value-type="float">
            <text:p>3.570.000</text:p>
          </table:table-cell>
          <table:table-cell table:formula="of:=[.B84]+1" office:value-type="float" office:value="84" calcext:value-type="float">
            <text:p>84</text:p>
          </table:table-cell>
          <table:table-cell/>
          <table:table-cell table:style-name="ce47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4" office:value-type="float" office:value="3655000" calcext:value-type="float">
            <text:p>3.655.000</text:p>
          </table:table-cell>
          <table:table-cell table:formula="of:=[.B85]+1" office:value-type="float" office:value="85" calcext:value-type="float">
            <text:p>85</text:p>
          </table:table-cell>
          <table:table-cell/>
          <table:table-cell table:style-name="ce47"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table:style-name="ce44" office:value-type="float" office:value="3741000" calcext:value-type="float">
            <text:p>3.741.000</text:p>
          </table:table-cell>
          <table:table-cell table:formula="of:=[.B86]+1" office:value-type="float" office:value="86" calcext:value-type="float">
            <text:p>86</text:p>
          </table:table-cell>
          <table:table-cell/>
          <table:table-cell table:style-name="ce47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4" office:value-type="float" office:value="3828000" calcext:value-type="float">
            <text:p>3.828.000</text:p>
          </table:table-cell>
          <table:table-cell table:formula="of:=[.B87]+1" office:value-type="float" office:value="87" calcext:value-type="float">
            <text:p>87</text:p>
          </table:table-cell>
          <table:table-cell/>
          <table:table-cell table:style-name="ce47" office:value-type="float" office:value="87" calcext:value-type="float">
            <text:p>87</text:p>
          </table:table-cell>
          <table:table-cell table:number-columns-repeated="1020"/>
        </table:table-row>
        <table:table-row table:style-name="ro3">
          <table:table-cell table:style-name="ce44" office:value-type="float" office:value="3916000" calcext:value-type="float">
            <text:p>3.916.000</text:p>
          </table:table-cell>
          <table:table-cell table:formula="of:=[.B88]+1" office:value-type="float" office:value="88" calcext:value-type="float">
            <text:p>88</text:p>
          </table:table-cell>
          <table:table-cell/>
          <table:table-cell table:style-name="ce47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4" office:value-type="float" office:value="4005000" calcext:value-type="float">
            <text:p>4.005.000</text:p>
          </table:table-cell>
          <table:table-cell table:formula="of:=[.B89]+1" office:value-type="float" office:value="89" calcext:value-type="float">
            <text:p>89</text:p>
          </table:table-cell>
          <table:table-cell/>
          <table:table-cell table:style-name="ce47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4" office:value-type="float" office:value="4095000" calcext:value-type="float">
            <text:p>4.095.000</text:p>
          </table:table-cell>
          <table:table-cell table:formula="of:=[.B90]+1" office:value-type="float" office:value="90" calcext:value-type="float">
            <text:p>90</text:p>
          </table:table-cell>
          <table:table-cell/>
          <table:table-cell table:style-name="ce47"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table:style-name="ce44" office:value-type="float" office:value="4186000" calcext:value-type="float">
            <text:p>4.186.000</text:p>
          </table:table-cell>
          <table:table-cell table:formula="of:=[.B91]+1" office:value-type="float" office:value="91" calcext:value-type="float">
            <text:p>91</text:p>
          </table:table-cell>
          <table:table-cell/>
          <table:table-cell table:style-name="ce47" office:value-type="float" office:value="91" calcext:value-type="float">
            <text:p>91</text:p>
          </table:table-cell>
          <table:table-cell table:number-columns-repeated="1020"/>
        </table:table-row>
        <table:table-row table:style-name="ro3">
          <table:table-cell table:style-name="ce44" office:value-type="float" office:value="4278000" calcext:value-type="float">
            <text:p>4.278.000</text:p>
          </table:table-cell>
          <table:table-cell table:formula="of:=[.B92]+1" office:value-type="float" office:value="92" calcext:value-type="float">
            <text:p>92</text:p>
          </table:table-cell>
          <table:table-cell/>
          <table:table-cell table:style-name="ce47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4" office:value-type="float" office:value="4371000" calcext:value-type="float">
            <text:p>4.371.000</text:p>
          </table:table-cell>
          <table:table-cell table:formula="of:=[.B93]+1" office:value-type="float" office:value="93" calcext:value-type="float">
            <text:p>93</text:p>
          </table:table-cell>
          <table:table-cell/>
          <table:table-cell table:style-name="ce47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 table:style-name="ce44" office:value-type="float" office:value="4465000" calcext:value-type="float">
            <text:p>4.465.000</text:p>
          </table:table-cell>
          <table:table-cell table:formula="of:=[.B94]+1" office:value-type="float" office:value="94" calcext:value-type="float">
            <text:p>94</text:p>
          </table:table-cell>
          <table:table-cell/>
          <table:table-cell table:style-name="ce47" office:value-type="float" office:value="94" calcext:value-type="float">
            <text:p>94</text:p>
          </table:table-cell>
          <table:table-cell table:number-columns-repeated="1020"/>
        </table:table-row>
        <table:table-row table:style-name="ro3">
          <table:table-cell table:style-name="ce44" office:value-type="float" office:value="4560000" calcext:value-type="float">
            <text:p>4.560.000</text:p>
          </table:table-cell>
          <table:table-cell table:formula="of:=[.B95]+1" office:value-type="float" office:value="95" calcext:value-type="float">
            <text:p>95</text:p>
          </table:table-cell>
          <table:table-cell/>
          <table:table-cell table:style-name="ce47"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table:style-name="ce44" office:value-type="float" office:value="4656000" calcext:value-type="float">
            <text:p>4.656.000</text:p>
          </table:table-cell>
          <table:table-cell table:formula="of:=[.B96]+1" office:value-type="float" office:value="96" calcext:value-type="float">
            <text:p>96</text:p>
          </table:table-cell>
          <table:table-cell/>
          <table:table-cell table:style-name="ce47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4" office:value-type="float" office:value="4753000" calcext:value-type="float">
            <text:p>4.753.000</text:p>
          </table:table-cell>
          <table:table-cell table:formula="of:=[.B97]+1" office:value-type="float" office:value="97" calcext:value-type="float">
            <text:p>97</text:p>
          </table:table-cell>
          <table:table-cell/>
          <table:table-cell table:style-name="ce47" office:value-type="float" office:value="97" calcext:value-type="float">
            <text:p>97</text:p>
          </table:table-cell>
          <table:table-cell table:number-columns-repeated="1020"/>
        </table:table-row>
        <table:table-row table:style-name="ro3">
          <table:table-cell table:style-name="ce44" office:value-type="float" office:value="4851000" calcext:value-type="float">
            <text:p>4.851.000</text:p>
          </table:table-cell>
          <table:table-cell table:formula="of:=[.B98]+1" office:value-type="float" office:value="98" calcext:value-type="float">
            <text:p>98</text:p>
          </table:table-cell>
          <table:table-cell/>
          <table:table-cell table:style-name="ce47" office:value-type="float" office:value="98" calcext:value-type="float">
            <text:p>98</text:p>
          </table:table-cell>
          <table:table-cell table:number-columns-repeated="1020"/>
        </table:table-row>
        <table:table-row table:style-name="ro3">
          <table:table-cell table:style-name="ce44" office:value-type="float" office:value="4950000" calcext:value-type="float">
            <text:p>4.950.000</text:p>
          </table:table-cell>
          <table:table-cell table:formula="of:=[.B99]+1" office:value-type="float" office:value="99" calcext:value-type="float">
            <text:p>99</text:p>
          </table:table-cell>
          <table:table-cell/>
          <table:table-cell table:style-name="ce47" office:value-type="float" office:value="99" calcext:value-type="float">
            <text:p>99</text:p>
          </table:table-cell>
          <table:table-cell table:number-columns-repeated="1020"/>
        </table:table-row>
        <table:table-row table:style-name="ro3">
          <table:table-cell table:style-name="ce44" office:value-type="float" office:value="5050000" calcext:value-type="float">
            <text:p>5.050.000</text:p>
          </table:table-cell>
          <table:table-cell table:formula="of:=[.B100]+1" office:value-type="float" office:value="100" calcext:value-type="float">
            <text:p>100</text:p>
          </table:table-cell>
          <table:table-cell/>
          <table:table-cell table:style-name="ce47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CIUDAD.A1:CIUDAD.I308">
          <table:sort>
            <table:sort-by table:field-number="0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1" svg:font-family="Arial1"/>
    <style:font-face style:name="Arial21" svg:font-family="Arial2"/>
    <style:font-face style:name="Arial31" svg:font-family="Arial3"/>
    <style:font-face style:name="Calibri2" svg:font-family="Calibri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date-style style:name="N107">
      <number:day number:style="long"/>
      <number:text>-</number:text>
      <number:month number:textual="true"/>
    </number:date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0" loext:min-decimal-places="0" number:min-integer-digits="0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2" fo:font-family="Arial" style:font-family-generic="swiss" fo:font-size="10pt" style:font-name-asian="Arial3" style:font-family-asian="Arial" style:font-size-asian="10pt" style:font-name-complex="Arial3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4:39:32.9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DIEGO DI FRANCESCO</meta:initial-creator>
    <meta:creation-date>2016-08-23T12:19:54Z</meta:creation-date>
    <dc:date>2018-09-11T15:27:07.499000000</dc:date>
    <meta:editing-cycles>467</meta:editing-cycles>
    <meta:editing-duration>P5DT20H41M56S</meta:editing-duration>
    <meta:document-statistic meta:table-count="4" meta:cell-count="2845" meta:object-count="0"/>
  </office:meta>
</office:document-meta>
</file>